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riv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exceeding</text:p>
          </table:table-cell>
          <table:table-cell office:value-type="string" calcext:value-type="string">
            <text:p>agressivity</text:p>
          </table:table-cell>
          <table:table-cell office:value-type="string" calcext:value-type="string">
            <text:p>slow turn</text:p>
          </table:table-cell>
          <table:table-cell office:value-type="string" calcext:value-type="string">
            <text:p>fast turn 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qualifying round</text:p>
          </table:table-cell>
          <table:table-cell table:style-name="Default" office:value-type="string" calcext:value-type="string">
            <text:p>Base valu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chille ANDRIEU</text:p>
          </table:table-cell>
          <table:table-cell table:formula="of:=INT(RAND()*20+18)" office:value-type="float" office:value="21" calcext:value-type="float">
            <text:p>21</text:p>
          </table:table-cell>
          <table:table-cell table:formula="of:=20 + INT(RAND()*80 + 1)" office:value-type="float" office:value="43" calcext:value-type="float">
            <text:p>43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81" calcext:value-type="float">
            <text:p>81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INT((EXP([.D2]/10)*10000+EXP([.E2]/10)*10000+EXP([.G2]/10)*20000+EXP([.H2]/10)*20000+EXP([.I2]/10)*20000+EXP([.J2]/10)*10000)/25000+1)*1000" office:value-type="float" office:value="7090000" calcext:value-type="float">
            <text:p>7 090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dèle JACQUET</text:p>
          </table:table-cell>
          <table:table-cell table:formula="of:=INT(RAND()*20+18)" office:value-type="float" office:value="19" calcext:value-type="float">
            <text:p>19</text:p>
          </table:table-cell>
          <table:table-cell table:formula="of:=20 + INT(RAND()*80 + 1)" office:value-type="float" office:value="85" calcext:value-type="float">
            <text:p>85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20 + INT(RAND()*80 + 1)" office:value-type="float" office:value="86" calcext:value-type="float">
            <text:p>86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INT((EXP([.D3]/10)*10000+EXP([.E3]/10)*10000+EXP([.G3]/10)*20000+EXP([.H3]/10)*20000+EXP([.I3]/10)*20000+EXP([.J3]/10)*10000)/25000+1)*1000" office:value-type="float" office:value="4732000" calcext:value-type="float">
            <text:p>4 732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délie FLEURY</text:p>
          </table:table-cell>
          <table:table-cell table:formula="of:=INT(RAND()*20+18)" office:value-type="float" office:value="29" calcext:value-type="float">
            <text:p>29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20 + INT(RAND()*80 + 1)" office:value-type="float" office:value="81" calcext:value-type="float">
            <text:p>81</text:p>
          </table:table-cell>
          <table:table-cell table:formula="of:=20 + INT(RAND()*80 + 1)" office:value-type="float" office:value="86" calcext:value-type="float">
            <text:p>86</text:p>
          </table:table-cell>
          <table:table-cell table:formula="of:=INT((EXP([.D4]/10)*10000+EXP([.E4]/10)*10000+EXP([.G4]/10)*20000+EXP([.H4]/10)*20000+EXP([.I4]/10)*20000+EXP([.J4]/10)*10000)/25000+1)*1000" office:value-type="float" office:value="18697000" calcext:value-type="float">
            <text:p>18 697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donis PASQUIER</text:p>
          </table:table-cell>
          <table:table-cell table:formula="of:=INT(RAND()*20+18)" office:value-type="float" office:value="24" calcext:value-type="float">
            <text:p>24</text:p>
          </table:table-cell>
          <table:table-cell table:formula="of:=20 + INT(RAND()*80 + 1)" office:value-type="float" office:value="39" calcext:value-type="float">
            <text:p>39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27" calcext:value-type="float">
            <text:p>27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62" calcext:value-type="float">
            <text:p>62</text:p>
          </table:table-cell>
          <table:table-cell table:formula="of:=20 + INT(RAND()*80 + 1)" office:value-type="float" office:value="43" calcext:value-type="float">
            <text:p>43</text:p>
          </table:table-cell>
          <table:table-cell table:formula="of:=INT((EXP([.D5]/10)*10000+EXP([.E5]/10)*10000+EXP([.G5]/10)*20000+EXP([.H5]/10)*20000+EXP([.I5]/10)*20000+EXP([.J5]/10)*10000)/25000+1)*1000" office:value-type="float" office:value="1779000" calcext:value-type="float">
            <text:p>1 779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gnès SCHMITT</text:p>
          </table:table-cell>
          <table:table-cell table:formula="of:=INT(RAND()*20+18)" office:value-type="float" office:value="24" calcext:value-type="float">
            <text:p>24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43" calcext:value-type="float">
            <text:p>43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85" calcext:value-type="float">
            <text:p>85</text:p>
          </table:table-cell>
          <table:table-cell table:formula="of:=INT((EXP([.D6]/10)*10000+EXP([.E6]/10)*10000+EXP([.G6]/10)*20000+EXP([.H6]/10)*20000+EXP([.I6]/10)*20000+EXP([.J6]/10)*10000)/25000+1)*1000" office:value-type="float" office:value="18213000" calcext:value-type="float">
            <text:p>18 213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imée LOISEAU</text:p>
          </table:table-cell>
          <table:table-cell table:formula="of:=INT(RAND()*20+18)" office:value-type="float" office:value="28" calcext:value-type="float">
            <text:p>28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38" calcext:value-type="float">
            <text:p>38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59" calcext:value-type="float">
            <text:p>59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INT((EXP([.D7]/10)*10000+EXP([.E7]/10)*10000+EXP([.G7]/10)*20000+EXP([.H7]/10)*20000+EXP([.I7]/10)*20000+EXP([.J7]/10)*10000)/25000+1)*1000" office:value-type="float" office:value="11284000" calcext:value-type="float">
            <text:p>11 284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is MAURY</text:p>
          </table:table-cell>
          <table:table-cell table:formula="of:=INT(RAND()*20+18)" office:value-type="float" office:value="19" calcext:value-type="float">
            <text:p>19</text:p>
          </table:table-cell>
          <table:table-cell table:formula="of:=20 + INT(RAND()*80 + 1)" office:value-type="float" office:value="23" calcext:value-type="float">
            <text:p>23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20 + INT(RAND()*80 + 1)" office:value-type="float" office:value="23" calcext:value-type="float">
            <text:p>23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20 + INT(RAND()*80 + 1)" office:value-type="float" office:value="96" calcext:value-type="float">
            <text:p>96</text:p>
          </table:table-cell>
          <table:table-cell table:formula="of:=20 + INT(RAND()*80 + 1)" office:value-type="float" office:value="99" calcext:value-type="float">
            <text:p>99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INT((EXP([.D8]/10)*10000+EXP([.E8]/10)*10000+EXP([.G8]/10)*20000+EXP([.H8]/10)*20000+EXP([.I8]/10)*20000+EXP([.J8]/10)*10000)/25000+1)*1000" office:value-type="float" office:value="32610000" calcext:value-type="float">
            <text:p>32 610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ice COLAS</text:p>
          </table:table-cell>
          <table:table-cell table:formula="of:=INT(RAND()*20+18)" office:value-type="float" office:value="29" calcext:value-type="float">
            <text:p>29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INT((EXP([.D9]/10)*10000+EXP([.E9]/10)*10000+EXP([.G9]/10)*20000+EXP([.H9]/10)*20000+EXP([.I9]/10)*20000+EXP([.J9]/10)*10000)/25000+1)*1000" office:value-type="float" office:value="20865000" calcext:value-type="float">
            <text:p>20 865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iénor FAURE</text:p>
          </table:table-cell>
          <table:table-cell table:formula="of:=INT(RAND()*20+18)" office:value-type="float" office:value="24" calcext:value-type="float">
            <text:p>24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20 + INT(RAND()*80 + 1)" office:value-type="float" office:value="90" calcext:value-type="float">
            <text:p>90</text:p>
          </table:table-cell>
          <table:table-cell table:formula="of:=20 + INT(RAND()*80 + 1)" office:value-type="float" office:value="85" calcext:value-type="float">
            <text:p>85</text:p>
          </table:table-cell>
          <table:table-cell table:formula="of:=20 + INT(RAND()*80 + 1)" office:value-type="float" office:value="39" calcext:value-type="float">
            <text:p>39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72" calcext:value-type="float">
            <text:p>72</text:p>
          </table:table-cell>
          <table:table-cell table:formula="of:=INT((EXP([.D10]/10)*10000+EXP([.E10]/10)*10000+EXP([.G10]/10)*20000+EXP([.H10]/10)*20000+EXP([.I10]/10)*20000+EXP([.J10]/10)*10000)/25000+1)*1000" office:value-type="float" office:value="6769000" calcext:value-type="float">
            <text:p>6 769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ix COURTOIS</text:p>
          </table:table-cell>
          <table:table-cell table:formula="of:=INT(RAND()*20+18)" office:value-type="float" office:value="22" calcext:value-type="float">
            <text:p>22</text:p>
          </table:table-cell>
          <table:table-cell table:formula="of:=20 + INT(RAND()*80 + 1)" office:value-type="float" office:value="66" calcext:value-type="float">
            <text:p>66</text:p>
          </table:table-cell>
          <table:table-cell table:formula="of:=20 + INT(RAND()*80 + 1)" office:value-type="float" office:value="27" calcext:value-type="float">
            <text:p>27</text:p>
          </table:table-cell>
          <table:table-cell table:formula="of:=20 + INT(RAND()*80 + 1)" office:value-type="float" office:value="59" calcext:value-type="float">
            <text:p>59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77" calcext:value-type="float">
            <text:p>77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INT((EXP([.D11]/10)*10000+EXP([.E11]/10)*10000+EXP([.G11]/10)*20000+EXP([.H11]/10)*20000+EXP([.I11]/10)*20000+EXP([.J11]/10)*10000)/25000+1)*1000" office:value-type="float" office:value="15152000" calcext:value-type="float">
            <text:p>15 15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oïs BONNIN</text:p>
          </table:table-cell>
          <table:table-cell table:formula="of:=INT(RAND()*20+18)" office:value-type="float" office:value="20" calcext:value-type="float">
            <text:p>20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20 + INT(RAND()*80 + 1)" office:value-type="float" office:value="62" calcext:value-type="float">
            <text:p>62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INT((EXP([.D12]/10)*10000+EXP([.E12]/10)*10000+EXP([.G12]/10)*20000+EXP([.H12]/10)*20000+EXP([.I12]/10)*20000+EXP([.J12]/10)*10000)/25000+1)*1000" office:value-type="float" office:value="265000" calcext:value-type="float">
            <text:p>265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mbre BONNET</text:p>
          </table:table-cell>
          <table:table-cell table:formula="of:=INT(RAND()*20+18)" office:value-type="float" office:value="27" calcext:value-type="float">
            <text:p>27</text:p>
          </table:table-cell>
          <table:table-cell table:formula="of:=20 + INT(RAND()*80 + 1)" office:value-type="float" office:value="22" calcext:value-type="float">
            <text:p>22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66" calcext:value-type="float">
            <text:p>66</text:p>
          </table:table-cell>
          <table:table-cell table:formula="of:=20 + INT(RAND()*80 + 1)" office:value-type="float" office:value="81" calcext:value-type="float">
            <text:p>81</text:p>
          </table:table-cell>
          <table:table-cell table:formula="of:=INT((EXP([.D13]/10)*10000+EXP([.E13]/10)*10000+EXP([.G13]/10)*20000+EXP([.H13]/10)*20000+EXP([.I13]/10)*20000+EXP([.J13]/10)*10000)/25000+1)*1000" office:value-type="float" office:value="5422000" calcext:value-type="float">
            <text:p>5 42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mbroise BOULAY</text:p>
          </table:table-cell>
          <table:table-cell table:formula="of:=INT(RAND()*20+18)" office:value-type="float" office:value="26" calcext:value-type="float">
            <text:p>26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20 + INT(RAND()*80 + 1)" office:value-type="float" office:value="42" calcext:value-type="float">
            <text:p>42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20 + INT(RAND()*80 + 1)" office:value-type="float" office:value="85" calcext:value-type="float">
            <text:p>85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INT((EXP([.D14]/10)*10000+EXP([.E14]/10)*10000+EXP([.G14]/10)*20000+EXP([.H14]/10)*20000+EXP([.I14]/10)*20000+EXP([.J14]/10)*10000)/25000+1)*1000" office:value-type="float" office:value="4116000" calcext:value-type="float">
            <text:p>4 116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aïs GUILLAUME</text:p>
          </table:table-cell>
          <table:table-cell table:formula="of:=INT(RAND()*20+18)" office:value-type="float" office:value="26" calcext:value-type="float">
            <text:p>26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20 + INT(RAND()*80 + 1)" office:value-type="float" office:value="54" calcext:value-type="float">
            <text:p>54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20 + INT(RAND()*80 + 1)" office:value-type="float" office:value="90" calcext:value-type="float">
            <text:p>90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58" calcext:value-type="float">
            <text:p>58</text:p>
          </table:table-cell>
          <table:table-cell table:formula="of:=INT((EXP([.D15]/10)*10000+EXP([.E15]/10)*10000+EXP([.G15]/10)*20000+EXP([.H15]/10)*20000+EXP([.I15]/10)*20000+EXP([.J15]/10)*10000)/25000+1)*1000" office:value-type="float" office:value="25101000" calcext:value-type="float">
            <text:p>25 101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aïs MILLET</text:p>
          </table:table-cell>
          <table:table-cell table:formula="of:=INT(RAND()*20+18)" office:value-type="float" office:value="21" calcext:value-type="float">
            <text:p>21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20 + INT(RAND()*80 + 1)" office:value-type="float" office:value="98" calcext:value-type="float">
            <text:p>98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INT((EXP([.D16]/10)*10000+EXP([.E16]/10)*10000+EXP([.G16]/10)*20000+EXP([.H16]/10)*20000+EXP([.I16]/10)*20000+EXP([.J16]/10)*10000)/25000+1)*1000" office:value-type="float" office:value="25802000" calcext:value-type="float">
            <text:p>25 80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thony GILLET</text:p>
          </table:table-cell>
          <table:table-cell table:formula="of:=INT(RAND()*20+18)" office:value-type="float" office:value="18" calcext:value-type="float">
            <text:p>18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20 + INT(RAND()*80 + 1)" office:value-type="float" office:value="25" calcext:value-type="float">
            <text:p>25</text:p>
          </table:table-cell>
          <table:table-cell table:formula="of:=20 + INT(RAND()*80 + 1)" office:value-type="float" office:value="72" calcext:value-type="float">
            <text:p>72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20 + INT(RAND()*80 + 1)" office:value-type="float" office:value="71" calcext:value-type="float">
            <text:p>71</text:p>
          </table:table-cell>
          <table:table-cell table:formula="of:=20 + INT(RAND()*80 + 1)" office:value-type="float" office:value="54" calcext:value-type="float">
            <text:p>54</text:p>
          </table:table-cell>
          <table:table-cell table:formula="of:=INT((EXP([.D17]/10)*10000+EXP([.E17]/10)*10000+EXP([.G17]/10)*20000+EXP([.H17]/10)*20000+EXP([.I17]/10)*20000+EXP([.J17]/10)*10000)/25000+1)*1000" office:value-type="float" office:value="1254000" calcext:value-type="float">
            <text:p>1 254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riane LOUIS</text:p>
          </table:table-cell>
          <table:table-cell table:formula="of:=INT(RAND()*20+18)" office:value-type="float" office:value="22" calcext:value-type="float">
            <text:p>22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21" calcext:value-type="float">
            <text:p>21</text:p>
          </table:table-cell>
          <table:table-cell table:formula="of:=20 + INT(RAND()*80 + 1)" office:value-type="float" office:value="77" calcext:value-type="float">
            <text:p>77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INT((EXP([.D18]/10)*10000+EXP([.E18]/10)*10000+EXP([.G18]/10)*20000+EXP([.H18]/10)*20000+EXP([.I18]/10)*20000+EXP([.J18]/10)*10000)/25000+1)*1000" office:value-type="float" office:value="9211000" calcext:value-type="float">
            <text:p>9 21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riel MICHAUD</text:p>
          </table:table-cell>
          <table:table-cell table:formula="of:=INT(RAND()*20+18)" office:value-type="float" office:value="37" calcext:value-type="float">
            <text:p>37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58" calcext:value-type="float">
            <text:p>58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61" calcext:value-type="float">
            <text:p>61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INT((EXP([.D19]/10)*10000+EXP([.E19]/10)*10000+EXP([.G19]/10)*20000+EXP([.H19]/10)*20000+EXP([.I19]/10)*20000+EXP([.J19]/10)*10000)/25000+1)*1000" office:value-type="float" office:value="7229000" calcext:value-type="float">
            <text:p>7 229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rsène DELAUNAY</text:p>
          </table:table-cell>
          <table:table-cell table:formula="of:=INT(RAND()*20+18)" office:value-type="float" office:value="33" calcext:value-type="float">
            <text:p>33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20 + INT(RAND()*80 + 1)" office:value-type="float" office:value="21" calcext:value-type="float">
            <text:p>21</text:p>
          </table:table-cell>
          <table:table-cell table:formula="of:=20 + INT(RAND()*80 + 1)" office:value-type="float" office:value="90" calcext:value-type="float">
            <text:p>90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INT((EXP([.D20]/10)*10000+EXP([.E20]/10)*10000+EXP([.G20]/10)*20000+EXP([.H20]/10)*20000+EXP([.I20]/10)*20000+EXP([.J20]/10)*10000)/25000+1)*1000" office:value-type="float" office:value="35151000" calcext:value-type="float">
            <text:p>35 151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urélia BONHOMME</text:p>
          </table:table-cell>
          <table:table-cell table:formula="of:=INT(RAND()*20+18)" office:value-type="float" office:value="34" calcext:value-type="float">
            <text:p>34</text:p>
          </table:table-cell>
          <table:table-cell table:formula="of:=20 + INT(RAND()*80 + 1)" office:value-type="float" office:value="38" calcext:value-type="float">
            <text:p>38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20 + INT(RAND()*80 + 1)" office:value-type="float" office:value="85" calcext:value-type="float">
            <text:p>85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85" calcext:value-type="float">
            <text:p>85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INT((EXP([.D21]/10)*10000+EXP([.E21]/10)*10000+EXP([.G21]/10)*20000+EXP([.H21]/10)*20000+EXP([.I21]/10)*20000+EXP([.J21]/10)*10000)/25000+1)*1000" office:value-type="float" office:value="13248000" calcext:value-type="float">
            <text:p>13 248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urore BARTHELEMY</text:p>
          </table:table-cell>
          <table:table-cell table:formula="of:=INT(RAND()*20+18)" office:value-type="float" office:value="28" calcext:value-type="float">
            <text:p>28</text:p>
          </table:table-cell>
          <table:table-cell table:formula="of:=20 + INT(RAND()*80 + 1)" office:value-type="float" office:value="42" calcext:value-type="float">
            <text:p>42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66" calcext:value-type="float">
            <text:p>66</text:p>
          </table:table-cell>
          <table:table-cell table:formula="of:=20 + INT(RAND()*80 + 1)" office:value-type="float" office:value="48" calcext:value-type="float">
            <text:p>48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INT((EXP([.D22]/10)*10000+EXP([.E22]/10)*10000+EXP([.G22]/10)*20000+EXP([.H22]/10)*20000+EXP([.I22]/10)*20000+EXP([.J22]/10)*10000)/25000+1)*1000" office:value-type="float" office:value="1390000" calcext:value-type="float">
            <text:p>1 390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astien HENRY</text:p>
          </table:table-cell>
          <table:table-cell table:formula="of:=INT(RAND()*20+18)" office:value-type="float" office:value="33" calcext:value-type="float">
            <text:p>33</text:p>
          </table:table-cell>
          <table:table-cell table:formula="of:=20 + INT(RAND()*80 + 1)" office:value-type="float" office:value="66" calcext:value-type="float">
            <text:p>66</text:p>
          </table:table-cell>
          <table:table-cell table:formula="of:=20 + INT(RAND()*80 + 1)" office:value-type="float" office:value="25" calcext:value-type="float">
            <text:p>25</text:p>
          </table:table-cell>
          <table:table-cell table:formula="of:=20 + INT(RAND()*80 + 1)" office:value-type="float" office:value="93" calcext:value-type="float">
            <text:p>93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25" calcext:value-type="float">
            <text:p>25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INT((EXP([.D23]/10)*10000+EXP([.E23]/10)*10000+EXP([.G23]/10)*20000+EXP([.H23]/10)*20000+EXP([.I23]/10)*20000+EXP([.J23]/10)*10000)/25000+1)*1000" office:value-type="float" office:value="20611000" calcext:value-type="float">
            <text:p>20 611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éatrice COUSIN</text:p>
          </table:table-cell>
          <table:table-cell table:formula="of:=INT(RAND()*20+18)" office:value-type="float" office:value="36" calcext:value-type="float">
            <text:p>36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58" calcext:value-type="float">
            <text:p>58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90" calcext:value-type="float">
            <text:p>90</text:p>
          </table:table-cell>
          <table:table-cell table:formula="of:=20 + INT(RAND()*80 + 1)" office:value-type="float" office:value="71" calcext:value-type="float">
            <text:p>71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INT((EXP([.D24]/10)*10000+EXP([.E24]/10)*10000+EXP([.G24]/10)*20000+EXP([.H24]/10)*20000+EXP([.I24]/10)*20000+EXP([.J24]/10)*10000)/25000+1)*1000" office:value-type="float" office:value="8030000" calcext:value-type="float">
            <text:p>8 030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njamin VALETTE</text:p>
          </table:table-cell>
          <table:table-cell table:formula="of:=INT(RAND()*20+18)" office:value-type="float" office:value="22" calcext:value-type="float">
            <text:p>22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96" calcext:value-type="float">
            <text:p>96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55" calcext:value-type="float">
            <text:p>55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INT((EXP([.D25]/10)*10000+EXP([.E25]/10)*10000+EXP([.G25]/10)*20000+EXP([.H25]/10)*20000+EXP([.I25]/10)*20000+EXP([.J25]/10)*10000)/25000+1)*1000" office:value-type="float" office:value="10205000" calcext:value-type="float">
            <text:p>10 205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noit GODARD</text:p>
          </table:table-cell>
          <table:table-cell table:formula="of:=INT(RAND()*20+18)" office:value-type="float" office:value="29" calcext:value-type="float">
            <text:p>29</text:p>
          </table:table-cell>
          <table:table-cell table:formula="of:=20 + INT(RAND()*80 + 1)" office:value-type="float" office:value="92" calcext:value-type="float">
            <text:p>92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INT((EXP([.D26]/10)*10000+EXP([.E26]/10)*10000+EXP([.G26]/10)*20000+EXP([.H26]/10)*20000+EXP([.I26]/10)*20000+EXP([.J26]/10)*10000)/25000+1)*1000" office:value-type="float" office:value="6808000" calcext:value-type="float">
            <text:p>6 808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lixte GEORGES</text:p>
          </table:table-cell>
          <table:table-cell table:formula="of:=INT(RAND()*20+18)" office:value-type="float" office:value="37" calcext:value-type="float">
            <text:p>37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43" calcext:value-type="float">
            <text:p>43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20 + INT(RAND()*80 + 1)" office:value-type="float" office:value="71" calcext:value-type="float">
            <text:p>71</text:p>
          </table:table-cell>
          <table:table-cell table:formula="of:=20 + INT(RAND()*80 + 1)" office:value-type="float" office:value="96" calcext:value-type="float">
            <text:p>96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INT((EXP([.D27]/10)*10000+EXP([.E27]/10)*10000+EXP([.G27]/10)*20000+EXP([.H27]/10)*20000+EXP([.I27]/10)*20000+EXP([.J27]/10)*10000)/25000+1)*1000" office:value-type="float" office:value="33372000" calcext:value-type="float">
            <text:p>33 37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mille GONCALVES</text:p>
          </table:table-cell>
          <table:table-cell table:formula="of:=INT(RAND()*20+18)" office:value-type="float" office:value="22" calcext:value-type="float">
            <text:p>22</text:p>
          </table:table-cell>
          <table:table-cell table:formula="of:=20 + INT(RAND()*80 + 1)" office:value-type="float" office:value="61" calcext:value-type="float">
            <text:p>61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20 + INT(RAND()*80 + 1)" office:value-type="float" office:value="68" calcext:value-type="float">
            <text:p>68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38" calcext:value-type="float">
            <text:p>38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INT((EXP([.D28]/10)*10000+EXP([.E28]/10)*10000+EXP([.G28]/10)*20000+EXP([.H28]/10)*20000+EXP([.I28]/10)*20000+EXP([.J28]/10)*10000)/25000+1)*1000" office:value-type="float" office:value="4427000" calcext:value-type="float">
            <text:p>4 427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mille LANGLOIS</text:p>
          </table:table-cell>
          <table:table-cell table:formula="of:=INT(RAND()*20+18)" office:value-type="float" office:value="27" calcext:value-type="float">
            <text:p>27</text:p>
          </table:table-cell>
          <table:table-cell table:formula="of:=20 + INT(RAND()*80 + 1)" office:value-type="float" office:value="81" calcext:value-type="float">
            <text:p>81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98" calcext:value-type="float">
            <text:p>98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INT((EXP([.D29]/10)*10000+EXP([.E29]/10)*10000+EXP([.G29]/10)*20000+EXP([.H29]/10)*20000+EXP([.I29]/10)*20000+EXP([.J29]/10)*10000)/25000+1)*1000" office:value-type="float" office:value="20189000" calcext:value-type="float">
            <text:p>20 189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élestin MENARD</text:p>
          </table:table-cell>
          <table:table-cell table:formula="of:=INT(RAND()*20+18)" office:value-type="float" office:value="24" calcext:value-type="float">
            <text:p>24</text:p>
          </table:table-cell>
          <table:table-cell table:formula="of:=20 + INT(RAND()*80 + 1)" office:value-type="float" office:value="99" calcext:value-type="float">
            <text:p>99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INT((EXP([.D30]/10)*10000+EXP([.E30]/10)*10000+EXP([.G30]/10)*20000+EXP([.H30]/10)*20000+EXP([.I30]/10)*20000+EXP([.J30]/10)*10000)/25000+1)*1000" office:value-type="float" office:value="22511000" calcext:value-type="float">
            <text:p>22 51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lément BIGOT</text:p>
          </table:table-cell>
          <table:table-cell table:formula="of:=INT(RAND()*20+18)" office:value-type="float" office:value="29" calcext:value-type="float">
            <text:p>29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92" calcext:value-type="float">
            <text:p>92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68" calcext:value-type="float">
            <text:p>68</text:p>
          </table:table-cell>
          <table:table-cell table:formula="of:=20 + INT(RAND()*80 + 1)" office:value-type="float" office:value="90" calcext:value-type="float">
            <text:p>90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INT((EXP([.D31]/10)*10000+EXP([.E31]/10)*10000+EXP([.G31]/10)*20000+EXP([.H31]/10)*20000+EXP([.I31]/10)*20000+EXP([.J31]/10)*10000)/25000+1)*1000" office:value-type="float" office:value="9948000" calcext:value-type="float">
            <text:p>9 948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émentine EVRARD</text:p>
          </table:table-cell>
          <table:table-cell table:formula="of:=INT(RAND()*20+18)" office:value-type="float" office:value="26" calcext:value-type="float">
            <text:p>26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20 + INT(RAND()*80 + 1)" office:value-type="float" office:value="38" calcext:value-type="float">
            <text:p>38</text:p>
          </table:table-cell>
          <table:table-cell table:formula="of:=20 + INT(RAND()*80 + 1)" office:value-type="float" office:value="59" calcext:value-type="float">
            <text:p>59</text:p>
          </table:table-cell>
          <table:table-cell table:formula="of:=20 + INT(RAND()*80 + 1)" office:value-type="float" office:value="76" calcext:value-type="float">
            <text:p>76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INT((EXP([.D32]/10)*10000+EXP([.E32]/10)*10000+EXP([.G32]/10)*20000+EXP([.H32]/10)*20000+EXP([.I32]/10)*20000+EXP([.J32]/10)*10000)/25000+1)*1000" office:value-type="float" office:value="11841000" calcext:value-type="float">
            <text:p>11 84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lin MERCIER</text:p>
          </table:table-cell>
          <table:table-cell table:formula="of:=INT(RAND()*20+18)" office:value-type="float" office:value="33" calcext:value-type="float">
            <text:p>33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INT((EXP([.D33]/10)*10000+EXP([.E33]/10)*10000+EXP([.G33]/10)*20000+EXP([.H33]/10)*20000+EXP([.I33]/10)*20000+EXP([.J33]/10)*10000)/25000+1)*1000" office:value-type="float" office:value="3063000" calcext:value-type="float">
            <text:p>3 063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yril MARTIN</text:p>
          </table:table-cell>
          <table:table-cell table:formula="of:=INT(RAND()*20+18)" office:value-type="float" office:value="18" calcext:value-type="float">
            <text:p>18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38" calcext:value-type="float">
            <text:p>38</text:p>
          </table:table-cell>
          <table:table-cell table:formula="of:=20 + INT(RAND()*80 + 1)" office:value-type="float" office:value="68" calcext:value-type="float">
            <text:p>68</text:p>
          </table:table-cell>
          <table:table-cell table:formula="of:=INT((EXP([.D34]/10)*10000+EXP([.E34]/10)*10000+EXP([.G34]/10)*20000+EXP([.H34]/10)*20000+EXP([.I34]/10)*20000+EXP([.J34]/10)*10000)/25000+1)*1000" office:value-type="float" office:value="7594000" calcext:value-type="float">
            <text:p>7 594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éborah WEISS</text:p>
          </table:table-cell>
          <table:table-cell table:formula="of:=INT(RAND()*20+18)" office:value-type="float" office:value="30" calcext:value-type="float">
            <text:p>30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48" calcext:value-type="float">
            <text:p>48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39" calcext:value-type="float">
            <text:p>39</text:p>
          </table:table-cell>
          <table:table-cell table:formula="of:=INT((EXP([.D35]/10)*10000+EXP([.E35]/10)*10000+EXP([.G35]/10)*20000+EXP([.H35]/10)*20000+EXP([.I35]/10)*20000+EXP([.J35]/10)*10000)/25000+1)*1000" office:value-type="float" office:value="11831000" calcext:value-type="float">
            <text:p>11 83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nis COUSIN</text:p>
          </table:table-cell>
          <table:table-cell table:formula="of:=INT(RAND()*20+18)" office:value-type="float" office:value="18" calcext:value-type="float">
            <text:p>18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99" calcext:value-type="float">
            <text:p>99</text:p>
          </table:table-cell>
          <table:table-cell table:formula="of:=INT((EXP([.D36]/10)*10000+EXP([.E36]/10)*10000+EXP([.G36]/10)*20000+EXP([.H36]/10)*20000+EXP([.I36]/10)*20000+EXP([.J36]/10)*10000)/25000+1)*1000" office:value-type="float" office:value="12169000" calcext:value-type="float">
            <text:p>12 169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lie BARBE</text:p>
          </table:table-cell>
          <table:table-cell table:formula="of:=INT(RAND()*20+18)" office:value-type="float" office:value="30" calcext:value-type="float">
            <text:p>30</text:p>
          </table:table-cell>
          <table:table-cell table:formula="of:=20 + INT(RAND()*80 + 1)" office:value-type="float" office:value="93" calcext:value-type="float">
            <text:p>93</text:p>
          </table:table-cell>
          <table:table-cell table:formula="of:=20 + INT(RAND()*80 + 1)" office:value-type="float" office:value="98" calcext:value-type="float">
            <text:p>98</text:p>
          </table:table-cell>
          <table:table-cell table:formula="of:=20 + INT(RAND()*80 + 1)" office:value-type="float" office:value="34" calcext:value-type="float">
            <text:p>34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58" calcext:value-type="float">
            <text:p>58</text:p>
          </table:table-cell>
          <table:table-cell table:formula="of:=20 + INT(RAND()*80 + 1)" office:value-type="float" office:value="93" calcext:value-type="float">
            <text:p>93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INT((EXP([.D37]/10)*10000+EXP([.E37]/10)*10000+EXP([.G37]/10)*20000+EXP([.H37]/10)*20000+EXP([.I37]/10)*20000+EXP([.J37]/10)*10000)/25000+1)*1000" office:value-type="float" office:value="20730000" calcext:value-type="float">
            <text:p>20 730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lina LEVEQUE</text:p>
          </table:table-cell>
          <table:table-cell table:formula="of:=INT(RAND()*20+18)" office:value-type="float" office:value="18" calcext:value-type="float">
            <text:p>18</text:p>
          </table:table-cell>
          <table:table-cell table:formula="of:=20 + INT(RAND()*80 + 1)" office:value-type="float" office:value="74" calcext:value-type="float">
            <text:p>74</text:p>
          </table:table-cell>
          <table:table-cell table:formula="of:=20 + INT(RAND()*80 + 1)" office:value-type="float" office:value="79" calcext:value-type="float">
            <text:p>79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71" calcext:value-type="float">
            <text:p>71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27" calcext:value-type="float">
            <text:p>27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INT((EXP([.D38]/10)*10000+EXP([.E38]/10)*10000+EXP([.G38]/10)*20000+EXP([.H38]/10)*20000+EXP([.I38]/10)*20000+EXP([.J38]/10)*10000)/25000+1)*1000" office:value-type="float" office:value="12397000" calcext:value-type="float">
            <text:p>12 397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lisa DUBOIS</text:p>
          </table:table-cell>
          <table:table-cell table:formula="of:=INT(RAND()*20+18)" office:value-type="float" office:value="22" calcext:value-type="float">
            <text:p>22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48" calcext:value-type="float">
            <text:p>48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INT((EXP([.D39]/10)*10000+EXP([.E39]/10)*10000+EXP([.G39]/10)*20000+EXP([.H39]/10)*20000+EXP([.I39]/10)*20000+EXP([.J39]/10)*10000)/25000+1)*1000" office:value-type="float" office:value="5007000" calcext:value-type="float">
            <text:p>5 007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lisabeth MARIN</text:p>
          </table:table-cell>
          <table:table-cell table:formula="of:=INT(RAND()*20+18)" office:value-type="float" office:value="25" calcext:value-type="float">
            <text:p>25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96" calcext:value-type="float">
            <text:p>96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INT((EXP([.D40]/10)*10000+EXP([.E40]/10)*10000+EXP([.G40]/10)*20000+EXP([.H40]/10)*20000+EXP([.I40]/10)*20000+EXP([.J40]/10)*10000)/25000+1)*1000" office:value-type="float" office:value="6818000" calcext:value-type="float">
            <text:p>6 818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loïse LOISEAU</text:p>
          </table:table-cell>
          <table:table-cell table:formula="of:=INT(RAND()*20+18)" office:value-type="float" office:value="22" calcext:value-type="float">
            <text:p>22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34" calcext:value-type="float">
            <text:p>34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INT((EXP([.D41]/10)*10000+EXP([.E41]/10)*10000+EXP([.G41]/10)*20000+EXP([.H41]/10)*20000+EXP([.I41]/10)*20000+EXP([.J41]/10)*10000)/25000+1)*1000" office:value-type="float" office:value="7354000" calcext:value-type="float">
            <text:p>7 354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meline ROUX</text:p>
          </table:table-cell>
          <table:table-cell table:formula="of:=INT(RAND()*20+18)" office:value-type="float" office:value="37" calcext:value-type="float">
            <text:p>37</text:p>
          </table:table-cell>
          <table:table-cell table:formula="of:=20 + INT(RAND()*80 + 1)" office:value-type="float" office:value="55" calcext:value-type="float">
            <text:p>55</text:p>
          </table:table-cell>
          <table:table-cell table:formula="of:=20 + INT(RAND()*80 + 1)" office:value-type="float" office:value="74" calcext:value-type="float">
            <text:p>74</text:p>
          </table:table-cell>
          <table:table-cell table:formula="of:=20 + INT(RAND()*80 + 1)" office:value-type="float" office:value="23" calcext:value-type="float">
            <text:p>23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20 + INT(RAND()*80 + 1)" office:value-type="float" office:value="62" calcext:value-type="float">
            <text:p>62</text:p>
          </table:table-cell>
          <table:table-cell table:formula="of:=20 + INT(RAND()*80 + 1)" office:value-type="float" office:value="39" calcext:value-type="float">
            <text:p>39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INT((EXP([.D42]/10)*10000+EXP([.E42]/10)*10000+EXP([.G42]/10)*20000+EXP([.H42]/10)*20000+EXP([.I42]/10)*20000+EXP([.J42]/10)*10000)/25000+1)*1000" office:value-type="float" office:value="3602000" calcext:value-type="float">
            <text:p>3 602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stelle FERNANDES</text:p>
          </table:table-cell>
          <table:table-cell table:formula="of:=INT(RAND()*20+18)" office:value-type="float" office:value="25" calcext:value-type="float">
            <text:p>25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INT((EXP([.D43]/10)*10000+EXP([.E43]/10)*10000+EXP([.G43]/10)*20000+EXP([.H43]/10)*20000+EXP([.I43]/10)*20000+EXP([.J43]/10)*10000)/25000+1)*1000" office:value-type="float" office:value="5819000" calcext:value-type="float">
            <text:p>5 819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tienne GUYOT</text:p>
          </table:table-cell>
          <table:table-cell table:formula="of:=INT(RAND()*20+18)" office:value-type="float" office:value="29" calcext:value-type="float">
            <text:p>29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92" calcext:value-type="float">
            <text:p>92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43" calcext:value-type="float">
            <text:p>43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INT((EXP([.D44]/10)*10000+EXP([.E44]/10)*10000+EXP([.G44]/10)*20000+EXP([.H44]/10)*20000+EXP([.I44]/10)*20000+EXP([.J44]/10)*10000)/25000+1)*1000" office:value-type="float" office:value="1351000" calcext:value-type="float">
            <text:p>1 35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abien BODIN</text:p>
          </table:table-cell>
          <table:table-cell table:formula="of:=INT(RAND()*20+18)" office:value-type="float" office:value="33" calcext:value-type="float">
            <text:p>33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66" calcext:value-type="float">
            <text:p>66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INT((EXP([.D45]/10)*10000+EXP([.E45]/10)*10000+EXP([.G45]/10)*20000+EXP([.H45]/10)*20000+EXP([.I45]/10)*20000+EXP([.J45]/10)*10000)/25000+1)*1000" office:value-type="float" office:value="21925000" calcext:value-type="float">
            <text:p>21 925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nny IMBERT</text:p>
          </table:table-cell>
          <table:table-cell table:formula="of:=INT(RAND()*20+18)" office:value-type="float" office:value="25" calcext:value-type="float">
            <text:p>25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20 + INT(RAND()*80 + 1)" office:value-type="float" office:value="48" calcext:value-type="float">
            <text:p>48</text:p>
          </table:table-cell>
          <table:table-cell table:formula="of:=20 + INT(RAND()*80 + 1)" office:value-type="float" office:value="90" calcext:value-type="float">
            <text:p>90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INT((EXP([.D46]/10)*10000+EXP([.E46]/10)*10000+EXP([.G46]/10)*20000+EXP([.H46]/10)*20000+EXP([.I46]/10)*20000+EXP([.J46]/10)*10000)/25000+1)*1000" office:value-type="float" office:value="10105000" calcext:value-type="float">
            <text:p>10 105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ustine GONZALEZ</text:p>
          </table:table-cell>
          <table:table-cell table:formula="of:=INT(RAND()*20+18)" office:value-type="float" office:value="24" calcext:value-type="float">
            <text:p>24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INT((EXP([.D47]/10)*10000+EXP([.E47]/10)*10000+EXP([.G47]/10)*20000+EXP([.H47]/10)*20000+EXP([.I47]/10)*20000+EXP([.J47]/10)*10000)/25000+1)*1000" office:value-type="float" office:value="4517000" calcext:value-type="float">
            <text:p>4 517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élicie DOS SANTOS</text:p>
          </table:table-cell>
          <table:table-cell table:formula="of:=INT(RAND()*20+18)" office:value-type="float" office:value="29" calcext:value-type="float">
            <text:p>29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62" calcext:value-type="float">
            <text:p>62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55" calcext:value-type="float">
            <text:p>55</text:p>
          </table:table-cell>
          <table:table-cell table:formula="of:=INT((EXP([.D48]/10)*10000+EXP([.E48]/10)*10000+EXP([.G48]/10)*20000+EXP([.H48]/10)*20000+EXP([.I48]/10)*20000+EXP([.J48]/10)*10000)/25000+1)*1000" office:value-type="float" office:value="5588000" calcext:value-type="float">
            <text:p>5 588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leur DOUCET</text:p>
          </table:table-cell>
          <table:table-cell table:formula="of:=INT(RAND()*20+18)" office:value-type="float" office:value="28" calcext:value-type="float">
            <text:p>28</text:p>
          </table:table-cell>
          <table:table-cell table:formula="of:=20 + INT(RAND()*80 + 1)" office:value-type="float" office:value="86" calcext:value-type="float">
            <text:p>86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20 + INT(RAND()*80 + 1)" office:value-type="float" office:value="99" calcext:value-type="float">
            <text:p>99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INT((EXP([.D49]/10)*10000+EXP([.E49]/10)*10000+EXP([.G49]/10)*20000+EXP([.H49]/10)*20000+EXP([.I49]/10)*20000+EXP([.J49]/10)*10000)/25000+1)*1000" office:value-type="float" office:value="21500000" calcext:value-type="float">
            <text:p>21 500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lore DELORME</text:p>
          </table:table-cell>
          <table:table-cell table:formula="of:=INT(RAND()*20+18)" office:value-type="float" office:value="28" calcext:value-type="float">
            <text:p>28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20 + INT(RAND()*80 + 1)" office:value-type="float" office:value="72" calcext:value-type="float">
            <text:p>72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INT((EXP([.D50]/10)*10000+EXP([.E50]/10)*10000+EXP([.G50]/10)*20000+EXP([.H50]/10)*20000+EXP([.I50]/10)*20000+EXP([.J50]/10)*10000)/25000+1)*1000" office:value-type="float" office:value="21842000" calcext:value-type="float">
            <text:p>21 84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lorent LEMONNIER</text:p>
          </table:table-cell>
          <table:table-cell table:formula="of:=INT(RAND()*20+18)" office:value-type="float" office:value="19" calcext:value-type="float">
            <text:p>19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INT((EXP([.D51]/10)*10000+EXP([.E51]/10)*10000+EXP([.G51]/10)*20000+EXP([.H51]/10)*20000+EXP([.I51]/10)*20000+EXP([.J51]/10)*10000)/25000+1)*1000" office:value-type="float" office:value="18252000" calcext:value-type="float">
            <text:p>18 25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çois LEROY</text:p>
          </table:table-cell>
          <table:table-cell table:formula="of:=INT(RAND()*20+18)" office:value-type="float" office:value="21" calcext:value-type="float">
            <text:p>21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INT((EXP([.D52]/10)*10000+EXP([.E52]/10)*10000+EXP([.G52]/10)*20000+EXP([.H52]/10)*20000+EXP([.I52]/10)*20000+EXP([.J52]/10)*10000)/25000+1)*1000" office:value-type="float" office:value="1225000" calcext:value-type="float">
            <text:p>1 225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abrielle FISCHER</text:p>
          </table:table-cell>
          <table:table-cell table:formula="of:=INT(RAND()*20+18)" office:value-type="float" office:value="27" calcext:value-type="float">
            <text:p>27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62" calcext:value-type="float">
            <text:p>62</text:p>
          </table:table-cell>
          <table:table-cell table:formula="of:=20 + INT(RAND()*80 + 1)" office:value-type="float" office:value="98" calcext:value-type="float">
            <text:p>98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27" calcext:value-type="float">
            <text:p>27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INT((EXP([.D53]/10)*10000+EXP([.E53]/10)*10000+EXP([.G53]/10)*20000+EXP([.H53]/10)*20000+EXP([.I53]/10)*20000+EXP([.J53]/10)*10000)/25000+1)*1000" office:value-type="float" office:value="560000" calcext:value-type="float">
            <text:p>560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aël HOAREAU</text:p>
          </table:table-cell>
          <table:table-cell table:formula="of:=INT(RAND()*20+18)" office:value-type="float" office:value="36" calcext:value-type="float">
            <text:p>36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INT((EXP([.D54]/10)*10000+EXP([.E54]/10)*10000+EXP([.G54]/10)*20000+EXP([.H54]/10)*20000+EXP([.I54]/10)*20000+EXP([.J54]/10)*10000)/25000+1)*1000" office:value-type="float" office:value="3039000" calcext:value-type="float">
            <text:p>3 039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arance BERTIN</text:p>
          </table:table-cell>
          <table:table-cell table:formula="of:=INT(RAND()*20+18)" office:value-type="float" office:value="22" calcext:value-type="float">
            <text:p>22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INT((EXP([.D55]/10)*10000+EXP([.E55]/10)*10000+EXP([.G55]/10)*20000+EXP([.H55]/10)*20000+EXP([.I55]/10)*20000+EXP([.J55]/10)*10000)/25000+1)*1000" office:value-type="float" office:value="6844000" calcext:value-type="float">
            <text:p>6 844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ortense ALEXANDRE</text:p>
          </table:table-cell>
          <table:table-cell table:formula="of:=INT(RAND()*20+18)" office:value-type="float" office:value="24" calcext:value-type="float">
            <text:p>24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20 + INT(RAND()*80 + 1)" office:value-type="float" office:value="66" calcext:value-type="float">
            <text:p>66</text:p>
          </table:table-cell>
          <table:table-cell table:formula="of:=20 + INT(RAND()*80 + 1)" office:value-type="float" office:value="71" calcext:value-type="float">
            <text:p>71</text:p>
          </table:table-cell>
          <table:table-cell table:formula="of:=20 + INT(RAND()*80 + 1)" office:value-type="float" office:value="77" calcext:value-type="float">
            <text:p>77</text:p>
          </table:table-cell>
          <table:table-cell table:formula="of:=20 + INT(RAND()*80 + 1)" office:value-type="float" office:value="54" calcext:value-type="float">
            <text:p>54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INT((EXP([.D56]/10)*10000+EXP([.E56]/10)*10000+EXP([.G56]/10)*20000+EXP([.H56]/10)*20000+EXP([.I56]/10)*20000+EXP([.J56]/10)*10000)/25000+1)*1000" office:value-type="float" office:value="4581000" calcext:value-type="float">
            <text:p>4 581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nès BENARD</text:p>
          </table:table-cell>
          <table:table-cell table:formula="of:=INT(RAND()*20+18)" office:value-type="float" office:value="25" calcext:value-type="float">
            <text:p>25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21" calcext:value-type="float">
            <text:p>21</text:p>
          </table:table-cell>
          <table:table-cell table:formula="of:=20 + INT(RAND()*80 + 1)" office:value-type="float" office:value="71" calcext:value-type="float">
            <text:p>71</text:p>
          </table:table-cell>
          <table:table-cell table:formula="of:=20 + INT(RAND()*80 + 1)" office:value-type="float" office:value="48" calcext:value-type="float">
            <text:p>48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20 + INT(RAND()*80 + 1)" office:value-type="float" office:value="48" calcext:value-type="float">
            <text:p>48</text:p>
          </table:table-cell>
          <table:table-cell table:formula="of:=INT((EXP([.D57]/10)*10000+EXP([.E57]/10)*10000+EXP([.G57]/10)*20000+EXP([.H57]/10)*20000+EXP([.I57]/10)*20000+EXP([.J57]/10)*10000)/25000+1)*1000" office:value-type="float" office:value="253000" calcext:value-type="float">
            <text:p>253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sabelle VALLEE</text:p>
          </table:table-cell>
          <table:table-cell table:formula="of:=INT(RAND()*20+18)" office:value-type="float" office:value="33" calcext:value-type="float">
            <text:p>33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74" calcext:value-type="float">
            <text:p>74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20 + INT(RAND()*80 + 1)" office:value-type="float" office:value="73" calcext:value-type="float">
            <text:p>73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INT((EXP([.D58]/10)*10000+EXP([.E58]/10)*10000+EXP([.G58]/10)*20000+EXP([.H58]/10)*20000+EXP([.I58]/10)*20000+EXP([.J58]/10)*10000)/25000+1)*1000" office:value-type="float" office:value="3910000" calcext:value-type="float">
            <text:p>3 910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ulia MULLER</text:p>
          </table:table-cell>
          <table:table-cell table:formula="of:=INT(RAND()*20+18)" office:value-type="float" office:value="25" calcext:value-type="float">
            <text:p>25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23" calcext:value-type="float">
            <text:p>23</text:p>
          </table:table-cell>
          <table:table-cell table:formula="of:=20 + INT(RAND()*80 + 1)" office:value-type="float" office:value="99" calcext:value-type="float">
            <text:p>99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INT((EXP([.D59]/10)*10000+EXP([.E59]/10)*10000+EXP([.G59]/10)*20000+EXP([.H59]/10)*20000+EXP([.I59]/10)*20000+EXP([.J59]/10)*10000)/25000+1)*1000" office:value-type="float" office:value="17150000" calcext:value-type="float">
            <text:p>17 150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ulien DELANNOY</text:p>
          </table:table-cell>
          <table:table-cell table:formula="of:=INT(RAND()*20+18)" office:value-type="float" office:value="21" calcext:value-type="float">
            <text:p>21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INT((EXP([.D60]/10)*10000+EXP([.E60]/10)*10000+EXP([.G60]/10)*20000+EXP([.H60]/10)*20000+EXP([.I60]/10)*20000+EXP([.J60]/10)*10000)/25000+1)*1000" office:value-type="float" office:value="6622000" calcext:value-type="float">
            <text:p>6 62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ustin FAIVRE</text:p>
          </table:table-cell>
          <table:table-cell table:formula="of:=INT(RAND()*20+18)" office:value-type="float" office:value="36" calcext:value-type="float">
            <text:p>36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68" calcext:value-type="float">
            <text:p>68</text:p>
          </table:table-cell>
          <table:table-cell table:formula="of:=20 + INT(RAND()*80 + 1)" office:value-type="float" office:value="58" calcext:value-type="float">
            <text:p>58</text:p>
          </table:table-cell>
          <table:table-cell table:formula="of:=20 + INT(RAND()*80 + 1)" office:value-type="float" office:value="92" calcext:value-type="float">
            <text:p>92</text:p>
          </table:table-cell>
          <table:table-cell table:formula="of:=INT((EXP([.D61]/10)*10000+EXP([.E61]/10)*10000+EXP([.G61]/10)*20000+EXP([.H61]/10)*20000+EXP([.I61]/10)*20000+EXP([.J61]/10)*10000)/25000+1)*1000" office:value-type="float" office:value="11247000" calcext:value-type="float">
            <text:p>11 247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éon HARDY</text:p>
          </table:table-cell>
          <table:table-cell table:formula="of:=INT(RAND()*20+18)" office:value-type="float" office:value="29" calcext:value-type="float">
            <text:p>29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32" calcext:value-type="float">
            <text:p>32</text:p>
          </table:table-cell>
          <table:table-cell table:formula="of:=20 + INT(RAND()*80 + 1)" office:value-type="float" office:value="72" calcext:value-type="float">
            <text:p>72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INT((EXP([.D62]/10)*10000+EXP([.E62]/10)*10000+EXP([.G62]/10)*20000+EXP([.H62]/10)*20000+EXP([.I62]/10)*20000+EXP([.J62]/10)*10000)/25000+1)*1000" office:value-type="float" office:value="12645000" calcext:value-type="float">
            <text:p>12 645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ina HARDY</text:p>
          </table:table-cell>
          <table:table-cell table:formula="of:=INT(RAND()*20+18)" office:value-type="float" office:value="22" calcext:value-type="float">
            <text:p>22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61" calcext:value-type="float">
            <text:p>61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52" calcext:value-type="float">
            <text:p>52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20 + INT(RAND()*80 + 1)" office:value-type="float" office:value="83" calcext:value-type="float">
            <text:p>83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INT((EXP([.D63]/10)*10000+EXP([.E63]/10)*10000+EXP([.G63]/10)*20000+EXP([.H63]/10)*20000+EXP([.I63]/10)*20000+EXP([.J63]/10)*10000)/25000+1)*1000" office:value-type="float" office:value="8579000" calcext:value-type="float">
            <text:p>8 579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ine CHARTIER</text:p>
          </table:table-cell>
          <table:table-cell table:formula="of:=INT(RAND()*20+18)" office:value-type="float" office:value="35" calcext:value-type="float">
            <text:p>35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27" calcext:value-type="float">
            <text:p>27</text:p>
          </table:table-cell>
          <table:table-cell table:formula="of:=INT((EXP([.D64]/10)*10000+EXP([.E64]/10)*10000+EXP([.G64]/10)*20000+EXP([.H64]/10)*20000+EXP([.I64]/10)*20000+EXP([.J64]/10)*10000)/25000+1)*1000" office:value-type="float" office:value="989000" calcext:value-type="float">
            <text:p>989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ouison FRANCOIS</text:p>
          </table:table-cell>
          <table:table-cell table:formula="of:=INT(RAND()*20+18)" office:value-type="float" office:value="37" calcext:value-type="float">
            <text:p>37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20 + INT(RAND()*80 + 1)" office:value-type="float" office:value="76" calcext:value-type="float">
            <text:p>76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20 + INT(RAND()*80 + 1)" office:value-type="float" office:value="93" calcext:value-type="float">
            <text:p>93</text:p>
          </table:table-cell>
          <table:table-cell table:formula="of:=20 + INT(RAND()*80 + 1)" office:value-type="float" office:value="68" calcext:value-type="float">
            <text:p>68</text:p>
          </table:table-cell>
          <table:table-cell table:formula="of:=20 + INT(RAND()*80 + 1)" office:value-type="float" office:value="55" calcext:value-type="float">
            <text:p>55</text:p>
          </table:table-cell>
          <table:table-cell table:formula="of:=INT((EXP([.D65]/10)*10000+EXP([.E65]/10)*10000+EXP([.G65]/10)*20000+EXP([.H65]/10)*20000+EXP([.I65]/10)*20000+EXP([.J65]/10)*10000)/25000+1)*1000" office:value-type="float" office:value="10906000" calcext:value-type="float">
            <text:p>10 906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ubin GALLET</text:p>
          </table:table-cell>
          <table:table-cell table:formula="of:=INT(RAND()*20+18)" office:value-type="float" office:value="25" calcext:value-type="float">
            <text:p>25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20 + INT(RAND()*80 + 1)" office:value-type="float" office:value="32" calcext:value-type="float">
            <text:p>32</text:p>
          </table:table-cell>
          <table:table-cell table:formula="of:=20 + INT(RAND()*80 + 1)" office:value-type="float" office:value="26" calcext:value-type="float">
            <text:p>26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INT((EXP([.D66]/10)*10000+EXP([.E66]/10)*10000+EXP([.G66]/10)*20000+EXP([.H66]/10)*20000+EXP([.I66]/10)*20000+EXP([.J66]/10)*10000)/25000+1)*1000" office:value-type="float" office:value="6281000" calcext:value-type="float">
            <text:p>6 28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uc GONZALEZ</text:p>
          </table:table-cell>
          <table:table-cell table:formula="of:=INT(RAND()*20+18)" office:value-type="float" office:value="20" calcext:value-type="float">
            <text:p>20</text:p>
          </table:table-cell>
          <table:table-cell table:formula="of:=20 + INT(RAND()*80 + 1)" office:value-type="float" office:value="21" calcext:value-type="float">
            <text:p>21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22" calcext:value-type="float">
            <text:p>22</text:p>
          </table:table-cell>
          <table:table-cell table:formula="of:=20 + INT(RAND()*80 + 1)" office:value-type="float" office:value="34" calcext:value-type="float">
            <text:p>34</text:p>
          </table:table-cell>
          <table:table-cell table:formula="of:=20 + INT(RAND()*80 + 1)" office:value-type="float" office:value="96" calcext:value-type="float">
            <text:p>96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INT((EXP([.D67]/10)*10000+EXP([.E67]/10)*10000+EXP([.G67]/10)*20000+EXP([.H67]/10)*20000+EXP([.I67]/10)*20000+EXP([.J67]/10)*10000)/25000+1)*1000" office:value-type="float" office:value="13419000" calcext:value-type="float">
            <text:p>13 419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udivine VALLEE</text:p>
          </table:table-cell>
          <table:table-cell table:formula="of:=INT(RAND()*20+18)" office:value-type="float" office:value="26" calcext:value-type="float">
            <text:p>26</text:p>
          </table:table-cell>
          <table:table-cell table:formula="of:=20 + INT(RAND()*80 + 1)" office:value-type="float" office:value="66" calcext:value-type="float">
            <text:p>66</text:p>
          </table:table-cell>
          <table:table-cell table:formula="of:=20 + INT(RAND()*80 + 1)" office:value-type="float" office:value="68" calcext:value-type="float">
            <text:p>68</text:p>
          </table:table-cell>
          <table:table-cell table:formula="of:=20 + INT(RAND()*80 + 1)" office:value-type="float" office:value="43" calcext:value-type="float">
            <text:p>43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20 + INT(RAND()*80 + 1)" office:value-type="float" office:value="96" calcext:value-type="float">
            <text:p>96</text:p>
          </table:table-cell>
          <table:table-cell table:formula="of:=INT((EXP([.D68]/10)*10000+EXP([.E68]/10)*10000+EXP([.G68]/10)*20000+EXP([.H68]/10)*20000+EXP([.I68]/10)*20000+EXP([.J68]/10)*10000)/25000+1)*1000" office:value-type="float" office:value="6661000" calcext:value-type="float">
            <text:p>6 661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non GILLES</text:p>
          </table:table-cell>
          <table:table-cell table:formula="of:=INT(RAND()*20+18)" office:value-type="float" office:value="34" calcext:value-type="float">
            <text:p>34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76" calcext:value-type="float">
            <text:p>76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INT((EXP([.D69]/10)*10000+EXP([.E69]/10)*10000+EXP([.G69]/10)*20000+EXP([.H69]/10)*20000+EXP([.I69]/10)*20000+EXP([.J69]/10)*10000)/25000+1)*1000" office:value-type="float" office:value="4704000" calcext:value-type="float">
            <text:p>4 704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non PETITJEAN</text:p>
          </table:table-cell>
          <table:table-cell table:formula="of:=INT(RAND()*20+18)" office:value-type="float" office:value="21" calcext:value-type="float">
            <text:p>21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85" calcext:value-type="float">
            <text:p>85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32" calcext:value-type="float">
            <text:p>32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INT((EXP([.D70]/10)*10000+EXP([.E70]/10)*10000+EXP([.G70]/10)*20000+EXP([.H70]/10)*20000+EXP([.I70]/10)*20000+EXP([.J70]/10)*10000)/25000+1)*1000" office:value-type="float" office:value="18104000" calcext:value-type="float">
            <text:p>18 104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c JOSEPH</text:p>
          </table:table-cell>
          <table:table-cell table:formula="of:=INT(RAND()*20+18)" office:value-type="float" office:value="32" calcext:value-type="float">
            <text:p>32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76" calcext:value-type="float">
            <text:p>76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INT((EXP([.D71]/10)*10000+EXP([.E71]/10)*10000+EXP([.G71]/10)*20000+EXP([.H71]/10)*20000+EXP([.I71]/10)*20000+EXP([.J71]/10)*10000)/25000+1)*1000" office:value-type="float" office:value="11763000" calcext:value-type="float">
            <text:p>11 763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ie BLANC</text:p>
          </table:table-cell>
          <table:table-cell table:formula="of:=INT(RAND()*20+18)" office:value-type="float" office:value="24" calcext:value-type="float">
            <text:p>24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96" calcext:value-type="float">
            <text:p>96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20 + INT(RAND()*80 + 1)" office:value-type="float" office:value="48" calcext:value-type="float">
            <text:p>48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INT((EXP([.D72]/10)*10000+EXP([.E72]/10)*10000+EXP([.G72]/10)*20000+EXP([.H72]/10)*20000+EXP([.I72]/10)*20000+EXP([.J72]/10)*10000)/25000+1)*1000" office:value-type="float" office:value="443000" calcext:value-type="float">
            <text:p>443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ie GRONDIN</text:p>
          </table:table-cell>
          <table:table-cell table:formula="of:=INT(RAND()*20+18)" office:value-type="float" office:value="28" calcext:value-type="float">
            <text:p>28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20 + INT(RAND()*80 + 1)" office:value-type="float" office:value="32" calcext:value-type="float">
            <text:p>32</text:p>
          </table:table-cell>
          <table:table-cell table:formula="of:=20 + INT(RAND()*80 + 1)" office:value-type="float" office:value="23" calcext:value-type="float">
            <text:p>23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23" calcext:value-type="float">
            <text:p>23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INT((EXP([.D73]/10)*10000+EXP([.E73]/10)*10000+EXP([.G73]/10)*20000+EXP([.H73]/10)*20000+EXP([.I73]/10)*20000+EXP([.J73]/10)*10000)/25000+1)*1000" office:value-type="float" office:value="4380000" calcext:value-type="float">
            <text:p>4 380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thilde MAILLARD</text:p>
          </table:table-cell>
          <table:table-cell table:formula="of:=INT(RAND()*20+18)" office:value-type="float" office:value="35" calcext:value-type="float">
            <text:p>35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20 + INT(RAND()*80 + 1)" office:value-type="float" office:value="72" calcext:value-type="float">
            <text:p>72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INT((EXP([.D74]/10)*10000+EXP([.E74]/10)*10000+EXP([.G74]/10)*20000+EXP([.H74]/10)*20000+EXP([.I74]/10)*20000+EXP([.J74]/10)*10000)/25000+1)*1000" office:value-type="float" office:value="5670000" calcext:value-type="float">
            <text:p>5 670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his FLEURY</text:p>
          </table:table-cell>
          <table:table-cell table:formula="of:=INT(RAND()*20+18)" office:value-type="float" office:value="23" calcext:value-type="float">
            <text:p>23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INT((EXP([.D75]/10)*10000+EXP([.E75]/10)*10000+EXP([.G75]/10)*20000+EXP([.H75]/10)*20000+EXP([.I75]/10)*20000+EXP([.J75]/10)*10000)/25000+1)*1000" office:value-type="float" office:value="17961000" calcext:value-type="float">
            <text:p>17 96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hys SANCHEZ</text:p>
          </table:table-cell>
          <table:table-cell table:formula="of:=INT(RAND()*20+18)" office:value-type="float" office:value="34" calcext:value-type="float">
            <text:p>34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69" calcext:value-type="float">
            <text:p>69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20 + INT(RAND()*80 + 1)" office:value-type="float" office:value="90" calcext:value-type="float">
            <text:p>90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INT((EXP([.D76]/10)*10000+EXP([.E76]/10)*10000+EXP([.G76]/10)*20000+EXP([.H76]/10)*20000+EXP([.I76]/10)*20000+EXP([.J76]/10)*10000)/25000+1)*1000" office:value-type="float" office:value="10941000" calcext:value-type="float">
            <text:p>10 941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ud LE GALL</text:p>
          </table:table-cell>
          <table:table-cell table:formula="of:=INT(RAND()*20+18)" office:value-type="float" office:value="19" calcext:value-type="float">
            <text:p>19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98" calcext:value-type="float">
            <text:p>98</text:p>
          </table:table-cell>
          <table:table-cell table:formula="of:=20 + INT(RAND()*80 + 1)" office:value-type="float" office:value="22" calcext:value-type="float">
            <text:p>22</text:p>
          </table:table-cell>
          <table:table-cell table:formula="of:=20 + INT(RAND()*80 + 1)" office:value-type="float" office:value="71" calcext:value-type="float">
            <text:p>71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INT((EXP([.D77]/10)*10000+EXP([.E77]/10)*10000+EXP([.G77]/10)*20000+EXP([.H77]/10)*20000+EXP([.I77]/10)*20000+EXP([.J77]/10)*10000)/25000+1)*1000" office:value-type="float" office:value="17596000" calcext:value-type="float">
            <text:p>17 596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élina ANDRIEU</text:p>
          </table:table-cell>
          <table:table-cell table:formula="of:=INT(RAND()*20+18)" office:value-type="float" office:value="36" calcext:value-type="float">
            <text:p>36</text:p>
          </table:table-cell>
          <table:table-cell table:formula="of:=20 + INT(RAND()*80 + 1)" office:value-type="float" office:value="93" calcext:value-type="float">
            <text:p>93</text:p>
          </table:table-cell>
          <table:table-cell table:formula="of:=20 + INT(RAND()*80 + 1)" office:value-type="float" office:value="61" calcext:value-type="float">
            <text:p>61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INT((EXP([.D78]/10)*10000+EXP([.E78]/10)*10000+EXP([.G78]/10)*20000+EXP([.H78]/10)*20000+EXP([.I78]/10)*20000+EXP([.J78]/10)*10000)/25000+1)*1000" office:value-type="float" office:value="22290000" calcext:value-type="float">
            <text:p>22 290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élina LOUIS</text:p>
          </table:table-cell>
          <table:table-cell table:formula="of:=INT(RAND()*20+18)" office:value-type="float" office:value="36" calcext:value-type="float">
            <text:p>36</text:p>
          </table:table-cell>
          <table:table-cell table:formula="of:=20 + INT(RAND()*80 + 1)" office:value-type="float" office:value="55" calcext:value-type="float">
            <text:p>55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42" calcext:value-type="float">
            <text:p>42</text:p>
          </table:table-cell>
          <table:table-cell table:formula="of:=20 + INT(RAND()*80 + 1)" office:value-type="float" office:value="22" calcext:value-type="float">
            <text:p>22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INT((EXP([.D79]/10)*10000+EXP([.E79]/10)*10000+EXP([.G79]/10)*20000+EXP([.H79]/10)*20000+EXP([.I79]/10)*20000+EXP([.J79]/10)*10000)/25000+1)*1000" office:value-type="float" office:value="2661000" calcext:value-type="float">
            <text:p>2 66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el ROUSSET</text:p>
          </table:table-cell>
          <table:table-cell table:formula="of:=INT(RAND()*20+18)" office:value-type="float" office:value="27" calcext:value-type="float">
            <text:p>27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20 + INT(RAND()*80 + 1)" office:value-type="float" office:value="72" calcext:value-type="float">
            <text:p>72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89" calcext:value-type="float">
            <text:p>89</text:p>
          </table:table-cell>
          <table:table-cell table:formula="of:=INT((EXP([.D80]/10)*10000+EXP([.E80]/10)*10000+EXP([.G80]/10)*20000+EXP([.H80]/10)*20000+EXP([.I80]/10)*20000+EXP([.J80]/10)*10000)/25000+1)*1000" office:value-type="float" office:value="23907000" calcext:value-type="float">
            <text:p>23 907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organ LAGARDE</text:p>
          </table:table-cell>
          <table:table-cell table:formula="of:=INT(RAND()*20+18)" office:value-type="float" office:value="31" calcext:value-type="float">
            <text:p>31</text:p>
          </table:table-cell>
          <table:table-cell table:formula="of:=20 + INT(RAND()*80 + 1)" office:value-type="float" office:value="99" calcext:value-type="float">
            <text:p>99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79" calcext:value-type="float">
            <text:p>79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INT((EXP([.D81]/10)*10000+EXP([.E81]/10)*10000+EXP([.G81]/10)*20000+EXP([.H81]/10)*20000+EXP([.I81]/10)*20000+EXP([.J81]/10)*10000)/25000+1)*1000" office:value-type="float" office:value="10676000" calcext:value-type="float">
            <text:p>10 676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athan GARCIA</text:p>
          </table:table-cell>
          <table:table-cell table:formula="of:=INT(RAND()*20+18)" office:value-type="float" office:value="27" calcext:value-type="float">
            <text:p>27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20 + INT(RAND()*80 + 1)" office:value-type="float" office:value="61" calcext:value-type="float">
            <text:p>61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20 + INT(RAND()*80 + 1)" office:value-type="float" office:value="42" calcext:value-type="float">
            <text:p>42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20 + INT(RAND()*80 + 1)" office:value-type="float" office:value="55" calcext:value-type="float">
            <text:p>55</text:p>
          </table:table-cell>
          <table:table-cell table:formula="of:=20 + INT(RAND()*80 + 1)" office:value-type="float" office:value="90" calcext:value-type="float">
            <text:p>90</text:p>
          </table:table-cell>
          <table:table-cell table:formula="of:=INT((EXP([.D82]/10)*10000+EXP([.E82]/10)*10000+EXP([.G82]/10)*20000+EXP([.H82]/10)*20000+EXP([.I82]/10)*20000+EXP([.J82]/10)*10000)/25000+1)*1000" office:value-type="float" office:value="3852000" calcext:value-type="float">
            <text:p>3 85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athanaël LEMAIRE</text:p>
          </table:table-cell>
          <table:table-cell table:formula="of:=INT(RAND()*20+18)" office:value-type="float" office:value="23" calcext:value-type="float">
            <text:p>23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20 + INT(RAND()*80 + 1)" office:value-type="float" office:value="27" calcext:value-type="float">
            <text:p>27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78" calcext:value-type="float">
            <text:p>78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20 + INT(RAND()*80 + 1)" office:value-type="float" office:value="92" calcext:value-type="float">
            <text:p>92</text:p>
          </table:table-cell>
          <table:table-cell table:formula="of:=INT((EXP([.D83]/10)*10000+EXP([.E83]/10)*10000+EXP([.G83]/10)*20000+EXP([.H83]/10)*20000+EXP([.I83]/10)*20000+EXP([.J83]/10)*10000)/25000+1)*1000" office:value-type="float" office:value="13152000" calcext:value-type="float">
            <text:p>13 15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athanaël LEROUX</text:p>
          </table:table-cell>
          <table:table-cell table:formula="of:=INT(RAND()*20+18)" office:value-type="float" office:value="32" calcext:value-type="float">
            <text:p>32</text:p>
          </table:table-cell>
          <table:table-cell table:formula="of:=20 + INT(RAND()*80 + 1)" office:value-type="float" office:value="25" calcext:value-type="float">
            <text:p>25</text:p>
          </table:table-cell>
          <table:table-cell table:formula="of:=20 + INT(RAND()*80 + 1)" office:value-type="float" office:value="26" calcext:value-type="float">
            <text:p>26</text:p>
          </table:table-cell>
          <table:table-cell table:formula="of:=20 + INT(RAND()*80 + 1)" office:value-type="float" office:value="37" calcext:value-type="float">
            <text:p>37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79" calcext:value-type="float">
            <text:p>79</text:p>
          </table:table-cell>
          <table:table-cell table:formula="of:=20 + INT(RAND()*80 + 1)" office:value-type="float" office:value="92" calcext:value-type="float">
            <text:p>92</text:p>
          </table:table-cell>
          <table:table-cell table:formula="of:=20 + INT(RAND()*80 + 1)" office:value-type="float" office:value="26" calcext:value-type="float">
            <text:p>26</text:p>
          </table:table-cell>
          <table:table-cell table:formula="of:=INT((EXP([.D84]/10)*10000+EXP([.E84]/10)*10000+EXP([.G84]/10)*20000+EXP([.H84]/10)*20000+EXP([.I84]/10)*20000+EXP([.J84]/10)*10000)/25000+1)*1000" office:value-type="float" office:value="23146000" calcext:value-type="float">
            <text:p>23 146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oé LEMAITRE</text:p>
          </table:table-cell>
          <table:table-cell table:formula="of:=INT(RAND()*20+18)" office:value-type="float" office:value="35" calcext:value-type="float">
            <text:p>35</text:p>
          </table:table-cell>
          <table:table-cell table:formula="of:=20 + INT(RAND()*80 + 1)" office:value-type="float" office:value="27" calcext:value-type="float">
            <text:p>27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20 + INT(RAND()*80 + 1)" office:value-type="float" office:value="98" calcext:value-type="float">
            <text:p>98</text:p>
          </table:table-cell>
          <table:table-cell table:formula="of:=20 + INT(RAND()*80 + 1)" office:value-type="float" office:value="81" calcext:value-type="float">
            <text:p>81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60" calcext:value-type="float">
            <text:p>60</text:p>
          </table:table-cell>
          <table:table-cell table:formula="of:=INT((EXP([.D85]/10)*10000+EXP([.E85]/10)*10000+EXP([.G85]/10)*20000+EXP([.H85]/10)*20000+EXP([.I85]/10)*20000+EXP([.J85]/10)*10000)/25000+1)*1000" office:value-type="float" office:value="17415000" calcext:value-type="float">
            <text:p>17 415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riane SEGUIN</text:p>
          </table:table-cell>
          <table:table-cell table:formula="of:=INT(RAND()*20+18)" office:value-type="float" office:value="27" calcext:value-type="float">
            <text:p>27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25" calcext:value-type="float">
            <text:p>25</text:p>
          </table:table-cell>
          <table:table-cell table:formula="of:=20 + INT(RAND()*80 + 1)" office:value-type="float" office:value="87" calcext:value-type="float">
            <text:p>87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20 + INT(RAND()*80 + 1)" office:value-type="float" office:value="77" calcext:value-type="float">
            <text:p>77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20 + INT(RAND()*80 + 1)" office:value-type="float" office:value="46" calcext:value-type="float">
            <text:p>46</text:p>
          </table:table-cell>
          <table:table-cell table:formula="of:=INT((EXP([.D86]/10)*10000+EXP([.E86]/10)*10000+EXP([.G86]/10)*20000+EXP([.H86]/10)*20000+EXP([.I86]/10)*20000+EXP([.J86]/10)*10000)/25000+1)*1000" office:value-type="float" office:value="11269000" calcext:value-type="float">
            <text:p>11 269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scar MAURY</text:p>
          </table:table-cell>
          <table:table-cell table:formula="of:=INT(RAND()*20+18)" office:value-type="float" office:value="25" calcext:value-type="float">
            <text:p>25</text:p>
          </table:table-cell>
          <table:table-cell table:formula="of:=20 + INT(RAND()*80 + 1)" office:value-type="float" office:value="25" calcext:value-type="float">
            <text:p>25</text:p>
          </table:table-cell>
          <table:table-cell table:formula="of:=20 + INT(RAND()*80 + 1)" office:value-type="float" office:value="55" calcext:value-type="float">
            <text:p>55</text:p>
          </table:table-cell>
          <table:table-cell table:formula="of:=20 + INT(RAND()*80 + 1)" office:value-type="float" office:value="55" calcext:value-type="float">
            <text:p>55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32" calcext:value-type="float">
            <text:p>32</text:p>
          </table:table-cell>
          <table:table-cell table:formula="of:=20 + INT(RAND()*80 + 1)" office:value-type="float" office:value="93" calcext:value-type="float">
            <text:p>93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INT((EXP([.D87]/10)*10000+EXP([.E87]/10)*10000+EXP([.G87]/10)*20000+EXP([.H87]/10)*20000+EXP([.I87]/10)*20000+EXP([.J87]/10)*10000)/25000+1)*1000" office:value-type="float" office:value="13912000" calcext:value-type="float">
            <text:p>13 912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ierre DAVID</text:p>
          </table:table-cell>
          <table:table-cell table:formula="of:=INT(RAND()*20+18)" office:value-type="float" office:value="24" calcext:value-type="float">
            <text:p>24</text:p>
          </table:table-cell>
          <table:table-cell table:formula="of:=20 + INT(RAND()*80 + 1)" office:value-type="float" office:value="36" calcext:value-type="float">
            <text:p>36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49" calcext:value-type="float">
            <text:p>49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71" calcext:value-type="float">
            <text:p>71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20 + INT(RAND()*80 + 1)" office:value-type="float" office:value="26" calcext:value-type="float">
            <text:p>26</text:p>
          </table:table-cell>
          <table:table-cell table:formula="of:=INT((EXP([.D88]/10)*10000+EXP([.E88]/10)*10000+EXP([.G88]/10)*20000+EXP([.H88]/10)*20000+EXP([.I88]/10)*20000+EXP([.J88]/10)*10000)/25000+1)*1000" office:value-type="float" office:value="1085000" calcext:value-type="float">
            <text:p>1 085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une VALLET</text:p>
          </table:table-cell>
          <table:table-cell table:formula="of:=INT(RAND()*20+18)" office:value-type="float" office:value="19" calcext:value-type="float">
            <text:p>19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20 + INT(RAND()*80 + 1)" office:value-type="float" office:value="31" calcext:value-type="float">
            <text:p>31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INT((EXP([.D89]/10)*10000+EXP([.E89]/10)*10000+EXP([.G89]/10)*20000+EXP([.H89]/10)*20000+EXP([.I89]/10)*20000+EXP([.J89]/10)*10000)/25000+1)*1000" office:value-type="float" office:value="17240000" calcext:value-type="float">
            <text:p>17 240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émi HENRY</text:p>
          </table:table-cell>
          <table:table-cell table:formula="of:=INT(RAND()*20+18)" office:value-type="float" office:value="37" calcext:value-type="float">
            <text:p>37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34" calcext:value-type="float">
            <text:p>34</text:p>
          </table:table-cell>
          <table:table-cell table:formula="of:=20 + INT(RAND()*80 + 1)" office:value-type="float" office:value="23" calcext:value-type="float">
            <text:p>23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20 + INT(RAND()*80 + 1)" office:value-type="float" office:value="54" calcext:value-type="float">
            <text:p>54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INT((EXP([.D90]/10)*10000+EXP([.E90]/10)*10000+EXP([.G90]/10)*20000+EXP([.H90]/10)*20000+EXP([.I90]/10)*20000+EXP([.J90]/10)*10000)/25000+1)*1000" office:value-type="float" office:value="7411000" calcext:value-type="float">
            <text:p>7 41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onan LEBRETON</text:p>
          </table:table-cell>
          <table:table-cell table:formula="of:=INT(RAND()*20+18)" office:value-type="float" office:value="21" calcext:value-type="float">
            <text:p>21</text:p>
          </table:table-cell>
          <table:table-cell table:formula="of:=20 + INT(RAND()*80 + 1)" office:value-type="float" office:value="95" calcext:value-type="float">
            <text:p>95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25" calcext:value-type="float">
            <text:p>25</text:p>
          </table:table-cell>
          <table:table-cell table:formula="of:=20 + INT(RAND()*80 + 1)" office:value-type="float" office:value="63" calcext:value-type="float">
            <text:p>63</text:p>
          </table:table-cell>
          <table:table-cell table:formula="of:=20 + INT(RAND()*80 + 1)" office:value-type="float" office:value="40" calcext:value-type="float">
            <text:p>40</text:p>
          </table:table-cell>
          <table:table-cell table:formula="of:=20 + INT(RAND()*80 + 1)" office:value-type="float" office:value="48" calcext:value-type="float">
            <text:p>48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INT((EXP([.D91]/10)*10000+EXP([.E91]/10)*10000+EXP([.G91]/10)*20000+EXP([.H91]/10)*20000+EXP([.I91]/10)*20000+EXP([.J91]/10)*10000)/25000+1)*1000" office:value-type="float" office:value="12887000" calcext:value-type="float">
            <text:p>12 887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osalie AUBRY</text:p>
          </table:table-cell>
          <table:table-cell table:formula="of:=INT(RAND()*20+18)" office:value-type="float" office:value="36" calcext:value-type="float">
            <text:p>36</text:p>
          </table:table-cell>
          <table:table-cell table:formula="of:=20 + INT(RAND()*80 + 1)" office:value-type="float" office:value="26" calcext:value-type="float">
            <text:p>26</text:p>
          </table:table-cell>
          <table:table-cell table:formula="of:=20 + INT(RAND()*80 + 1)" office:value-type="float" office:value="25" calcext:value-type="float">
            <text:p>25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29" calcext:value-type="float">
            <text:p>29</text:p>
          </table:table-cell>
          <table:table-cell table:formula="of:=20 + INT(RAND()*80 + 1)" office:value-type="float" office:value="92" calcext:value-type="float">
            <text:p>92</text:p>
          </table:table-cell>
          <table:table-cell table:formula="of:=20 + INT(RAND()*80 + 1)" office:value-type="float" office:value="80" calcext:value-type="float">
            <text:p>80</text:p>
          </table:table-cell>
          <table:table-cell table:formula="of:=20 + INT(RAND()*80 + 1)" office:value-type="float" office:value="91" calcext:value-type="float">
            <text:p>91</text:p>
          </table:table-cell>
          <table:table-cell table:formula="of:=INT((EXP([.D92]/10)*10000+EXP([.E92]/10)*10000+EXP([.G92]/10)*20000+EXP([.H92]/10)*20000+EXP([.I92]/10)*20000+EXP([.J92]/10)*10000)/25000+1)*1000" office:value-type="float" office:value="13910000" calcext:value-type="float">
            <text:p>13 910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ébastien HOARAU</text:p>
          </table:table-cell>
          <table:table-cell table:formula="of:=INT(RAND()*20+18)" office:value-type="float" office:value="30" calcext:value-type="float">
            <text:p>30</text:p>
          </table:table-cell>
          <table:table-cell table:formula="of:=20 + INT(RAND()*80 + 1)" office:value-type="float" office:value="92" calcext:value-type="float">
            <text:p>92</text:p>
          </table:table-cell>
          <table:table-cell table:formula="of:=20 + INT(RAND()*80 + 1)" office:value-type="float" office:value="54" calcext:value-type="float">
            <text:p>54</text:p>
          </table:table-cell>
          <table:table-cell table:formula="of:=20 + INT(RAND()*80 + 1)" office:value-type="float" office:value="74" calcext:value-type="float">
            <text:p>74</text:p>
          </table:table-cell>
          <table:table-cell table:formula="of:=20 + INT(RAND()*80 + 1)" office:value-type="float" office:value="72" calcext:value-type="float">
            <text:p>72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79" calcext:value-type="float">
            <text:p>79</text:p>
          </table:table-cell>
          <table:table-cell table:formula="of:=20 + INT(RAND()*80 + 1)" office:value-type="float" office:value="51" calcext:value-type="float">
            <text:p>51</text:p>
          </table:table-cell>
          <table:table-cell table:formula="of:=INT((EXP([.D93]/10)*10000+EXP([.E93]/10)*10000+EXP([.G93]/10)*20000+EXP([.H93]/10)*20000+EXP([.I93]/10)*20000+EXP([.J93]/10)*10000)/25000+1)*1000" office:value-type="float" office:value="7462000" calcext:value-type="float">
            <text:p>7 462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bylle DIJOUX</text:p>
          </table:table-cell>
          <table:table-cell table:formula="of:=INT(RAND()*20+18)" office:value-type="float" office:value="36" calcext:value-type="float">
            <text:p>36</text:p>
          </table:table-cell>
          <table:table-cell table:formula="of:=20 + INT(RAND()*80 + 1)" office:value-type="float" office:value="28" calcext:value-type="float">
            <text:p>28</text:p>
          </table:table-cell>
          <table:table-cell table:formula="of:=20 + INT(RAND()*80 + 1)" office:value-type="float" office:value="39" calcext:value-type="float">
            <text:p>39</text:p>
          </table:table-cell>
          <table:table-cell table:formula="of:=20 + INT(RAND()*80 + 1)" office:value-type="float" office:value="88" calcext:value-type="float">
            <text:p>88</text:p>
          </table:table-cell>
          <table:table-cell table:formula="of:=20 + INT(RAND()*80 + 1)" office:value-type="float" office:value="47" calcext:value-type="float">
            <text:p>47</text:p>
          </table:table-cell>
          <table:table-cell table:formula="of:=20 + INT(RAND()*80 + 1)" office:value-type="float" office:value="82" calcext:value-type="float">
            <text:p>82</text:p>
          </table:table-cell>
          <table:table-cell table:formula="of:=20 + INT(RAND()*80 + 1)" office:value-type="float" office:value="77" calcext:value-type="float">
            <text:p>77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INT((EXP([.D94]/10)*10000+EXP([.E94]/10)*10000+EXP([.G94]/10)*20000+EXP([.H94]/10)*20000+EXP([.I94]/10)*20000+EXP([.J94]/10)*10000)/25000+1)*1000" office:value-type="float" office:value="4874000" calcext:value-type="float">
            <text:p>4 874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tine POTIER</text:p>
          </table:table-cell>
          <table:table-cell table:formula="of:=INT(RAND()*20+18)" office:value-type="float" office:value="19" calcext:value-type="float">
            <text:p>19</text:p>
          </table:table-cell>
          <table:table-cell table:formula="of:=20 + INT(RAND()*80 + 1)" office:value-type="float" office:value="75" calcext:value-type="float">
            <text:p>75</text:p>
          </table:table-cell>
          <table:table-cell table:formula="of:=20 + INT(RAND()*80 + 1)" office:value-type="float" office:value="35" calcext:value-type="float">
            <text:p>35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20 + INT(RAND()*80 + 1)" office:value-type="float" office:value="97" calcext:value-type="float">
            <text:p>97</text:p>
          </table:table-cell>
          <table:table-cell table:formula="of:=20 + INT(RAND()*80 + 1)" office:value-type="float" office:value="54" calcext:value-type="float">
            <text:p>54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INT((EXP([.D95]/10)*10000+EXP([.E95]/10)*10000+EXP([.G95]/10)*20000+EXP([.H95]/10)*20000+EXP([.I95]/10)*20000+EXP([.J95]/10)*10000)/25000+1)*1000" office:value-type="float" office:value="14580000" calcext:value-type="float">
            <text:p>14 580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anislas COLAS</text:p>
          </table:table-cell>
          <table:table-cell table:formula="of:=INT(RAND()*20+18)" office:value-type="float" office:value="20" calcext:value-type="float">
            <text:p>20</text:p>
          </table:table-cell>
          <table:table-cell table:formula="of:=20 + INT(RAND()*80 + 1)" office:value-type="float" office:value="34" calcext:value-type="float">
            <text:p>34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20 + INT(RAND()*80 + 1)" office:value-type="float" office:value="84" calcext:value-type="float">
            <text:p>84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INT((EXP([.D96]/10)*10000+EXP([.E96]/10)*10000+EXP([.G96]/10)*20000+EXP([.H96]/10)*20000+EXP([.I96]/10)*20000+EXP([.J96]/10)*10000)/25000+1)*1000" office:value-type="float" office:value="14281000" calcext:value-type="float">
            <text:p>14 281 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ybille LE GOFF</text:p>
          </table:table-cell>
          <table:table-cell table:formula="of:=INT(RAND()*20+18)" office:value-type="float" office:value="35" calcext:value-type="float">
            <text:p>35</text:p>
          </table:table-cell>
          <table:table-cell table:formula="of:=20 + INT(RAND()*80 + 1)" office:value-type="float" office:value="38" calcext:value-type="float">
            <text:p>38</text:p>
          </table:table-cell>
          <table:table-cell table:formula="of:=20 + INT(RAND()*80 + 1)" office:value-type="float" office:value="22" calcext:value-type="float">
            <text:p>22</text:p>
          </table:table-cell>
          <table:table-cell table:formula="of:=20 + INT(RAND()*80 + 1)" office:value-type="float" office:value="70" calcext:value-type="float">
            <text:p>70</text:p>
          </table:table-cell>
          <table:table-cell table:formula="of:=20 + INT(RAND()*80 + 1)" office:value-type="float" office:value="44" calcext:value-type="float">
            <text:p>44</text:p>
          </table:table-cell>
          <table:table-cell table:formula="of:=20 + INT(RAND()*80 + 1)" office:value-type="float" office:value="56" calcext:value-type="float">
            <text:p>56</text:p>
          </table:table-cell>
          <table:table-cell table:formula="of:=20 + INT(RAND()*80 + 1)" office:value-type="float" office:value="67" calcext:value-type="float">
            <text:p>67</text:p>
          </table:table-cell>
          <table:table-cell table:formula="of:=20 + INT(RAND()*80 + 1)" office:value-type="float" office:value="64" calcext:value-type="float">
            <text:p>64</text:p>
          </table:table-cell>
          <table:table-cell table:formula="of:=INT((EXP([.D97]/10)*10000+EXP([.E97]/10)*10000+EXP([.G97]/10)*20000+EXP([.H97]/10)*20000+EXP([.I97]/10)*20000+EXP([.J97]/10)*10000)/25000+1)*1000" office:value-type="float" office:value="1194000" calcext:value-type="float">
            <text:p>1 194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éodore FISCHER</text:p>
          </table:table-cell>
          <table:table-cell table:formula="of:=INT(RAND()*20+18)" office:value-type="float" office:value="30" calcext:value-type="float">
            <text:p>30</text:p>
          </table:table-cell>
          <table:table-cell table:formula="of:=20 + INT(RAND()*80 + 1)" office:value-type="float" office:value="94" calcext:value-type="float">
            <text:p>94</text:p>
          </table:table-cell>
          <table:table-cell table:formula="of:=20 + INT(RAND()*80 + 1)" office:value-type="float" office:value="57" calcext:value-type="float">
            <text:p>57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20 + INT(RAND()*80 + 1)" office:value-type="float" office:value="77" calcext:value-type="float">
            <text:p>77</text:p>
          </table:table-cell>
          <table:table-cell table:formula="of:=20 + INT(RAND()*80 + 1)" office:value-type="float" office:value="30" calcext:value-type="float">
            <text:p>30</text:p>
          </table:table-cell>
          <table:table-cell table:formula="of:=20 + INT(RAND()*80 + 1)" office:value-type="float" office:value="68" calcext:value-type="float">
            <text:p>68</text:p>
          </table:table-cell>
          <table:table-cell table:formula="of:=20 + INT(RAND()*80 + 1)" office:value-type="float" office:value="33" calcext:value-type="float">
            <text:p>33</text:p>
          </table:table-cell>
          <table:table-cell table:formula="of:=INT((EXP([.D98]/10)*10000+EXP([.E98]/10)*10000+EXP([.G98]/10)*20000+EXP([.H98]/10)*20000+EXP([.I98]/10)*20000+EXP([.J98]/10)*10000)/25000+1)*1000" office:value-type="float" office:value="7467000" calcext:value-type="float">
            <text:p>7 467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éophile BLONDEL</text:p>
          </table:table-cell>
          <table:table-cell table:formula="of:=INT(RAND()*20+18)" office:value-type="float" office:value="18" calcext:value-type="float">
            <text:p>18</text:p>
          </table:table-cell>
          <table:table-cell table:formula="of:=20 + INT(RAND()*80 + 1)" office:value-type="float" office:value="58" calcext:value-type="float">
            <text:p>58</text:p>
          </table:table-cell>
          <table:table-cell table:formula="of:=20 + INT(RAND()*80 + 1)" office:value-type="float" office:value="50" calcext:value-type="float">
            <text:p>50</text:p>
          </table:table-cell>
          <table:table-cell table:formula="of:=20 + INT(RAND()*80 + 1)" office:value-type="float" office:value="45" calcext:value-type="float">
            <text:p>45</text:p>
          </table:table-cell>
          <table:table-cell table:formula="of:=20 + INT(RAND()*80 + 1)" office:value-type="float" office:value="72" calcext:value-type="float">
            <text:p>72</text:p>
          </table:table-cell>
          <table:table-cell table:formula="of:=20 + INT(RAND()*80 + 1)" office:value-type="float" office:value="100" calcext:value-type="float">
            <text:p>100</text:p>
          </table:table-cell>
          <table:table-cell table:formula="of:=20 + INT(RAND()*80 + 1)" office:value-type="float" office:value="53" calcext:value-type="float">
            <text:p>53</text:p>
          </table:table-cell>
          <table:table-cell table:formula="of:=20 + INT(RAND()*80 + 1)" office:value-type="float" office:value="27" calcext:value-type="float">
            <text:p>27</text:p>
          </table:table-cell>
          <table:table-cell table:formula="of:=INT((EXP([.D99]/10)*10000+EXP([.E99]/10)*10000+EXP([.G99]/10)*20000+EXP([.H99]/10)*20000+EXP([.I99]/10)*20000+EXP([.J99]/10)*10000)/25000+1)*1000" office:value-type="float" office:value="19051000" calcext:value-type="float">
            <text:p>19 051 0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mothée JACQUET</text:p>
          </table:table-cell>
          <table:table-cell table:formula="of:=INT(RAND()*20+18)" office:value-type="float" office:value="23" calcext:value-type="float">
            <text:p>23</text:p>
          </table:table-cell>
          <table:table-cell table:formula="of:=20 + INT(RAND()*80 + 1)" office:value-type="float" office:value="43" calcext:value-type="float">
            <text:p>43</text:p>
          </table:table-cell>
          <table:table-cell table:formula="of:=20 + INT(RAND()*80 + 1)" office:value-type="float" office:value="79" calcext:value-type="float">
            <text:p>79</text:p>
          </table:table-cell>
          <table:table-cell table:formula="of:=20 + INT(RAND()*80 + 1)" office:value-type="float" office:value="24" calcext:value-type="float">
            <text:p>24</text:p>
          </table:table-cell>
          <table:table-cell table:formula="of:=20 + INT(RAND()*80 + 1)" office:value-type="float" office:value="61" calcext:value-type="float">
            <text:p>61</text:p>
          </table:table-cell>
          <table:table-cell table:formula="of:=20 + INT(RAND()*80 + 1)" office:value-type="float" office:value="65" calcext:value-type="float">
            <text:p>65</text:p>
          </table:table-cell>
          <table:table-cell table:formula="of:=20 + INT(RAND()*80 + 1)" office:value-type="float" office:value="41" calcext:value-type="float">
            <text:p>41</text:p>
          </table:table-cell>
          <table:table-cell table:formula="of:=20 + INT(RAND()*80 + 1)" office:value-type="float" office:value="42" calcext:value-type="float">
            <text:p>42</text:p>
          </table:table-cell>
          <table:table-cell table:formula="of:=INT((EXP([.D100]/10)*10000+EXP([.E100]/10)*10000+EXP([.G100]/10)*20000+EXP([.H100]/10)*20000+EXP([.I100]/10)*20000+EXP([.J100]/10)*10000)/25000+1)*1000" office:value-type="float" office:value="2073000" calcext:value-type="float">
            <text:p>2 073 000</text:p>
          </table:table-cell>
        </table:table-row>
      </table:table>
      <table:table table:name="Team" table:style-name="ta1">
        <table:table-column table:style-name="co5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pan text:style-name="T1">Engine </text:span>research</text:p>
          </table:table-cell>
          <table:table-cell office:value-type="string" calcext:value-type="string">
            <text:p>Chassis research</text:p>
          </table:table-cell>
          <table:table-cell office:value-type="string" calcext:value-type="string">
            <text:p>aerodynamics research</text:p>
          </table:table-cell>
          <table:table-cell office:value-type="string" calcext:value-type="string">
            <text:p>reliability research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simulator</text:p>
          </table:table-cell>
          <table:table-cell office:value-type="string" calcext:value-type="string">
            <text:p>staff building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inances</text:p>
          </table:table-cell>
          <table:table-cell office:value-type="string" calcext:value-type="string">
            <text:p>perform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cure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3" calcext:value-type="float">
            <text:p>3</text:p>
          </table:table-cell>
          <table:table-cell table:style-name="ce1" table:formula="of:=INT(RAND()*10000+1)*10000" office:value-type="float" office:value="78810000" calcext:value-type="float">
            <text:p>78 810 000</text:p>
          </table:table-cell>
          <table:table-cell table:formula="of:=INT(([.B2]*1.5+[.C2]*1.5+[.D2]*1.5+[.E2]*1.5+[.F2]+[.G2]+[.H2]+[.I2]*0.5)/(7.5*4+5*3+2.5)*100+0.5)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us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5" calcext:value-type="float">
            <text:p>5</text:p>
          </table:table-cell>
          <table:table-cell table:style-name="ce1" table:formula="of:=INT(RAND()*10000+1)*10000" office:value-type="float" office:value="39240000" calcext:value-type="float">
            <text:p>39 240 000</text:p>
          </table:table-cell>
          <table:table-cell table:formula="of:=INT(([.B3]*1.5+[.C3]*1.5+[.D3]*1.5+[.E3]*1.5+[.F3]+[.G3]+[.H3]+[.I3]*0.5)/(7.5*4+5*3+2.5)*100+0.5)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re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4" calcext:value-type="float">
            <text:p>4</text:p>
          </table:table-cell>
          <table:table-cell table:style-name="ce1" table:formula="of:=INT(RAND()*10000+1)*10000" office:value-type="float" office:value="65490000" calcext:value-type="float">
            <text:p>65 490 000</text:p>
          </table:table-cell>
          <table:table-cell table:formula="of:=INT(([.B4]*1.5+[.C4]*1.5+[.D4]*1.5+[.E4]*1.5+[.F4]+[.G4]+[.H4]+[.I4]*0.5)/(7.5*4+5*3+2.5)*100+0.5)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s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2" calcext:value-type="float">
            <text:p>2</text:p>
          </table:table-cell>
          <table:table-cell table:style-name="ce1" table:formula="of:=INT(RAND()*10000+1)*10000" office:value-type="float" office:value="14900000" calcext:value-type="float">
            <text:p>14 900 000</text:p>
          </table:table-cell>
          <table:table-cell table:formula="of:=INT(([.B5]*1.5+[.C5]*1.5+[.D5]*1.5+[.E5]*1.5+[.F5]+[.G5]+[.H5]+[.I5]*0.5)/(7.5*4+5*3+2.5)*100+0.5)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érès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5" calcext:value-type="float">
            <text:p>5</text:p>
          </table:table-cell>
          <table:table-cell table:style-name="ce1" table:formula="of:=INT(RAND()*10000+1)*10000" office:value-type="float" office:value="73320000" calcext:value-type="float">
            <text:p>73 320 000</text:p>
          </table:table-cell>
          <table:table-cell table:formula="of:=INT(([.B6]*1.5+[.C6]*1.5+[.D6]*1.5+[.E6]*1.5+[.F6]+[.G6]+[.H6]+[.I6]*0.5)/(7.5*4+5*3+2.5)*100+0.5)"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piter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3" calcext:value-type="float">
            <text:p>3</text:p>
          </table:table-cell>
          <table:table-cell table:style-name="ce1" table:formula="of:=INT(RAND()*10000+1)*10000" office:value-type="float" office:value="16620000" calcext:value-type="float">
            <text:p>16 620 000</text:p>
          </table:table-cell>
          <table:table-cell table:formula="of:=INT(([.B7]*1.5+[.C7]*1.5+[.D7]*1.5+[.E7]*1.5+[.F7]+[.G7]+[.H7]+[.I7]*0.5)/(7.5*4+5*3+2.5)*100+0.5)"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ranus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1" calcext:value-type="float">
            <text:p>1</text:p>
          </table:table-cell>
          <table:table-cell table:style-name="ce1" table:formula="of:=INT(RAND()*10000+1)*10000" office:value-type="float" office:value="15910000" calcext:value-type="float">
            <text:p>15 910 000</text:p>
          </table:table-cell>
          <table:table-cell table:formula="of:=INT(([.B8]*1.5+[.C8]*1.5+[.D8]*1.5+[.E8]*1.5+[.F8]+[.G8]+[.H8]+[.I8]*0.5)/(7.5*4+5*3+2.5)*100+0.5)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ptune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3" calcext:value-type="float">
            <text:p>3</text:p>
          </table:table-cell>
          <table:table-cell table:style-name="ce1" table:formula="of:=INT(RAND()*10000+1)*10000" office:value-type="float" office:value="93360000" calcext:value-type="float">
            <text:p>93 360 000</text:p>
          </table:table-cell>
          <table:table-cell table:formula="of:=INT(([.B9]*1.5+[.C9]*1.5+[.D9]*1.5+[.E9]*1.5+[.F9]+[.G9]+[.H9]+[.I9]*0.5)/(7.5*4+5*3+2.5)*100+0.5)"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uton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1" calcext:value-type="float">
            <text:p>1</text:p>
          </table:table-cell>
          <table:table-cell table:style-name="ce1" table:formula="of:=INT(RAND()*10000+1)*10000" office:value-type="float" office:value="60750000" calcext:value-type="float">
            <text:p>60 750 000</text:p>
          </table:table-cell>
          <table:table-cell table:formula="of:=INT(([.B10]*1.5+[.C10]*1.5+[.D10]*1.5+[.E10]*1.5+[.F10]+[.G10]+[.H10]+[.I10]*0.5)/(7.5*4+5*3+2.5)*100+0.5)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kémaké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3" calcext:value-type="float">
            <text:p>3</text:p>
          </table:table-cell>
          <table:table-cell table:style-name="ce1" table:formula="of:=INT(RAND()*10000+1)*10000" office:value-type="float" office:value="74990000" calcext:value-type="float">
            <text:p>74 990 000</text:p>
          </table:table-cell>
          <table:table-cell table:formula="of:=INT(([.B11]*1.5+[.C11]*1.5+[.D11]*1.5+[.E11]*1.5+[.F11]+[.G11]+[.H11]+[.I11]*0.5)/(7.5*4+5*3+2.5)*100+0.5)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is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1" calcext:value-type="float">
            <text:p>1</text:p>
          </table:table-cell>
          <table:table-cell table:style-name="ce1" table:formula="of:=INT(RAND()*10000+1)*10000" office:value-type="float" office:value="75620000" calcext:value-type="float">
            <text:p>75 620 000</text:p>
          </table:table-cell>
          <table:table-cell table:formula="of:=INT(([.B12]*1.5+[.C12]*1.5+[.D12]*1.5+[.E12]*1.5+[.F12]+[.G12]+[.H12]+[.I12]*0.5)/(7.5*4+5*3+2.5)*100+0.5)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uméa</text:p>
          </table:table-cell>
          <table:table-cell table:formula="of:=INT(RAND()*5+1)" office:value-type="float" office:value="1" calcext:value-type="float">
            <text:p>1</text:p>
          </table:table-cell>
          <table:table-cell table:formula="of:=INT(RAND()*5+1)" office:value-type="float" office:value="5" calcext:value-type="float">
            <text:p>5</text:p>
          </table:table-cell>
          <table:table-cell table:formula="of:=INT(RAND()*5+1)" office:value-type="float" office:value="2" calcext:value-type="float">
            <text:p>2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4" calcext:value-type="float">
            <text:p>4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3" calcext:value-type="float">
            <text:p>3</text:p>
          </table:table-cell>
          <table:table-cell table:formula="of:=INT(RAND()*5+1)" office:value-type="float" office:value="2" calcext:value-type="float">
            <text:p>2</text:p>
          </table:table-cell>
          <table:table-cell table:style-name="ce1" table:formula="of:=INT(RAND()*10000+1)*10000" office:value-type="float" office:value="57910000" calcext:value-type="float">
            <text:p>57 910 000</text:p>
          </table:table-cell>
          <table:table-cell table:formula="of:=INT(([.B13]*1.5+[.C13]*1.5+[.D13]*1.5+[.E13]*1.5+[.F13]+[.G13]+[.H13]+[.I13]*0.5)/(7.5*4+5*3+2.5)*100+0.5)" office:value-type="float" office:value="58" calcext:value-type="float">
            <text:p>58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st/race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tor multiplie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</table:table>
      <table:table table:name="Engin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celarate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fiability</text:p>
          </table:table-cell>
        </table:table-row>
        <table:table-row table:style-name="ro1">
          <table:table-cell office:value-type="string" calcext:value-type="string">
            <text:p>Rosare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a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Cos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ce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da</text:p>
          </table:table-cell>
          <table:table-cell table:number-columns-repeated="3"/>
        </table:table-row>
      </table:table>
      <table:table table:name="Engineer" table:style-name="ta1">
        <table:table-column table:style-name="co1" table:default-cell-style-name="Default"/>
        <table:table-row table:style-name="ro1">
          <table:table-cell office:value-type="string" calcext:value-type="string">
            <text:p>M</text:p>
          </table:table-cell>
        </table:table-row>
      </table:table>
      <table:table table:name="Mechanic" table:style-name="ta1">
        <table:table-column table:style-name="co1" table:default-cell-style-name="Default"/>
        <table:table-row table:style-name="ro1">
          <table:table-cell/>
        </table:table-row>
      </table:table>
      <table:table table:name="formula" table:style-name="ta1">
        <table:table-column table:style-name="co6" table:number-columns-repeated="10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id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firstname</text:p>
          </table:table-cell>
          <table:table-cell table:style-name="ce2"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s LEFEBVRE</text:p>
          </table:table-cell>
          <table:table-cell table:number-columns-repeated="5"/>
          <table:table-cell table:formula="of:=RAND()*800" office:value-type="float" office:value="149.401798192412" calcext:value-type="float">
            <text:p>149,40179819241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loi</text:p>
          </table:table-cell>
          <table:table-cell table:style-name="ce2"/>
          <table:table-cell table:formula="of:=RAND()*10000" office:value-type="float" office:value="8354.32018269785" calcext:value-type="float">
            <text:p>8354,32018269785</text:p>
          </table:table-cell>
          <table:table-cell table:style-name="ce3" office:value-type="string" calcext:value-type="string">
            <text:p>NEVE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otilde POULAIN</text:p>
          </table:table-cell>
          <table:table-cell table:number-columns-repeated="5"/>
          <table:table-cell table:formula="of:=RAND()*800" office:value-type="float" office:value="787.60976055637" calcext:value-type="float">
            <text:p>787,609760556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ouise</text:p>
          </table:table-cell>
          <table:table-cell table:style-name="ce2"/>
          <table:table-cell table:formula="of:=RAND()*10000" office:value-type="float" office:value="8813.48575116135" calcext:value-type="float">
            <text:p>8813,48575116135</text:p>
          </table:table-cell>
          <table:table-cell table:style-name="ce3" office:value-type="string" calcext:value-type="string">
            <text:p>LEBRU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uison GARNIER</text:p>
          </table:table-cell>
          <table:table-cell table:number-columns-repeated="5"/>
          <table:table-cell table:formula="of:=RAND()*800" office:value-type="float" office:value="290.042638313025" calcext:value-type="float">
            <text:p>290,04263831302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enjamin</text:p>
          </table:table-cell>
          <table:table-cell table:style-name="ce2"/>
          <table:table-cell table:formula="of:=RAND()*10000" office:value-type="float" office:value="7270.04424086772" calcext:value-type="float">
            <text:p>7270,04424086772</text:p>
          </table:table-cell>
          <table:table-cell table:style-name="ce3" office:value-type="string" calcext:value-type="string">
            <text:p>VALETT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ce GILBERT</text:p>
          </table:table-cell>
          <table:table-cell table:number-columns-repeated="5"/>
          <table:table-cell table:formula="of:=RAND()*800" office:value-type="float" office:value="359.860023576766" calcext:value-type="float">
            <text:p>359,8600235767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élodie</text:p>
          </table:table-cell>
          <table:table-cell table:style-name="ce2"/>
          <table:table-cell table:formula="of:=RAND()*10000" office:value-type="float" office:value="5178.36623010226" calcext:value-type="float">
            <text:p>5178,36623010226</text:p>
          </table:table-cell>
          <table:table-cell table:style-name="ce3" office:value-type="string" calcext:value-type="string">
            <text:p>DUMO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ptiste BEGUE</text:p>
          </table:table-cell>
          <table:table-cell table:number-columns-repeated="5"/>
          <table:table-cell table:formula="of:=RAND()*800" office:value-type="float" office:value="14.0251922421157" calcext:value-type="float">
            <text:p>14,02519224211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omane</text:p>
          </table:table-cell>
          <table:table-cell table:style-name="ce2"/>
          <table:table-cell table:formula="of:=RAND()*10000" office:value-type="float" office:value="483.941090060398" calcext:value-type="float">
            <text:p>483,941090060398</text:p>
          </table:table-cell>
          <table:table-cell table:style-name="ce3" office:value-type="string" calcext:value-type="string">
            <text:p>PEL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ël MORIN</text:p>
          </table:table-cell>
          <table:table-cell table:number-columns-repeated="5"/>
          <table:table-cell table:formula="of:=RAND()*800" office:value-type="float" office:value="360.382736381143" calcext:value-type="float">
            <text:p>360,38273638114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rune</text:p>
          </table:table-cell>
          <table:table-cell table:style-name="ce2"/>
          <table:table-cell table:formula="of:=RAND()*10000" office:value-type="float" office:value="1551.20153329335" calcext:value-type="float">
            <text:p>1551,20153329335</text:p>
          </table:table-cell>
          <table:table-cell table:style-name="ce3" office:value-type="string" calcext:value-type="string">
            <text:p>CAMU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e LACOSTE</text:p>
          </table:table-cell>
          <table:table-cell table:number-columns-repeated="5"/>
          <table:table-cell table:formula="of:=RAND()*800" office:value-type="float" office:value="75.181841570884" calcext:value-type="float">
            <text:p>75,18184157088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régoire</text:p>
          </table:table-cell>
          <table:table-cell table:style-name="ce2"/>
          <table:table-cell table:formula="of:=RAND()*10000" office:value-type="float" office:value="3219.80280918069" calcext:value-type="float">
            <text:p>3219,80280918069</text:p>
          </table:table-cell>
          <table:table-cell table:style-name="ce3" office:value-type="string" calcext:value-type="string">
            <text:p>ROY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 JOURDAN</text:p>
          </table:table-cell>
          <table:table-cell table:number-columns-repeated="5"/>
          <table:table-cell table:formula="of:=RAND()*800" office:value-type="float" office:value="574.932610895485" calcext:value-type="float">
            <text:p>574,93261089548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ina</text:p>
          </table:table-cell>
          <table:table-cell table:style-name="ce2"/>
          <table:table-cell table:formula="of:=RAND()*10000" office:value-type="float" office:value="4388.10046878643" calcext:value-type="float">
            <text:p>4388,10046878643</text:p>
          </table:table-cell>
          <table:table-cell table:style-name="ce3" office:value-type="string" calcext:value-type="string">
            <text:p>GAR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lle FERREIRA</text:p>
          </table:table-cell>
          <table:table-cell table:number-columns-repeated="5"/>
          <table:table-cell table:formula="of:=RAND()*800" office:value-type="float" office:value="526.194785814732" calcext:value-type="float">
            <text:p>526,19478581473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sa</text:p>
          </table:table-cell>
          <table:table-cell table:style-name="ce2"/>
          <table:table-cell table:formula="of:=RAND()*10000" office:value-type="float" office:value="579.259159276262" calcext:value-type="float">
            <text:p>579,259159276262</text:p>
          </table:table-cell>
          <table:table-cell table:style-name="ce3" office:value-type="string" calcext:value-type="string">
            <text:p>HU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a CHARBONNIER</text:p>
          </table:table-cell>
          <table:table-cell table:number-columns-repeated="5"/>
          <table:table-cell table:formula="of:=RAND()*800" office:value-type="float" office:value="129.890294093639" calcext:value-type="float">
            <text:p>129,89029409363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exis</text:p>
          </table:table-cell>
          <table:table-cell table:style-name="ce2"/>
          <table:table-cell table:formula="of:=RAND()*10000" office:value-type="float" office:value="5649.20274657197" calcext:value-type="float">
            <text:p>5649,20274657197</text:p>
          </table:table-cell>
          <table:table-cell table:style-name="ce3" office:value-type="string" calcext:value-type="string">
            <text:p>COLL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ya REYNAUD</text:p>
          </table:table-cell>
          <table:table-cell table:number-columns-repeated="5"/>
          <table:table-cell table:formula="of:=RAND()*800" office:value-type="float" office:value="691.299902368337" calcext:value-type="float">
            <text:p>691,2999023683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lore</text:p>
          </table:table-cell>
          <table:table-cell table:style-name="ce2"/>
          <table:table-cell table:formula="of:=RAND()*10000" office:value-type="float" office:value="6515.88615612127" calcext:value-type="float">
            <text:p>6515,88615612127</text:p>
          </table:table-cell>
          <table:table-cell table:style-name="ce3" office:value-type="string" calcext:value-type="string">
            <text:p>ROSSIGNO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re GALLET</text:p>
          </table:table-cell>
          <table:table-cell table:number-columns-repeated="5"/>
          <table:table-cell table:formula="of:=RAND()*800" office:value-type="float" office:value="579.920401889831" calcext:value-type="float">
            <text:p>579,92040188983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hibault</text:p>
          </table:table-cell>
          <table:table-cell table:style-name="ce2"/>
          <table:table-cell table:formula="of:=RAND()*10000" office:value-type="float" office:value="9450.20194281824" calcext:value-type="float">
            <text:p>9450,20194281824</text:p>
          </table:table-cell>
          <table:table-cell table:style-name="ce3" office:value-type="string" calcext:value-type="string">
            <text:p>AND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opoldine FAVRE</text:p>
          </table:table-cell>
          <table:table-cell table:number-columns-repeated="5"/>
          <table:table-cell table:formula="of:=RAND()*800" office:value-type="float" office:value="123.04470250383" calcext:value-type="float">
            <text:p>123,0447025038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lara</text:p>
          </table:table-cell>
          <table:table-cell table:style-name="ce2"/>
          <table:table-cell table:formula="of:=RAND()*10000" office:value-type="float" office:value="9457.79946283437" calcext:value-type="float">
            <text:p>9457,79946283437</text:p>
          </table:table-cell>
          <table:table-cell table:style-name="ce3" office:value-type="string" calcext:value-type="string">
            <text:p>ANTOIN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ontine BUISSON</text:p>
          </table:table-cell>
          <table:table-cell table:number-columns-repeated="5"/>
          <table:table-cell table:formula="of:=RAND()*800" office:value-type="float" office:value="27.2578935138881" calcext:value-type="float">
            <text:p>27,257893513888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xelle</text:p>
          </table:table-cell>
          <table:table-cell table:style-name="ce2"/>
          <table:table-cell table:formula="of:=RAND()*10000" office:value-type="float" office:value="4964.99180910178" calcext:value-type="float">
            <text:p>4964,99180910178</text:p>
          </table:table-cell>
          <table:table-cell table:style-name="ce3" office:value-type="string" calcext:value-type="string">
            <text:p>IM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stantin GIRARD</text:p>
          </table:table-cell>
          <table:table-cell table:number-columns-repeated="5"/>
          <table:table-cell table:formula="of:=RAND()*800" office:value-type="float" office:value="528.649751376361" calcext:value-type="float">
            <text:p>528,64975137636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lorent</text:p>
          </table:table-cell>
          <table:table-cell table:style-name="ce2"/>
          <table:table-cell table:formula="of:=RAND()*10000" office:value-type="float" office:value="6146.2462565396" calcext:value-type="float">
            <text:p>6146,2462565396</text:p>
          </table:table-cell>
          <table:table-cell table:style-name="ce3" office:value-type="string" calcext:value-type="string">
            <text:p>GUYO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 MARTINEAU</text:p>
          </table:table-cell>
          <table:table-cell table:number-columns-repeated="5"/>
          <table:table-cell table:formula="of:=RAND()*800" office:value-type="float" office:value="390.218003559858" calcext:value-type="float">
            <text:p>390,2180035598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lotilde</text:p>
          </table:table-cell>
          <table:table-cell table:style-name="ce2"/>
          <table:table-cell table:formula="of:=RAND()*10000" office:value-type="float" office:value="6415.11121182703" calcext:value-type="float">
            <text:p>6415,11121182703</text:p>
          </table:table-cell>
          <table:table-cell table:style-name="ce3" office:value-type="string" calcext:value-type="string">
            <text:p>COLL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ène DEVAUX</text:p>
          </table:table-cell>
          <table:table-cell table:number-columns-repeated="5"/>
          <table:table-cell table:formula="of:=RAND()*800" office:value-type="float" office:value="353.912399802357" calcext:value-type="float">
            <text:p>353,9123998023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élie</text:p>
          </table:table-cell>
          <table:table-cell table:style-name="ce2"/>
          <table:table-cell table:formula="of:=RAND()*10000" office:value-type="float" office:value="1696.99966558255" calcext:value-type="float">
            <text:p>1696,99966558255</text:p>
          </table:table-cell>
          <table:table-cell table:style-name="ce3" office:value-type="string" calcext:value-type="string">
            <text:p>FLEUR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on ALLARD</text:p>
          </table:table-cell>
          <table:table-cell table:number-columns-repeated="5"/>
          <table:table-cell table:formula="of:=RAND()*800" office:value-type="float" office:value="653.339942824096" calcext:value-type="float">
            <text:p>653,33994282409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gustine</text:p>
          </table:table-cell>
          <table:table-cell table:style-name="ce2"/>
          <table:table-cell table:formula="of:=RAND()*10000" office:value-type="float" office:value="7064.53440594487" calcext:value-type="float">
            <text:p>7064,53440594487</text:p>
          </table:table-cell>
          <table:table-cell table:style-name="ce3" office:value-type="string" calcext:value-type="string">
            <text:p>ROUSS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ïc CAMUS</text:p>
          </table:table-cell>
          <table:table-cell table:number-columns-repeated="5"/>
          <table:table-cell table:formula="of:=RAND()*800" office:value-type="float" office:value="287.133986968547" calcext:value-type="float">
            <text:p>287,13398696854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ouison</text:p>
          </table:table-cell>
          <table:table-cell table:style-name="ce2"/>
          <table:table-cell table:formula="of:=RAND()*10000" office:value-type="float" office:value="5969.02021788992" calcext:value-type="float">
            <text:p>5969,02021788992</text:p>
          </table:table-cell>
          <table:table-cell table:style-name="ce3" office:value-type="string" calcext:value-type="string">
            <text:p>CHAMB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ys BARBIER</text:p>
          </table:table-cell>
          <table:table-cell table:number-columns-repeated="5"/>
          <table:table-cell table:formula="of:=RAND()*800" office:value-type="float" office:value="34.3926846049726" calcext:value-type="float">
            <text:p>34,392684604972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ubin</text:p>
          </table:table-cell>
          <table:table-cell table:style-name="ce2"/>
          <table:table-cell table:formula="of:=RAND()*10000" office:value-type="float" office:value="8736.74566508271" calcext:value-type="float">
            <text:p>8736,74566508271</text:p>
          </table:table-cell>
          <table:table-cell table:style-name="ce3" office:value-type="string" calcext:value-type="string">
            <text:p>GALL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nny IMBERT</text:p>
          </table:table-cell>
          <table:table-cell table:number-columns-repeated="5"/>
          <table:table-cell table:formula="of:=RAND()*800" office:value-type="float" office:value="514.888554345816" calcext:value-type="float">
            <text:p>514,88855434581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ustave</text:p>
          </table:table-cell>
          <table:table-cell table:style-name="ce2"/>
          <table:table-cell table:formula="of:=RAND()*10000" office:value-type="float" office:value="1886.29992655478" calcext:value-type="float">
            <text:p>1886,29992655478</text:p>
          </table:table-cell>
          <table:table-cell table:style-name="ce3" office:value-type="string" calcext:value-type="string">
            <text:p>LAF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énor FAURE</text:p>
          </table:table-cell>
          <table:table-cell table:number-columns-repeated="5"/>
          <table:table-cell table:formula="of:=RAND()*800" office:value-type="float" office:value="15.207111928612" calcext:value-type="float">
            <text:p>15,20711192861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seph</text:p>
          </table:table-cell>
          <table:table-cell table:style-name="ce2"/>
          <table:table-cell table:formula="of:=RAND()*10000" office:value-type="float" office:value="2043.15789393149" calcext:value-type="float">
            <text:p>2043,15789393149</text:p>
          </table:table-cell>
          <table:table-cell table:style-name="ce3" office:value-type="string" calcext:value-type="string">
            <text:p>BONHOMM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lane COUTURIER</text:p>
          </table:table-cell>
          <table:table-cell table:number-columns-repeated="5"/>
          <table:table-cell table:formula="of:=RAND()*800" office:value-type="float" office:value="490.063275676221" calcext:value-type="float">
            <text:p>490,0632756762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ybille</text:p>
          </table:table-cell>
          <table:table-cell table:style-name="ce2"/>
          <table:table-cell table:formula="of:=RAND()*10000" office:value-type="float" office:value="4081.25765272416" calcext:value-type="float">
            <text:p>4081,25765272416</text:p>
          </table:table-cell>
          <table:table-cell table:style-name="ce3" office:value-type="string" calcext:value-type="string">
            <text:p>LE GOFF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RIVIERE</text:p>
          </table:table-cell>
          <table:table-cell table:number-columns-repeated="5"/>
          <table:table-cell table:formula="of:=RAND()*800" office:value-type="float" office:value="243.639931734651" calcext:value-type="float">
            <text:p>243,63993173465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hilippe</text:p>
          </table:table-cell>
          <table:table-cell table:style-name="ce2"/>
          <table:table-cell table:formula="of:=RAND()*10000" office:value-type="float" office:value="1261.90509996377" calcext:value-type="float">
            <text:p>1261,90509996377</text:p>
          </table:table-cell>
          <table:table-cell table:style-name="ce3" office:value-type="string" calcext:value-type="string">
            <text:p>BOURGEO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an JOUBERT</text:p>
          </table:table-cell>
          <table:table-cell table:number-columns-repeated="5"/>
          <table:table-cell table:formula="of:=RAND()*800" office:value-type="float" office:value="246.423300821334" calcext:value-type="float">
            <text:p>246,42330082133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ël</text:p>
          </table:table-cell>
          <table:table-cell table:style-name="ce2"/>
          <table:table-cell table:formula="of:=RAND()*10000" office:value-type="float" office:value="1301.60205182619" calcext:value-type="float">
            <text:p>1301,60205182619</text:p>
          </table:table-cell>
          <table:table-cell table:style-name="ce3" office:value-type="string" calcext:value-type="string">
            <text:p>GAUTH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lle GEORGES</text:p>
          </table:table-cell>
          <table:table-cell table:number-columns-repeated="5"/>
          <table:table-cell table:formula="of:=RAND()*800" office:value-type="float" office:value="183.972613979131" calcext:value-type="float">
            <text:p>183,97261397913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ude</text:p>
          </table:table-cell>
          <table:table-cell table:style-name="ce2"/>
          <table:table-cell table:formula="of:=RAND()*10000" office:value-type="float" office:value="6900.51724552177" calcext:value-type="float">
            <text:p>6900,51724552177</text:p>
          </table:table-cell>
          <table:table-cell table:style-name="ce3" office:value-type="string" calcext:value-type="string">
            <text:p>GIR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na MAHE</text:p>
          </table:table-cell>
          <table:table-cell table:number-columns-repeated="5"/>
          <table:table-cell table:formula="of:=RAND()*800" office:value-type="float" office:value="341.355637367815" calcext:value-type="float">
            <text:p>341,35563736781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amien</text:p>
          </table:table-cell>
          <table:table-cell table:style-name="ce2"/>
          <table:table-cell table:formula="of:=RAND()*10000" office:value-type="float" office:value="107.382176211104" calcext:value-type="float">
            <text:p>107,382176211104</text:p>
          </table:table-cell>
          <table:table-cell table:style-name="ce3" office:value-type="string" calcext:value-type="string">
            <text:p>PIC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ctor VALENTIN</text:p>
          </table:table-cell>
          <table:table-cell table:number-columns-repeated="5"/>
          <table:table-cell table:formula="of:=RAND()*800" office:value-type="float" office:value="776.026361156255" calcext:value-type="float">
            <text:p>776,0263611562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ristan</text:p>
          </table:table-cell>
          <table:table-cell table:style-name="ce2"/>
          <table:table-cell table:formula="of:=RAND()*10000" office:value-type="float" office:value="7912.26197383367" calcext:value-type="float">
            <text:p>7912,26197383367</text:p>
          </table:table-cell>
          <table:table-cell table:style-name="ce3" office:value-type="string" calcext:value-type="string">
            <text:p>GUILLO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phaine ROBERT</text:p>
          </table:table-cell>
          <table:table-cell table:number-columns-repeated="5"/>
          <table:table-cell table:formula="of:=RAND()*800" office:value-type="float" office:value="109.707780834287" calcext:value-type="float">
            <text:p>109,7077808342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avid</text:p>
          </table:table-cell>
          <table:table-cell table:style-name="ce2"/>
          <table:table-cell table:formula="of:=RAND()*10000" office:value-type="float" office:value="7390.48435469158" calcext:value-type="float">
            <text:p>7390,48435469158</text:p>
          </table:table-cell>
          <table:table-cell table:style-name="ce3" office:value-type="string" calcext:value-type="string">
            <text:p>LECOMT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énie DIDIER</text:p>
          </table:table-cell>
          <table:table-cell table:number-columns-repeated="5"/>
          <table:table-cell table:formula="of:=RAND()*800" office:value-type="float" office:value="559.712642524391" calcext:value-type="float">
            <text:p>559,7126425243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ilou</text:p>
          </table:table-cell>
          <table:table-cell table:style-name="ce2"/>
          <table:table-cell table:formula="of:=RAND()*10000" office:value-type="float" office:value="1210.60361503623" calcext:value-type="float">
            <text:p>1210,60361503623</text:p>
          </table:table-cell>
          <table:table-cell table:style-name="ce3" office:value-type="string" calcext:value-type="string">
            <text:p>GUER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hault LECONTE</text:p>
          </table:table-cell>
          <table:table-cell table:number-columns-repeated="5"/>
          <table:table-cell table:formula="of:=RAND()*800" office:value-type="float" office:value="357.001143600792" calcext:value-type="float">
            <text:p>357,00114360079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oup</text:p>
          </table:table-cell>
          <table:table-cell table:style-name="ce2"/>
          <table:table-cell table:formula="of:=RAND()*10000" office:value-type="float" office:value="2657.91233046912" calcext:value-type="float">
            <text:p>2657,91233046912</text:p>
          </table:table-cell>
          <table:table-cell table:style-name="ce3" office:value-type="string" calcext:value-type="string">
            <text:p>STEPHA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an BOUSQUET</text:p>
          </table:table-cell>
          <table:table-cell table:number-columns-repeated="5"/>
          <table:table-cell table:formula="of:=RAND()*800" office:value-type="float" office:value="649.789171200246" calcext:value-type="float">
            <text:p>649,78917120024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uc</text:p>
          </table:table-cell>
          <table:table-cell table:style-name="ce2"/>
          <table:table-cell table:formula="of:=RAND()*10000" office:value-type="float" office:value="1507.66584905796" calcext:value-type="float">
            <text:p>1507,66584905796</text:p>
          </table:table-cell>
          <table:table-cell table:style-name="ce3" office:value-type="string" calcext:value-type="string">
            <text:p>GONZAL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d PICHON</text:p>
          </table:table-cell>
          <table:table-cell table:number-columns-repeated="5"/>
          <table:table-cell table:formula="of:=RAND()*800" office:value-type="float" office:value="289.655412640423" calcext:value-type="float">
            <text:p>289,65541264042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aphaëlle</text:p>
          </table:table-cell>
          <table:table-cell table:style-name="ce2"/>
          <table:table-cell table:formula="of:=RAND()*10000" office:value-type="float" office:value="2235.16760044731" calcext:value-type="float">
            <text:p>2235,16760044731</text:p>
          </table:table-cell>
          <table:table-cell table:style-name="ce3" office:value-type="string" calcext:value-type="string">
            <text:p>RODRIGU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 BAZIN</text:p>
          </table:table-cell>
          <table:table-cell table:number-columns-repeated="5"/>
          <table:table-cell table:formula="of:=RAND()*800" office:value-type="float" office:value="517.048762831837" calcext:value-type="float">
            <text:p>517,0487628318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ina</text:p>
          </table:table-cell>
          <table:table-cell table:style-name="ce2"/>
          <table:table-cell table:formula="of:=RAND()*10000" office:value-type="float" office:value="2023.24383775704" calcext:value-type="float">
            <text:p>2023,24383775704</text:p>
          </table:table-cell>
          <table:table-cell table:style-name="ce3" office:value-type="string" calcext:value-type="string">
            <text:p>GUICH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anney CLERC</text:p>
          </table:table-cell>
          <table:table-cell table:number-columns-repeated="5"/>
          <table:table-cell table:formula="of:=RAND()*800" office:value-type="float" office:value="87.3576720245183" calcext:value-type="float">
            <text:p>87,35767202451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ouis</text:p>
          </table:table-cell>
          <table:table-cell table:style-name="ce2"/>
          <table:table-cell table:formula="of:=RAND()*10000" office:value-type="float" office:value="1624.20783541165" calcext:value-type="float">
            <text:p>1624,20783541165</text:p>
          </table:table-cell>
          <table:table-cell table:style-name="ce3" office:value-type="string" calcext:value-type="string">
            <text:p>COL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loé BLIN</text:p>
          </table:table-cell>
          <table:table-cell table:number-columns-repeated="5"/>
          <table:table-cell table:formula="of:=RAND()*800" office:value-type="float" office:value="292.277454864234" calcext:value-type="float">
            <text:p>292,27745486423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eau</text:p>
          </table:table-cell>
          <table:table-cell table:style-name="ce2"/>
          <table:table-cell table:formula="of:=RAND()*10000" office:value-type="float" office:value="4017.36265863292" calcext:value-type="float">
            <text:p>4017,36265863292</text:p>
          </table:table-cell>
          <table:table-cell table:style-name="ce3" office:value-type="string" calcext:value-type="string">
            <text:p>RENAU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es FOUQUET</text:p>
          </table:table-cell>
          <table:table-cell table:number-columns-repeated="5"/>
          <table:table-cell table:formula="of:=RAND()*800" office:value-type="float" office:value="48.0364001356065" calcext:value-type="float">
            <text:p>48,03640013560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lémence</text:p>
          </table:table-cell>
          <table:table-cell table:style-name="ce2"/>
          <table:table-cell table:formula="of:=RAND()*10000" office:value-type="float" office:value="197.525947587565" calcext:value-type="float">
            <text:p>197,525947587565</text:p>
          </table:table-cell>
          <table:table-cell table:style-name="ce3" office:value-type="string" calcext:value-type="string">
            <text:p>BOUT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ctor GOMEZ</text:p>
          </table:table-cell>
          <table:table-cell table:number-columns-repeated="5"/>
          <table:table-cell table:formula="of:=RAND()*800" office:value-type="float" office:value="473.410585243255" calcext:value-type="float">
            <text:p>473,4105852432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harles</text:p>
          </table:table-cell>
          <table:table-cell table:style-name="ce2"/>
          <table:table-cell table:formula="of:=RAND()*10000" office:value-type="float" office:value="788.780654547736" calcext:value-type="float">
            <text:p>788,780654547736</text:p>
          </table:table-cell>
          <table:table-cell table:style-name="ce3" office:value-type="string" calcext:value-type="string">
            <text:p>DANI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olette GUILLON</text:p>
          </table:table-cell>
          <table:table-cell table:number-columns-repeated="5"/>
          <table:table-cell table:formula="of:=RAND()*800" office:value-type="float" office:value="634.391987603158" calcext:value-type="float">
            <text:p>634,3919876031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assandre</text:p>
          </table:table-cell>
          <table:table-cell table:style-name="ce2"/>
          <table:table-cell table:formula="of:=RAND()*10000" office:value-type="float" office:value="7263.97434598766" calcext:value-type="float">
            <text:p>7263,97434598766</text:p>
          </table:table-cell>
          <table:table-cell table:style-name="ce3" office:value-type="string" calcext:value-type="string">
            <text:p>MARI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çois DIJOUX</text:p>
          </table:table-cell>
          <table:table-cell table:number-columns-repeated="5"/>
          <table:table-cell table:formula="of:=RAND()*800" office:value-type="float" office:value="94.7997857816517" calcext:value-type="float">
            <text:p>94,79978578165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ianne</text:p>
          </table:table-cell>
          <table:table-cell table:style-name="ce2"/>
          <table:table-cell table:formula="of:=RAND()*10000" office:value-type="float" office:value="9057.69928707741" calcext:value-type="float">
            <text:p>9057,69928707741</text:p>
          </table:table-cell>
          <table:table-cell table:style-name="ce3" office:value-type="string" calcext:value-type="string">
            <text:p>CLERC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réa CHAUVEAU</text:p>
          </table:table-cell>
          <table:table-cell table:number-columns-repeated="5"/>
          <table:table-cell table:formula="of:=RAND()*800" office:value-type="float" office:value="648.693423066288" calcext:value-type="float">
            <text:p>648,69342306628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exandre</text:p>
          </table:table-cell>
          <table:table-cell table:style-name="ce2"/>
          <table:table-cell table:formula="of:=RAND()*10000" office:value-type="float" office:value="8961.36489347555" calcext:value-type="float">
            <text:p>8961,36489347555</text:p>
          </table:table-cell>
          <table:table-cell table:style-name="ce3" office:value-type="string" calcext:value-type="string">
            <text:p>CHEVAL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ès MOREL</text:p>
          </table:table-cell>
          <table:table-cell table:number-columns-repeated="5"/>
          <table:table-cell table:formula="of:=RAND()*800" office:value-type="float" office:value="200.610853824764" calcext:value-type="float">
            <text:p>200,61085382476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héophile</text:p>
          </table:table-cell>
          <table:table-cell table:style-name="ce2"/>
          <table:table-cell table:formula="of:=RAND()*10000" office:value-type="float" office:value="6366.38877331279" calcext:value-type="float">
            <text:p>6366,38877331279</text:p>
          </table:table-cell>
          <table:table-cell table:style-name="ce3" office:value-type="string" calcext:value-type="string">
            <text:p>NICOLA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eau LEBRUN</text:p>
          </table:table-cell>
          <table:table-cell table:number-columns-repeated="5"/>
          <table:table-cell table:formula="of:=RAND()*800" office:value-type="float" office:value="781.902983505279" calcext:value-type="float">
            <text:p>781,9029835052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ose</text:p>
          </table:table-cell>
          <table:table-cell table:style-name="ce2"/>
          <table:table-cell table:formula="of:=RAND()*10000" office:value-type="float" office:value="8005.64294098876" calcext:value-type="float">
            <text:p>8005,64294098876</text:p>
          </table:table-cell>
          <table:table-cell table:style-name="ce3" office:value-type="string" calcext:value-type="string">
            <text:p>POULA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hony GILLET</text:p>
          </table:table-cell>
          <table:table-cell table:number-columns-repeated="5"/>
          <table:table-cell table:formula="of:=RAND()*800" office:value-type="float" office:value="797.352752182633" calcext:value-type="float">
            <text:p>797,35275218263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milien</text:p>
          </table:table-cell>
          <table:table-cell table:style-name="ce2"/>
          <table:table-cell table:formula="of:=RAND()*10000" office:value-type="float" office:value="4274.19428830035" calcext:value-type="float">
            <text:p>4274,19428830035</text:p>
          </table:table-cell>
          <table:table-cell table:style-name="ce3" office:value-type="string" calcext:value-type="string">
            <text:p>PONC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ippe LOPEZ</text:p>
          </table:table-cell>
          <table:table-cell table:number-columns-repeated="5"/>
          <table:table-cell table:formula="of:=RAND()*800" office:value-type="float" office:value="169.504714291543" calcext:value-type="float">
            <text:p>169,50471429154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nès</text:p>
          </table:table-cell>
          <table:table-cell table:style-name="ce2"/>
          <table:table-cell table:formula="of:=RAND()*10000" office:value-type="float" office:value="5132.30737415142" calcext:value-type="float">
            <text:p>5132,30737415142</text:p>
          </table:table-cell>
          <table:table-cell table:style-name="ce3" office:value-type="string" calcext:value-type="string">
            <text:p>SCHMIT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zon NICOLAS</text:p>
          </table:table-cell>
          <table:table-cell table:number-columns-repeated="5"/>
          <table:table-cell table:formula="of:=RAND()*800" office:value-type="float" office:value="138.38342865929" calcext:value-type="float">
            <text:p>138,3834286592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uliette</text:p>
          </table:table-cell>
          <table:table-cell table:style-name="ce2"/>
          <table:table-cell table:formula="of:=RAND()*10000" office:value-type="float" office:value="9261.33969682269" calcext:value-type="float">
            <text:p>9261,33969682269</text:p>
          </table:table-cell>
          <table:table-cell table:style-name="ce3" office:value-type="string" calcext:value-type="string">
            <text:p>PARE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lle RIOU</text:p>
          </table:table-cell>
          <table:table-cell table:number-columns-repeated="5"/>
          <table:table-cell table:formula="of:=RAND()*800" office:value-type="float" office:value="456.592086236924" calcext:value-type="float">
            <text:p>456,5920862369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érémie</text:p>
          </table:table-cell>
          <table:table-cell table:style-name="ce2"/>
          <table:table-cell table:formula="of:=RAND()*10000" office:value-type="float" office:value="6494.92369149812" calcext:value-type="float">
            <text:p>6494,92369149812</text:p>
          </table:table-cell>
          <table:table-cell table:style-name="ce3" office:value-type="string" calcext:value-type="string">
            <text:p>BOUSQU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sa ROSSI</text:p>
          </table:table-cell>
          <table:table-cell table:number-columns-repeated="5"/>
          <table:table-cell table:formula="of:=RAND()*800" office:value-type="float" office:value="146.487638633698" calcext:value-type="float">
            <text:p>146,48763863369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braham</text:p>
          </table:table-cell>
          <table:table-cell table:style-name="ce2"/>
          <table:table-cell table:formula="of:=RAND()*10000" office:value-type="float" office:value="3633.00066092052" calcext:value-type="float">
            <text:p>3633,00066092052</text:p>
          </table:table-cell>
          <table:table-cell table:style-name="ce3" office:value-type="string" calcext:value-type="string">
            <text:p>NO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ton MAILLET</text:p>
          </table:table-cell>
          <table:table-cell table:number-columns-repeated="5"/>
          <table:table-cell table:formula="of:=RAND()*800" office:value-type="float" office:value="99.1073600016534" calcext:value-type="float">
            <text:p>99,107360001653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phonse</text:p>
          </table:table-cell>
          <table:table-cell table:style-name="ce2"/>
          <table:table-cell table:formula="of:=RAND()*10000" office:value-type="float" office:value="9168.83668978699" calcext:value-type="float">
            <text:p>9168,83668978699</text:p>
          </table:table-cell>
          <table:table-cell table:style-name="ce3" office:value-type="string" calcext:value-type="string">
            <text:p>ETIENN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une FERRAND</text:p>
          </table:table-cell>
          <table:table-cell table:number-columns-repeated="5"/>
          <table:table-cell table:formula="of:=RAND()*800" office:value-type="float" office:value="213.759516831487" calcext:value-type="float">
            <text:p>213,7595168314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erdinand</text:p>
          </table:table-cell>
          <table:table-cell table:style-name="ce2"/>
          <table:table-cell table:formula="of:=RAND()*10000" office:value-type="float" office:value="8490.40338420309" calcext:value-type="float">
            <text:p>8490,40338420309</text:p>
          </table:table-cell>
          <table:table-cell table:style-name="ce3" office:value-type="string" calcext:value-type="string">
            <text:p>SER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côme DUPUY</text:p>
          </table:table-cell>
          <table:table-cell table:number-columns-repeated="5"/>
          <table:table-cell table:formula="of:=RAND()*800" office:value-type="float" office:value="386.645415890962" calcext:value-type="float">
            <text:p>386,64541589096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anney</text:p>
          </table:table-cell>
          <table:table-cell table:style-name="ce2"/>
          <table:table-cell table:formula="of:=RAND()*10000" office:value-type="float" office:value="723.170939600095" calcext:value-type="float">
            <text:p>723,170939600095</text:p>
          </table:table-cell>
          <table:table-cell table:style-name="ce3" office:value-type="string" calcext:value-type="string">
            <text:p>BENOI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othé LESAGE</text:p>
          </table:table-cell>
          <table:table-cell table:number-columns-repeated="5"/>
          <table:table-cell table:formula="of:=RAND()*800" office:value-type="float" office:value="603.922083694488" calcext:value-type="float">
            <text:p>603,92208369448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achel</text:p>
          </table:table-cell>
          <table:table-cell table:style-name="ce2"/>
          <table:table-cell table:formula="of:=RAND()*10000" office:value-type="float" office:value="3121.41575035639" calcext:value-type="float">
            <text:p>3121,41575035639</text:p>
          </table:table-cell>
          <table:table-cell table:style-name="ce3" office:value-type="string" calcext:value-type="string">
            <text:p>GAUD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vid CHAPUIS</text:p>
          </table:table-cell>
          <table:table-cell table:number-columns-repeated="5"/>
          <table:table-cell table:formula="of:=RAND()*800" office:value-type="float" office:value="187.839062418789" calcext:value-type="float">
            <text:p>187,8390624187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omain</text:p>
          </table:table-cell>
          <table:table-cell table:style-name="ce2"/>
          <table:table-cell table:formula="of:=RAND()*10000" office:value-type="float" office:value="7112.6462740358" calcext:value-type="float">
            <text:p>7112,6462740358</text:p>
          </table:table-cell>
          <table:table-cell table:style-name="ce3" office:value-type="string" calcext:value-type="string">
            <text:p>HUM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 FOURNIER</text:p>
          </table:table-cell>
          <table:table-cell table:number-columns-repeated="5"/>
          <table:table-cell table:formula="of:=RAND()*800" office:value-type="float" office:value="155.083031300455" calcext:value-type="float">
            <text:p>155,08303130045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éleste</text:p>
          </table:table-cell>
          <table:table-cell table:style-name="ce2"/>
          <table:table-cell table:formula="of:=RAND()*10000" office:value-type="float" office:value="7620.15659012832" calcext:value-type="float">
            <text:p>7620,15659012832</text:p>
          </table:table-cell>
          <table:table-cell table:style-name="ce3" office:value-type="string" calcext:value-type="string">
            <text:p>GUY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PERRET</text:p>
          </table:table-cell>
          <table:table-cell table:number-columns-repeated="5"/>
          <table:table-cell table:formula="of:=RAND()*800" office:value-type="float" office:value="399.4739103131" calcext:value-type="float">
            <text:p>399,473910313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olin</text:p>
          </table:table-cell>
          <table:table-cell table:style-name="ce2"/>
          <table:table-cell table:formula="of:=RAND()*10000" office:value-type="float" office:value="7385.38191304542" calcext:value-type="float">
            <text:p>7385,38191304542</text:p>
          </table:table-cell>
          <table:table-cell table:style-name="ce3" office:value-type="string" calcext:value-type="string">
            <text:p>MAUR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e BARBE</text:p>
          </table:table-cell>
          <table:table-cell table:number-columns-repeated="5"/>
          <table:table-cell table:formula="of:=RAND()*800" office:value-type="float" office:value="444.909165333957" calcext:value-type="float">
            <text:p>444,9091653339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éa</text:p>
          </table:table-cell>
          <table:table-cell table:style-name="ce2"/>
          <table:table-cell table:formula="of:=RAND()*10000" office:value-type="float" office:value="3402.78331539594" calcext:value-type="float">
            <text:p>3402,78331539594</text:p>
          </table:table-cell>
          <table:table-cell table:style-name="ce3" office:value-type="string" calcext:value-type="string">
            <text:p>DUVA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 JULIEN</text:p>
          </table:table-cell>
          <table:table-cell table:number-columns-repeated="5"/>
          <table:table-cell table:formula="of:=RAND()*800" office:value-type="float" office:value="751.363022904843" calcext:value-type="float">
            <text:p>751,36302290484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râce</text:p>
          </table:table-cell>
          <table:table-cell table:style-name="ce2"/>
          <table:table-cell table:formula="of:=RAND()*10000" office:value-type="float" office:value="9456.63592894562" calcext:value-type="float">
            <text:p>9456,63592894562</text:p>
          </table:table-cell>
          <table:table-cell table:style-name="ce3" office:value-type="string" calcext:value-type="string">
            <text:p>VIDA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 LEVEQUE</text:p>
          </table:table-cell>
          <table:table-cell table:number-columns-repeated="5"/>
          <table:table-cell table:formula="of:=RAND()*800" office:value-type="float" office:value="218.343579489738" calcext:value-type="float">
            <text:p>218,34357948973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tthieu</text:p>
          </table:table-cell>
          <table:table-cell table:style-name="ce2"/>
          <table:table-cell table:formula="of:=RAND()*10000" office:value-type="float" office:value="7355.43929156847" calcext:value-type="float">
            <text:p>7355,43929156847</text:p>
          </table:table-cell>
          <table:table-cell table:style-name="ce3" office:value-type="string" calcext:value-type="string">
            <text:p>COUTUR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e DELATTRE</text:p>
          </table:table-cell>
          <table:table-cell table:number-columns-repeated="5"/>
          <table:table-cell table:formula="of:=RAND()*800" office:value-type="float" office:value="142.322495114058" calcext:value-type="float">
            <text:p>142,3224951140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ise</text:p>
          </table:table-cell>
          <table:table-cell table:style-name="ce2"/>
          <table:table-cell table:formula="of:=RAND()*10000" office:value-type="float" office:value="6721.29749902524" calcext:value-type="float">
            <text:p>6721,29749902524</text:p>
          </table:table-cell>
          <table:table-cell table:style-name="ce3" office:value-type="string" calcext:value-type="string">
            <text:p>MALL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de BERTRAND</text:p>
          </table:table-cell>
          <table:table-cell table:number-columns-repeated="5"/>
          <table:table-cell table:formula="of:=RAND()*800" office:value-type="float" office:value="592.715107928962" calcext:value-type="float">
            <text:p>592,7151079289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ulie</text:p>
          </table:table-cell>
          <table:table-cell table:style-name="ce2"/>
          <table:table-cell table:formula="of:=RAND()*10000" office:value-type="float" office:value="1264.45222296752" calcext:value-type="float">
            <text:p>1264,45222296752</text:p>
          </table:table-cell>
          <table:table-cell table:style-name="ce3" office:value-type="string" calcext:value-type="string">
            <text:p>COST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vier VERDIER</text:p>
          </table:table-cell>
          <table:table-cell table:number-columns-repeated="5"/>
          <table:table-cell table:formula="of:=RAND()*800" office:value-type="float" office:value="63.8226938433945" calcext:value-type="float">
            <text:p>63,82269384339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austine</text:p>
          </table:table-cell>
          <table:table-cell table:style-name="ce2"/>
          <table:table-cell table:formula="of:=RAND()*10000" office:value-type="float" office:value="7818.03172198124" calcext:value-type="float">
            <text:p>7818,03172198124</text:p>
          </table:table-cell>
          <table:table-cell table:style-name="ce3" office:value-type="string" calcext:value-type="string">
            <text:p>MARECHA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mand WEBER</text:p>
          </table:table-cell>
          <table:table-cell table:number-columns-repeated="5"/>
          <table:table-cell table:formula="of:=RAND()*800" office:value-type="float" office:value="177.735280338675" calcext:value-type="float">
            <text:p>177,7352803386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aëlle</text:p>
          </table:table-cell>
          <table:table-cell table:style-name="ce2"/>
          <table:table-cell table:formula="of:=RAND()*10000" office:value-type="float" office:value="2635.23804605938" calcext:value-type="float">
            <text:p>2635,23804605938</text:p>
          </table:table-cell>
          <table:table-cell table:style-name="ce3" office:value-type="string" calcext:value-type="string">
            <text:p>RENAUL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an LEBRETON</text:p>
          </table:table-cell>
          <table:table-cell table:number-columns-repeated="5"/>
          <table:table-cell table:formula="of:=RAND()*800" office:value-type="float" office:value="668.14527111128" calcext:value-type="float">
            <text:p>668,1452711112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Hugo</text:p>
          </table:table-cell>
          <table:table-cell table:style-name="ce2"/>
          <table:table-cell table:formula="of:=RAND()*10000" office:value-type="float" office:value="4057.92859266512" calcext:value-type="float">
            <text:p>4057,92859266512</text:p>
          </table:table-cell>
          <table:table-cell table:style-name="ce3" office:value-type="string" calcext:value-type="string">
            <text:p>FERNANDE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ien BRUNEL</text:p>
          </table:table-cell>
          <table:table-cell table:number-columns-repeated="5"/>
          <table:table-cell table:formula="of:=RAND()*800" office:value-type="float" office:value="251.414514053613" calcext:value-type="float">
            <text:p>251,4145140536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ugénie</text:p>
          </table:table-cell>
          <table:table-cell table:style-name="ce2"/>
          <table:table-cell table:formula="of:=RAND()*10000" office:value-type="float" office:value="5054.13286271505" calcext:value-type="float">
            <text:p>5054,13286271505</text:p>
          </table:table-cell>
          <table:table-cell table:style-name="ce3" office:value-type="string" calcext:value-type="string">
            <text:p>LE COR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ra DUCLOS</text:p>
          </table:table-cell>
          <table:table-cell table:number-columns-repeated="5"/>
          <table:table-cell table:formula="of:=RAND()*800" office:value-type="float" office:value="320.15562383458" calcext:value-type="float">
            <text:p>320,155623834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sther</text:p>
          </table:table-cell>
          <table:table-cell table:style-name="ce2"/>
          <table:table-cell table:formula="of:=RAND()*10000" office:value-type="float" office:value="1647.90365495719" calcext:value-type="float">
            <text:p>1647,90365495719</text:p>
          </table:table-cell>
          <table:table-cell table:style-name="ce3" office:value-type="string" calcext:value-type="string">
            <text:p>PERRO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chel GUICHARD</text:p>
          </table:table-cell>
          <table:table-cell table:number-columns-repeated="5"/>
          <table:table-cell table:formula="of:=RAND()*800" office:value-type="float" office:value="707.740482408553" calcext:value-type="float">
            <text:p>707,7404824085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aure</text:p>
          </table:table-cell>
          <table:table-cell table:style-name="ce2"/>
          <table:table-cell table:formula="of:=RAND()*10000" office:value-type="float" office:value="6387.0050793048" calcext:value-type="float">
            <text:p>6387,0050793048</text:p>
          </table:table-cell>
          <table:table-cell table:style-name="ce3" office:value-type="string" calcext:value-type="string">
            <text:p>PER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ux COULON</text:p>
          </table:table-cell>
          <table:table-cell table:number-columns-repeated="5"/>
          <table:table-cell table:formula="of:=RAND()*800" office:value-type="float" office:value="208.894513454288" calcext:value-type="float">
            <text:p>208,89451345428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isabeth</text:p>
          </table:table-cell>
          <table:table-cell table:style-name="ce2"/>
          <table:table-cell table:formula="of:=RAND()*10000" office:value-type="float" office:value="7132.33578600921" calcext:value-type="float">
            <text:p>7132,33578600921</text:p>
          </table:table-cell>
          <table:table-cell table:style-name="ce3" office:value-type="string" calcext:value-type="string">
            <text:p>MAR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rian LELIEVRE</text:p>
          </table:table-cell>
          <table:table-cell table:number-columns-repeated="5"/>
          <table:table-cell table:formula="of:=RAND()*800" office:value-type="float" office:value="174.952465761453" calcext:value-type="float">
            <text:p>174,9524657614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gèle</text:p>
          </table:table-cell>
          <table:table-cell table:style-name="ce2"/>
          <table:table-cell table:formula="of:=RAND()*10000" office:value-type="float" office:value="530.439630383626" calcext:value-type="float">
            <text:p>530,439630383626</text:p>
          </table:table-cell>
          <table:table-cell table:style-name="ce3" office:value-type="string" calcext:value-type="string">
            <text:p>BERN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en JOSEPH</text:p>
          </table:table-cell>
          <table:table-cell table:number-columns-repeated="5"/>
          <table:table-cell table:formula="of:=RAND()*800" office:value-type="float" office:value="169.968570675701" calcext:value-type="float">
            <text:p>169,9685706757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gaux</text:p>
          </table:table-cell>
          <table:table-cell table:style-name="ce2"/>
          <table:table-cell table:formula="of:=RAND()*10000" office:value-type="float" office:value="5129.48837014847" calcext:value-type="float">
            <text:p>5129,48837014847</text:p>
          </table:table-cell>
          <table:table-cell table:style-name="ce3" office:value-type="string" calcext:value-type="string">
            <text:p>DUPO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e LAROCHE</text:p>
          </table:table-cell>
          <table:table-cell table:number-columns-repeated="5"/>
          <table:table-cell table:formula="of:=RAND()*800" office:value-type="float" office:value="40.0479781441391" calcext:value-type="float">
            <text:p>40,04797814413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icolas</text:p>
          </table:table-cell>
          <table:table-cell table:style-name="ce2"/>
          <table:table-cell table:formula="of:=RAND()*10000" office:value-type="float" office:value="1942.66021135263" calcext:value-type="float">
            <text:p>1942,66021135263</text:p>
          </table:table-cell>
          <table:table-cell table:style-name="ce3" office:value-type="string" calcext:value-type="string">
            <text:p>BERG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eur DOUCET</text:p>
          </table:table-cell>
          <table:table-cell table:number-columns-repeated="5"/>
          <table:table-cell table:formula="of:=RAND()*800" office:value-type="float" office:value="208.862033393234" calcext:value-type="float">
            <text:p>208,8620333932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va</text:p>
          </table:table-cell>
          <table:table-cell table:style-name="ce2"/>
          <table:table-cell table:formula="of:=RAND()*10000" office:value-type="float" office:value="7997.99941829406" calcext:value-type="float">
            <text:p>7997,99941829406</text:p>
          </table:table-cell>
          <table:table-cell table:style-name="ce3" office:value-type="string" calcext:value-type="string">
            <text:p>TURP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ibaut AUBERT</text:p>
          </table:table-cell>
          <table:table-cell table:number-columns-repeated="5"/>
          <table:table-cell table:formula="of:=RAND()*800" office:value-type="float" office:value="477.773694414645" calcext:value-type="float">
            <text:p>477,77369441464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ules</text:p>
          </table:table-cell>
          <table:table-cell table:style-name="ce2"/>
          <table:table-cell table:formula="of:=RAND()*10000" office:value-type="float" office:value="3173.64267189987" calcext:value-type="float">
            <text:p>3173,64267189987</text:p>
          </table:table-cell>
          <table:table-cell table:style-name="ce3" office:value-type="string" calcext:value-type="string">
            <text:p>REM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tole BARRE</text:p>
          </table:table-cell>
          <table:table-cell table:number-columns-repeated="5"/>
          <table:table-cell table:formula="of:=RAND()*800" office:value-type="float" office:value="554.856556002051" calcext:value-type="float">
            <text:p>554,85655600205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hilomène</text:p>
          </table:table-cell>
          <table:table-cell table:style-name="ce2"/>
          <table:table-cell table:formula="of:=RAND()*10000" office:value-type="float" office:value="9977.58171637543" calcext:value-type="float">
            <text:p>9977,58171637543</text:p>
          </table:table-cell>
          <table:table-cell table:style-name="ce3" office:value-type="string" calcext:value-type="string">
            <text:p>DUMA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é MALLET</text:p>
          </table:table-cell>
          <table:table-cell table:number-columns-repeated="5"/>
          <table:table-cell table:formula="of:=RAND()*800" office:value-type="float" office:value="582.795827370137" calcext:value-type="float">
            <text:p>582,7958273701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éonie</text:p>
          </table:table-cell>
          <table:table-cell table:style-name="ce2"/>
          <table:table-cell table:formula="of:=RAND()*10000" office:value-type="float" office:value="404.361357213929" calcext:value-type="float">
            <text:p>404,361357213929</text:p>
          </table:table-cell>
          <table:table-cell table:style-name="ce3" office:value-type="string" calcext:value-type="string">
            <text:p>DURA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muel JOURDAIN</text:p>
          </table:table-cell>
          <table:table-cell table:number-columns-repeated="5"/>
          <table:table-cell table:formula="of:=RAND()*800" office:value-type="float" office:value="643.460507038981" calcext:value-type="float">
            <text:p>643,46050703898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odie</text:p>
          </table:table-cell>
          <table:table-cell table:style-name="ce2"/>
          <table:table-cell table:formula="of:=RAND()*10000" office:value-type="float" office:value="9677.32424032874" calcext:value-type="float">
            <text:p>9677,32424032874</text:p>
          </table:table-cell>
          <table:table-cell table:style-name="ce3" office:value-type="string" calcext:value-type="string">
            <text:p>CAR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aïs SALMON</text:p>
          </table:table-cell>
          <table:table-cell table:number-columns-repeated="5"/>
          <table:table-cell table:formula="of:=RAND()*800" office:value-type="float" office:value="306.570299435407" calcext:value-type="float">
            <text:p>306,57029943540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phaël</text:p>
          </table:table-cell>
          <table:table-cell table:style-name="ce2"/>
          <table:table-cell table:formula="of:=RAND()*10000" office:value-type="float" office:value="9981.07518651523" calcext:value-type="float">
            <text:p>9981,07518651523</text:p>
          </table:table-cell>
          <table:table-cell table:style-name="ce3" office:value-type="string" calcext:value-type="string">
            <text:p>LEGRO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e LEGENDRE</text:p>
          </table:table-cell>
          <table:table-cell table:number-columns-repeated="5"/>
          <table:table-cell table:formula="of:=RAND()*800" office:value-type="float" office:value="304.773147124797" calcext:value-type="float">
            <text:p>304,77314712479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orentin</text:p>
          </table:table-cell>
          <table:table-cell table:style-name="ce2"/>
          <table:table-cell table:formula="of:=RAND()*10000" office:value-type="float" office:value="722.918367246166" calcext:value-type="float">
            <text:p>722,918367246166</text:p>
          </table:table-cell>
          <table:table-cell table:style-name="ce3" office:value-type="string" calcext:value-type="string">
            <text:p>RE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ilomène ROUSSEAU</text:p>
          </table:table-cell>
          <table:table-cell table:number-columns-repeated="5"/>
          <table:table-cell table:formula="of:=RAND()*800" office:value-type="float" office:value="124.28708774969" calcext:value-type="float">
            <text:p>124,2870877496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udivine</text:p>
          </table:table-cell>
          <table:table-cell table:style-name="ce2"/>
          <table:table-cell table:formula="of:=RAND()*10000" office:value-type="float" office:value="9593.88031507842" calcext:value-type="float">
            <text:p>9593,88031507842</text:p>
          </table:table-cell>
          <table:table-cell table:style-name="ce3" office:value-type="string" calcext:value-type="string">
            <text:p>LECLERC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éphane CROS</text:p>
          </table:table-cell>
          <table:table-cell table:number-columns-repeated="5"/>
          <table:table-cell table:formula="of:=RAND()*800" office:value-type="float" office:value="782.030005659908" calcext:value-type="float">
            <text:p>782,0300056599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oïse</text:p>
          </table:table-cell>
          <table:table-cell table:style-name="ce2"/>
          <table:table-cell table:formula="of:=RAND()*10000" office:value-type="float" office:value="2943.02255962975" calcext:value-type="float">
            <text:p>2943,02255962975</text:p>
          </table:table-cell>
          <table:table-cell table:style-name="ce3" office:value-type="string" calcext:value-type="string">
            <text:p>LEMOIN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istide GERVAIS</text:p>
          </table:table-cell>
          <table:table-cell table:number-columns-repeated="5"/>
          <table:table-cell table:formula="of:=RAND()*800" office:value-type="float" office:value="35.3832510299981" calcext:value-type="float">
            <text:p>35,383251029998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ustin</text:p>
          </table:table-cell>
          <table:table-cell table:style-name="ce2"/>
          <table:table-cell table:formula="of:=RAND()*10000" office:value-type="float" office:value="5261.35804946534" calcext:value-type="float">
            <text:p>5261,35804946534</text:p>
          </table:table-cell>
          <table:table-cell table:style-name="ce3" office:value-type="string" calcext:value-type="string">
            <text:p>FAIV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l DUFOUR</text:p>
          </table:table-cell>
          <table:table-cell table:number-columns-repeated="5"/>
          <table:table-cell table:formula="of:=RAND()*800" office:value-type="float" office:value="584.290071483702" calcext:value-type="float">
            <text:p>584,2900714837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sabelle</text:p>
          </table:table-cell>
          <table:table-cell table:style-name="ce2"/>
          <table:table-cell table:formula="of:=RAND()*10000" office:value-type="float" office:value="6086.54757845216" calcext:value-type="float">
            <text:p>6086,54757845216</text:p>
          </table:table-cell>
          <table:table-cell table:style-name="ce3" office:value-type="string" calcext:value-type="string">
            <text:p>VALLE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iel MICHAUD</text:p>
          </table:table-cell>
          <table:table-cell table:number-columns-repeated="5"/>
          <table:table-cell table:formula="of:=RAND()*800" office:value-type="float" office:value="485.643275547773" calcext:value-type="float">
            <text:p>485,64327554777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élestine</text:p>
          </table:table-cell>
          <table:table-cell table:style-name="ce2"/>
          <table:table-cell table:formula="of:=RAND()*10000" office:value-type="float" office:value="6952.24513649009" calcext:value-type="float">
            <text:p>6952,24513649009</text:p>
          </table:table-cell>
          <table:table-cell table:style-name="ce3" office:value-type="string" calcext:value-type="string">
            <text:p>CLEME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ile MASSE</text:p>
          </table:table-cell>
          <table:table-cell table:number-columns-repeated="5"/>
          <table:table-cell table:formula="of:=RAND()*800" office:value-type="float" office:value="698.13305074349" calcext:value-type="float">
            <text:p>698,1330507434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oann</text:p>
          </table:table-cell>
          <table:table-cell table:style-name="ce2"/>
          <table:table-cell table:formula="of:=RAND()*10000" office:value-type="float" office:value="7686.99020263739" calcext:value-type="float">
            <text:p>7686,99020263739</text:p>
          </table:table-cell>
          <table:table-cell table:style-name="ce3" office:value-type="string" calcext:value-type="string">
            <text:p>PRUVOS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ôme BONNEAU</text:p>
          </table:table-cell>
          <table:table-cell table:number-columns-repeated="5"/>
          <table:table-cell table:formula="of:=RAND()*800" office:value-type="float" office:value="695.40209909901" calcext:value-type="float">
            <text:p>695,402099099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lémentine</text:p>
          </table:table-cell>
          <table:table-cell table:style-name="ce2"/>
          <table:table-cell table:formula="of:=RAND()*10000" office:value-type="float" office:value="3981.14686016925" calcext:value-type="float">
            <text:p>3981,14686016925</text:p>
          </table:table-cell>
          <table:table-cell table:style-name="ce3" office:value-type="string" calcext:value-type="string">
            <text:p>PERR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c SIMON</text:p>
          </table:table-cell>
          <table:table-cell table:number-columns-repeated="5"/>
          <table:table-cell table:formula="of:=RAND()*800" office:value-type="float" office:value="682.586412224919" calcext:value-type="float">
            <text:p>682,58641222491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scar</text:p>
          </table:table-cell>
          <table:table-cell table:style-name="ce2"/>
          <table:table-cell table:formula="of:=RAND()*10000" office:value-type="float" office:value="684.286357136443" calcext:value-type="float">
            <text:p>684,286357136443</text:p>
          </table:table-cell>
          <table:table-cell table:style-name="ce3" office:value-type="string" calcext:value-type="string">
            <text:p>MAUR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élodie ROBIN</text:p>
          </table:table-cell>
          <table:table-cell table:number-columns-repeated="5"/>
          <table:table-cell table:formula="of:=RAND()*800" office:value-type="float" office:value="634.493998717517" calcext:value-type="float">
            <text:p>634,49399871751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héodore</text:p>
          </table:table-cell>
          <table:table-cell table:style-name="ce2"/>
          <table:table-cell table:formula="of:=RAND()*10000" office:value-type="float" office:value="1447.1671229694" calcext:value-type="float">
            <text:p>1447,1671229694</text:p>
          </table:table-cell>
          <table:table-cell table:style-name="ce3" office:value-type="string" calcext:value-type="string">
            <text:p>FISCH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bane MAUREL</text:p>
          </table:table-cell>
          <table:table-cell table:number-columns-repeated="5"/>
          <table:table-cell table:formula="of:=RAND()*800" office:value-type="float" office:value="258.135383296758" calcext:value-type="float">
            <text:p>258,1353832967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érénice</text:p>
          </table:table-cell>
          <table:table-cell table:style-name="ce2"/>
          <table:table-cell table:formula="of:=RAND()*10000" office:value-type="float" office:value="402.742876904085" calcext:value-type="float">
            <text:p>402,742876904085</text:p>
          </table:table-cell>
          <table:table-cell table:style-name="ce3" office:value-type="string" calcext:value-type="string">
            <text:p>BRUN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 MULLER</text:p>
          </table:table-cell>
          <table:table-cell table:number-columns-repeated="5"/>
          <table:table-cell table:formula="of:=RAND()*800" office:value-type="float" office:value="197.898854594678" calcext:value-type="float">
            <text:p>197,8988545946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rielle</text:p>
          </table:table-cell>
          <table:table-cell table:style-name="ce2"/>
          <table:table-cell table:formula="of:=RAND()*10000" office:value-type="float" office:value="7439.90162969567" calcext:value-type="float">
            <text:p>7439,90162969567</text:p>
          </table:table-cell>
          <table:table-cell table:style-name="ce3" office:value-type="string" calcext:value-type="string">
            <text:p>REG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onel DESCAMPS</text:p>
          </table:table-cell>
          <table:table-cell table:number-columns-repeated="5"/>
          <table:table-cell table:formula="of:=RAND()*800" office:value-type="float" office:value="709.834005404264" calcext:value-type="float">
            <text:p>709,83400540426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bin</text:p>
          </table:table-cell>
          <table:table-cell table:style-name="ce2"/>
          <table:table-cell table:formula="of:=RAND()*10000" office:value-type="float" office:value="8149.17416661046" calcext:value-type="float">
            <text:p>8149,17416661046</text:p>
          </table:table-cell>
          <table:table-cell table:style-name="ce3" office:value-type="string" calcext:value-type="string">
            <text:p>BLANCH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yeul HERVE</text:p>
          </table:table-cell>
          <table:table-cell table:number-columns-repeated="5"/>
          <table:table-cell table:formula="of:=RAND()*800" office:value-type="float" office:value="578.380988817662" calcext:value-type="float">
            <text:p>578,38098881766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xence</text:p>
          </table:table-cell>
          <table:table-cell table:style-name="ce2"/>
          <table:table-cell table:formula="of:=RAND()*10000" office:value-type="float" office:value="7302.88011603989" calcext:value-type="float">
            <text:p>7302,88011603989</text:p>
          </table:table-cell>
          <table:table-cell table:style-name="ce3" office:value-type="string" calcext:value-type="string">
            <text:p>PERR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in CLEMENT</text:p>
          </table:table-cell>
          <table:table-cell table:number-columns-repeated="5"/>
          <table:table-cell table:formula="of:=RAND()*800" office:value-type="float" office:value="131.369755323976" calcext:value-type="float">
            <text:p>131,36975532397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tin</text:p>
          </table:table-cell>
          <table:table-cell table:style-name="ce2"/>
          <table:table-cell table:formula="of:=RAND()*10000" office:value-type="float" office:value="1377.53066490404" calcext:value-type="float">
            <text:p>1377,53066490404</text:p>
          </table:table-cell>
          <table:table-cell table:style-name="ce3" office:value-type="string" calcext:value-type="string">
            <text:p>CAST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is HUBERT</text:p>
          </table:table-cell>
          <table:table-cell table:number-columns-repeated="5"/>
          <table:table-cell table:formula="of:=RAND()*800" office:value-type="float" office:value="25.1539641059935" calcext:value-type="float">
            <text:p>25,153964105993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thys</text:p>
          </table:table-cell>
          <table:table-cell table:style-name="ce2"/>
          <table:table-cell table:formula="of:=RAND()*10000" office:value-type="float" office:value="1338.77141983248" calcext:value-type="float">
            <text:p>1338,77141983248</text:p>
          </table:table-cell>
          <table:table-cell table:style-name="ce3" office:value-type="string" calcext:value-type="string">
            <text:p>SANCH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andre BENARD</text:p>
          </table:table-cell>
          <table:table-cell table:number-columns-repeated="5"/>
          <table:table-cell table:formula="of:=RAND()*800" office:value-type="float" office:value="394.959206786007" calcext:value-type="float">
            <text:p>394,95920678600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aël</text:p>
          </table:table-cell>
          <table:table-cell table:style-name="ce2"/>
          <table:table-cell table:formula="of:=RAND()*10000" office:value-type="float" office:value="9744.53614908271" calcext:value-type="float">
            <text:p>9744,53614908271</text:p>
          </table:table-cell>
          <table:table-cell table:style-name="ce3" office:value-type="string" calcext:value-type="string">
            <text:p>LECOQ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bin FABRE</text:p>
          </table:table-cell>
          <table:table-cell table:number-columns-repeated="5"/>
          <table:table-cell table:formula="of:=RAND()*800" office:value-type="float" office:value="734.955215174705" calcext:value-type="float">
            <text:p>734,95521517470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lie</text:p>
          </table:table-cell>
          <table:table-cell table:style-name="ce2"/>
          <table:table-cell table:formula="of:=RAND()*10000" office:value-type="float" office:value="283.787035150453" calcext:value-type="float">
            <text:p>283,787035150453</text:p>
          </table:table-cell>
          <table:table-cell table:style-name="ce3" office:value-type="string" calcext:value-type="string">
            <text:p>MEU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ine LAUNAY</text:p>
          </table:table-cell>
          <table:table-cell table:number-columns-repeated="5"/>
          <table:table-cell table:formula="of:=RAND()*800" office:value-type="float" office:value="323.692086245865" calcext:value-type="float">
            <text:p>323,6920862458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arah</text:p>
          </table:table-cell>
          <table:table-cell table:style-name="ce2"/>
          <table:table-cell table:formula="of:=RAND()*10000" office:value-type="float" office:value="5328.94614967518" calcext:value-type="float">
            <text:p>5328,94614967518</text:p>
          </table:table-cell>
          <table:table-cell table:style-name="ce3" office:value-type="string" calcext:value-type="string">
            <text:p>TESS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drien LAGARDE</text:p>
          </table:table-cell>
          <table:table-cell table:number-columns-repeated="5"/>
          <table:table-cell table:formula="of:=RAND()*800" office:value-type="float" office:value="270.036373194307" calcext:value-type="float">
            <text:p>270,0363731943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saure</text:p>
          </table:table-cell>
          <table:table-cell table:style-name="ce2"/>
          <table:table-cell table:formula="of:=RAND()*10000" office:value-type="float" office:value="3014.2627924215" calcext:value-type="float">
            <text:p>3014,2627924215</text:p>
          </table:table-cell>
          <table:table-cell table:style-name="ce3" office:value-type="string" calcext:value-type="string">
            <text:p>GILL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éphine BONNET</text:p>
          </table:table-cell>
          <table:table-cell table:number-columns-repeated="5"/>
          <table:table-cell table:formula="of:=RAND()*800" office:value-type="float" office:value="788.581100758165" calcext:value-type="float">
            <text:p>788,58110075816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uillaume</text:p>
          </table:table-cell>
          <table:table-cell table:style-name="ce2"/>
          <table:table-cell table:formula="of:=RAND()*10000" office:value-type="float" office:value="8871.04519759305" calcext:value-type="float">
            <text:p>8871,04519759305</text:p>
          </table:table-cell>
          <table:table-cell table:style-name="ce3" office:value-type="string" calcext:value-type="string">
            <text:p>CRO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ence DELMAS</text:p>
          </table:table-cell>
          <table:table-cell table:number-columns-repeated="5"/>
          <table:table-cell table:formula="of:=RAND()*800" office:value-type="float" office:value="229.13698265329" calcext:value-type="float">
            <text:p>229,1369826532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Zacharie</text:p>
          </table:table-cell>
          <table:table-cell table:style-name="ce2"/>
          <table:table-cell table:formula="of:=RAND()*10000" office:value-type="float" office:value="9827.68627931364" calcext:value-type="float">
            <text:p>9827,68627931364</text:p>
          </table:table-cell>
          <table:table-cell table:style-name="ce3" office:value-type="string" calcext:value-type="string">
            <text:p>RICH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xence LABORDE</text:p>
          </table:table-cell>
          <table:table-cell table:number-columns-repeated="5"/>
          <table:table-cell table:formula="of:=RAND()*800" office:value-type="float" office:value="774.83758116141" calcext:value-type="float">
            <text:p>774,8375811614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lo</text:p>
          </table:table-cell>
          <table:table-cell table:style-name="ce2"/>
          <table:table-cell table:formula="of:=RAND()*10000" office:value-type="float" office:value="9565.55040203966" calcext:value-type="float">
            <text:p>9565,55040203966</text:p>
          </table:table-cell>
          <table:table-cell table:style-name="ce3" office:value-type="string" calcext:value-type="string">
            <text:p>DUHAM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dith CHAUVET</text:p>
          </table:table-cell>
          <table:table-cell table:number-columns-repeated="5"/>
          <table:table-cell table:formula="of:=RAND()*800" office:value-type="float" office:value="651.270894613117" calcext:value-type="float">
            <text:p>651,27089461311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ésar</text:p>
          </table:table-cell>
          <table:table-cell table:style-name="ce2"/>
          <table:table-cell table:formula="of:=RAND()*10000" office:value-type="float" office:value="2319.28945868276" calcext:value-type="float">
            <text:p>2319,28945868276</text:p>
          </table:table-cell>
          <table:table-cell table:style-name="ce3" office:value-type="string" calcext:value-type="string">
            <text:p>LEGRA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il PEREZ</text:p>
          </table:table-cell>
          <table:table-cell table:number-columns-repeated="5"/>
          <table:table-cell table:formula="of:=RAND()*800" office:value-type="float" office:value="616.893048863858" calcext:value-type="float">
            <text:p>616,89304886385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rsène</text:p>
          </table:table-cell>
          <table:table-cell table:style-name="ce2"/>
          <table:table-cell table:formula="of:=RAND()*10000" office:value-type="float" office:value="8599.66036281548" calcext:value-type="float">
            <text:p>8599,66036281548</text:p>
          </table:table-cell>
          <table:table-cell table:style-name="ce3" office:value-type="string" calcext:value-type="string">
            <text:p>THIBAUL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line ROUX</text:p>
          </table:table-cell>
          <table:table-cell table:number-columns-repeated="5"/>
          <table:table-cell table:formula="of:=RAND()*800" office:value-type="float" office:value="286.408019904047" calcext:value-type="float">
            <text:p>286,4080199040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deleine</text:p>
          </table:table-cell>
          <table:table-cell table:style-name="ce2"/>
          <table:table-cell table:formula="of:=RAND()*10000" office:value-type="float" office:value="2369.69104851596" calcext:value-type="float">
            <text:p>2369,69104851596</text:p>
          </table:table-cell>
          <table:table-cell table:style-name="ce3" office:value-type="string" calcext:value-type="string">
            <text:p>FAV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anuel GREGOIRE</text:p>
          </table:table-cell>
          <table:table-cell table:number-columns-repeated="5"/>
          <table:table-cell table:formula="of:=RAND()*800" office:value-type="float" office:value="290.532095637172" calcext:value-type="float">
            <text:p>290,53209563717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aptiste</text:p>
          </table:table-cell>
          <table:table-cell table:style-name="ce2"/>
          <table:table-cell table:formula="of:=RAND()*10000" office:value-type="float" office:value="4372.21412663348" calcext:value-type="float">
            <text:p>4372,21412663348</text:p>
          </table:table-cell>
          <table:table-cell table:style-name="ce3" office:value-type="string" calcext:value-type="string">
            <text:p>BOY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éonore ROUSSEL</text:p>
          </table:table-cell>
          <table:table-cell table:number-columns-repeated="5"/>
          <table:table-cell table:formula="of:=RAND()*800" office:value-type="float" office:value="122.243918199092" calcext:value-type="float">
            <text:p>122,2439181990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ane</text:p>
          </table:table-cell>
          <table:table-cell table:style-name="ce2"/>
          <table:table-cell table:formula="of:=RAND()*10000" office:value-type="float" office:value="5949.059947161" calcext:value-type="float">
            <text:p>5949,059947161</text:p>
          </table:table-cell>
          <table:table-cell table:style-name="ce3" office:value-type="string" calcext:value-type="string">
            <text:p>MERL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illaume MARY</text:p>
          </table:table-cell>
          <table:table-cell table:number-columns-repeated="5"/>
          <table:table-cell table:formula="of:=RAND()*800" office:value-type="float" office:value="646.309014875442" calcext:value-type="float">
            <text:p>646,30901487544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ud</text:p>
          </table:table-cell>
          <table:table-cell table:style-name="ce2"/>
          <table:table-cell table:formula="of:=RAND()*10000" office:value-type="float" office:value="3132.93036655523" calcext:value-type="float">
            <text:p>3132,93036655523</text:p>
          </table:table-cell>
          <table:table-cell table:style-name="ce3" office:value-type="string" calcext:value-type="string">
            <text:p>LE GAL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s MAURY</text:p>
          </table:table-cell>
          <table:table-cell table:number-columns-repeated="5"/>
          <table:table-cell table:formula="of:=RAND()*800" office:value-type="float" office:value="234.868152532727" calcext:value-type="float">
            <text:p>234,8681525327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auréline</text:p>
          </table:table-cell>
          <table:table-cell table:style-name="ce2"/>
          <table:table-cell table:formula="of:=RAND()*10000" office:value-type="float" office:value="271.279501030222" calcext:value-type="float">
            <text:p>271,279501030222</text:p>
          </table:table-cell>
          <table:table-cell table:style-name="ce3" office:value-type="string" calcext:value-type="string">
            <text:p>LABB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ane BRUN</text:p>
          </table:table-cell>
          <table:table-cell table:number-columns-repeated="5"/>
          <table:table-cell table:formula="of:=RAND()*800" office:value-type="float" office:value="296.733332145959" calcext:value-type="float">
            <text:p>296,7333321459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uthier</text:p>
          </table:table-cell>
          <table:table-cell table:style-name="ce2"/>
          <table:table-cell table:formula="of:=RAND()*10000" office:value-type="float" office:value="4516.25421526842" calcext:value-type="float">
            <text:p>4516,25421526842</text:p>
          </table:table-cell>
          <table:table-cell table:style-name="ce3" office:value-type="string" calcext:value-type="string">
            <text:p>SAMS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 DUBOIS</text:p>
          </table:table-cell>
          <table:table-cell table:number-columns-repeated="5"/>
          <table:table-cell table:formula="of:=RAND()*800" office:value-type="float" office:value="541.342211421579" calcext:value-type="float">
            <text:p>541,3422114215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ouison</text:p>
          </table:table-cell>
          <table:table-cell table:style-name="ce2"/>
          <table:table-cell table:formula="of:=RAND()*10000" office:value-type="float" office:value="2382.62404338457" calcext:value-type="float">
            <text:p>2382,62404338457</text:p>
          </table:table-cell>
          <table:table-cell table:style-name="ce3" office:value-type="string" calcext:value-type="string">
            <text:p>FRANCO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ëlie RENAULT</text:p>
          </table:table-cell>
          <table:table-cell table:number-columns-repeated="5"/>
          <table:table-cell table:formula="of:=RAND()*800" office:value-type="float" office:value="382.492627669126" calcext:value-type="float">
            <text:p>382,4926276691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liénor</text:p>
          </table:table-cell>
          <table:table-cell table:style-name="ce2"/>
          <table:table-cell table:formula="of:=RAND()*10000" office:value-type="float" office:value="4630.65738906153" calcext:value-type="float">
            <text:p>4630,65738906153</text:p>
          </table:table-cell>
          <table:table-cell table:style-name="ce3" office:value-type="string" calcext:value-type="string">
            <text:p>MARCHA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x PARENT</text:p>
          </table:table-cell>
          <table:table-cell table:number-columns-repeated="5"/>
          <table:table-cell table:formula="of:=RAND()*800" office:value-type="float" office:value="730.46296602115" calcext:value-type="float">
            <text:p>730,4629660211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ubin</text:p>
          </table:table-cell>
          <table:table-cell table:style-name="ce2"/>
          <table:table-cell table:formula="of:=RAND()*10000" office:value-type="float" office:value="7039.97209086083" calcext:value-type="float">
            <text:p>7039,97209086083</text:p>
          </table:table-cell>
          <table:table-cell table:style-name="ce3" office:value-type="string" calcext:value-type="string">
            <text:p>CHRETIE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uline PARIS</text:p>
          </table:table-cell>
          <table:table-cell table:number-columns-repeated="5"/>
          <table:table-cell table:formula="of:=RAND()*800" office:value-type="float" office:value="281.86459960416" calcext:value-type="float">
            <text:p>281,8645996041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Ulysse</text:p>
          </table:table-cell>
          <table:table-cell table:style-name="ce2"/>
          <table:table-cell table:formula="of:=RAND()*10000" office:value-type="float" office:value="5393.6861793045" calcext:value-type="float">
            <text:p>5393,6861793045</text:p>
          </table:table-cell>
          <table:table-cell table:style-name="ce3" office:value-type="string" calcext:value-type="string">
            <text:p>JULIE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élaïde PELTIER</text:p>
          </table:table-cell>
          <table:table-cell table:number-columns-repeated="5"/>
          <table:table-cell table:formula="of:=RAND()*800" office:value-type="float" office:value="80.6940629146993" calcext:value-type="float">
            <text:p>80,69406291469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éon</text:p>
          </table:table-cell>
          <table:table-cell table:style-name="ce2"/>
          <table:table-cell table:formula="of:=RAND()*10000" office:value-type="float" office:value="5492.51160002314" calcext:value-type="float">
            <text:p>5492,51160002314</text:p>
          </table:table-cell>
          <table:table-cell table:style-name="ce3" office:value-type="string" calcext:value-type="string">
            <text:p>HARD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ëtitia LEBON</text:p>
          </table:table-cell>
          <table:table-cell table:number-columns-repeated="5"/>
          <table:table-cell table:formula="of:=RAND()*800" office:value-type="float" office:value="371.088011842221" calcext:value-type="float">
            <text:p>371,0880118422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athe</text:p>
          </table:table-cell>
          <table:table-cell table:style-name="ce2"/>
          <table:table-cell table:formula="of:=RAND()*10000" office:value-type="float" office:value="3412.18634392135" calcext:value-type="float">
            <text:p>3412,18634392135</text:p>
          </table:table-cell>
          <table:table-cell table:style-name="ce3" office:value-type="string" calcext:value-type="string">
            <text:p>BOUV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aham JACQUOT</text:p>
          </table:table-cell>
          <table:table-cell table:number-columns-repeated="5"/>
          <table:table-cell table:formula="of:=RAND()*800" office:value-type="float" office:value="117.307296115905" calcext:value-type="float">
            <text:p>117,3072961159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milie</text:p>
          </table:table-cell>
          <table:table-cell table:style-name="ce2"/>
          <table:table-cell table:formula="of:=RAND()*10000" office:value-type="float" office:value="4513.28625786118" calcext:value-type="float">
            <text:p>4513,28625786118</text:p>
          </table:table-cell>
          <table:table-cell table:style-name="ce3" office:value-type="string" calcext:value-type="string">
            <text:p>LEMAI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rine LE CORRE</text:p>
          </table:table-cell>
          <table:table-cell table:number-columns-repeated="5"/>
          <table:table-cell table:formula="of:=RAND()*800" office:value-type="float" office:value="547.691683378071" calcext:value-type="float">
            <text:p>547,6916833780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yriam</text:p>
          </table:table-cell>
          <table:table-cell table:style-name="ce2"/>
          <table:table-cell table:formula="of:=RAND()*10000" office:value-type="float" office:value="7677.79516871087" calcext:value-type="float">
            <text:p>7677,79516871087</text:p>
          </table:table-cell>
          <table:table-cell table:style-name="ce3" office:value-type="string" calcext:value-type="string">
            <text:p>RO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sile THIERRY</text:p>
          </table:table-cell>
          <table:table-cell table:number-columns-repeated="5"/>
          <table:table-cell table:formula="of:=RAND()*800" office:value-type="float" office:value="232.606562320143" calcext:value-type="float">
            <text:p>232,6065623201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maury</text:p>
          </table:table-cell>
          <table:table-cell table:style-name="ce2"/>
          <table:table-cell table:formula="of:=RAND()*10000" office:value-type="float" office:value="7458.08958890848" calcext:value-type="float">
            <text:p>7458,08958890848</text:p>
          </table:table-cell>
          <table:table-cell table:style-name="ce3" office:value-type="string" calcext:value-type="string">
            <text:p>LAROCH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on LACOMBE</text:p>
          </table:table-cell>
          <table:table-cell table:number-columns-repeated="5"/>
          <table:table-cell table:formula="of:=RAND()*800" office:value-type="float" office:value="318.579445313662" calcext:value-type="float">
            <text:p>318,57944531366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homas</text:p>
          </table:table-cell>
          <table:table-cell table:style-name="ce2"/>
          <table:table-cell table:formula="of:=RAND()*10000" office:value-type="float" office:value="2353.15473168157" calcext:value-type="float">
            <text:p>2353,15473168157</text:p>
          </table:table-cell>
          <table:table-cell table:style-name="ce3" office:value-type="string" calcext:value-type="string">
            <text:p>GUILLO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èle ROY</text:p>
          </table:table-cell>
          <table:table-cell table:number-columns-repeated="5"/>
          <table:table-cell table:formula="of:=RAND()*800" office:value-type="float" office:value="708.957734424621" calcext:value-type="float">
            <text:p>708,9577344246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zélie</text:p>
          </table:table-cell>
          <table:table-cell table:style-name="ce2"/>
          <table:table-cell table:formula="of:=RAND()*10000" office:value-type="float" office:value="4450.66065876745" calcext:value-type="float">
            <text:p>4450,66065876745</text:p>
          </table:table-cell>
          <table:table-cell table:style-name="ce3" office:value-type="string" calcext:value-type="string">
            <text:p>JACOB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stin BOUVET</text:p>
          </table:table-cell>
          <table:table-cell table:number-columns-repeated="5"/>
          <table:table-cell table:formula="of:=RAND()*800" office:value-type="float" office:value="141.296975780278" calcext:value-type="float">
            <text:p>141,2969757802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ustine</text:p>
          </table:table-cell>
          <table:table-cell table:style-name="ce2"/>
          <table:table-cell table:formula="of:=RAND()*10000" office:value-type="float" office:value="6203.54288606904" calcext:value-type="float">
            <text:p>6203,54288606904</text:p>
          </table:table-cell>
          <table:table-cell table:style-name="ce3" office:value-type="string" calcext:value-type="string">
            <text:p>EVR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tien CARON</text:p>
          </table:table-cell>
          <table:table-cell table:number-columns-repeated="5"/>
          <table:table-cell table:formula="of:=RAND()*800" office:value-type="float" office:value="726.247662771493" calcext:value-type="float">
            <text:p>726,24766277149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ydia</text:p>
          </table:table-cell>
          <table:table-cell table:style-name="ce2"/>
          <table:table-cell table:formula="of:=RAND()*10000" office:value-type="float" office:value="2566.43566652201" calcext:value-type="float">
            <text:p>2566,43566652201</text:p>
          </table:table-cell>
          <table:table-cell table:style-name="ce3" office:value-type="string" calcext:value-type="string">
            <text:p>PARMEN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eu DELANNOY</text:p>
          </table:table-cell>
          <table:table-cell table:number-columns-repeated="5"/>
          <table:table-cell table:formula="of:=RAND()*800" office:value-type="float" office:value="682.204506639391" calcext:value-type="float">
            <text:p>682,2045066393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rlane</text:p>
          </table:table-cell>
          <table:table-cell table:style-name="ce2"/>
          <table:table-cell table:formula="of:=RAND()*10000" office:value-type="float" office:value="6495.32541050576" calcext:value-type="float">
            <text:p>6495,32541050576</text:p>
          </table:table-cell>
          <table:table-cell table:style-name="ce3" office:value-type="string" calcext:value-type="string">
            <text:p>GRA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opold HERNANDEZ</text:p>
          </table:table-cell>
          <table:table-cell table:number-columns-repeated="5"/>
          <table:table-cell table:formula="of:=RAND()*800" office:value-type="float" office:value="747.837361972779" calcext:value-type="float">
            <text:p>747,8373619727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phélie</text:p>
          </table:table-cell>
          <table:table-cell table:style-name="ce2"/>
          <table:table-cell table:formula="of:=RAND()*10000" office:value-type="float" office:value="4996.64145172574" calcext:value-type="float">
            <text:p>4996,64145172574</text:p>
          </table:table-cell>
          <table:table-cell table:style-name="ce3" office:value-type="string" calcext:value-type="string">
            <text:p>LEVEQU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ibault BOYER</text:p>
          </table:table-cell>
          <table:table-cell table:number-columns-repeated="5"/>
          <table:table-cell table:formula="of:=RAND()*800" office:value-type="float" office:value="517.542049940676" calcext:value-type="float">
            <text:p>517,54204994067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enis</text:p>
          </table:table-cell>
          <table:table-cell table:style-name="ce2"/>
          <table:table-cell table:formula="of:=RAND()*10000" office:value-type="float" office:value="6934.13085886277" calcext:value-type="float">
            <text:p>6934,13085886277</text:p>
          </table:table-cell>
          <table:table-cell table:style-name="ce3" office:value-type="string" calcext:value-type="string">
            <text:p>PRIGE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élissa MARECHAL</text:p>
          </table:table-cell>
          <table:table-cell table:number-columns-repeated="5"/>
          <table:table-cell table:formula="of:=RAND()*800" office:value-type="float" office:value="642.442687880248" calcext:value-type="float">
            <text:p>642,4426878802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énélope</text:p>
          </table:table-cell>
          <table:table-cell table:style-name="ce2"/>
          <table:table-cell table:formula="of:=RAND()*10000" office:value-type="float" office:value="1890.77102928422" calcext:value-type="float">
            <text:p>1890,77102928422</text:p>
          </table:table-cell>
          <table:table-cell table:style-name="ce3" office:value-type="string" calcext:value-type="string">
            <text:p>MAURIC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é VIAL</text:p>
          </table:table-cell>
          <table:table-cell table:number-columns-repeated="5"/>
          <table:table-cell table:formula="of:=RAND()*800" office:value-type="float" office:value="191.169596742839" calcext:value-type="float">
            <text:p>191,16959674283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hristian</text:p>
          </table:table-cell>
          <table:table-cell table:style-name="ce2"/>
          <table:table-cell table:formula="of:=RAND()*10000" office:value-type="float" office:value="125.491820508614" calcext:value-type="float">
            <text:p>125,491820508614</text:p>
          </table:table-cell>
          <table:table-cell table:style-name="ce3" office:value-type="string" calcext:value-type="string">
            <text:p>GOD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ane SEGUIN</text:p>
          </table:table-cell>
          <table:table-cell table:number-columns-repeated="5"/>
          <table:table-cell table:formula="of:=RAND()*800" office:value-type="float" office:value="22.4120336584747" calcext:value-type="float">
            <text:p>22,41203365847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ion</text:p>
          </table:table-cell>
          <table:table-cell table:style-name="ce2"/>
          <table:table-cell table:formula="of:=RAND()*10000" office:value-type="float" office:value="4978.99048146792" calcext:value-type="float">
            <text:p>4978,99048146792</text:p>
          </table:table-cell>
          <table:table-cell table:style-name="ce3" office:value-type="string" calcext:value-type="string">
            <text:p>DUP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bre DANIEL</text:p>
          </table:table-cell>
          <table:table-cell table:number-columns-repeated="5"/>
          <table:table-cell table:formula="of:=RAND()*800" office:value-type="float" office:value="553.747726138681" calcext:value-type="float">
            <text:p>553,74772613868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aroline</text:p>
          </table:table-cell>
          <table:table-cell table:style-name="ce2"/>
          <table:table-cell table:formula="of:=RAND()*10000" office:value-type="float" office:value="1154.65813665651" calcext:value-type="float">
            <text:p>1154,65813665651</text:p>
          </table:table-cell>
          <table:table-cell table:style-name="ce3" office:value-type="string" calcext:value-type="string">
            <text:p>LEG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émie CHRETIEN</text:p>
          </table:table-cell>
          <table:table-cell table:number-columns-repeated="5"/>
          <table:table-cell table:formula="of:=RAND()*800" office:value-type="float" office:value="613.529760669917" calcext:value-type="float">
            <text:p>613,5297606699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aphné</text:p>
          </table:table-cell>
          <table:table-cell table:style-name="ce2"/>
          <table:table-cell table:formula="of:=RAND()*10000" office:value-type="float" office:value="4667.19920863397" calcext:value-type="float">
            <text:p>4667,19920863397</text:p>
          </table:table-cell>
          <table:table-cell table:style-name="ce3" office:value-type="string" calcext:value-type="string">
            <text:p>DAVI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niel LAPORTE</text:p>
          </table:table-cell>
          <table:table-cell table:number-columns-repeated="5"/>
          <table:table-cell table:formula="of:=RAND()*800" office:value-type="float" office:value="395.175096672028" calcext:value-type="float">
            <text:p>395,17509667202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oméo</text:p>
          </table:table-cell>
          <table:table-cell table:style-name="ce2"/>
          <table:table-cell table:formula="of:=RAND()*10000" office:value-type="float" office:value="3263.71317380108" calcext:value-type="float">
            <text:p>3263,71317380108</text:p>
          </table:table-cell>
          <table:table-cell table:style-name="ce3" office:value-type="string" calcext:value-type="string">
            <text:p>DELAG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non VALLET</text:p>
          </table:table-cell>
          <table:table-cell table:number-columns-repeated="5"/>
          <table:table-cell table:formula="of:=RAND()*800" office:value-type="float" office:value="165.852716658264" calcext:value-type="float">
            <text:p>165,85271665826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stelle</text:p>
          </table:table-cell>
          <table:table-cell table:style-name="ce2"/>
          <table:table-cell table:formula="of:=RAND()*10000" office:value-type="float" office:value="1004.11577266641" calcext:value-type="float">
            <text:p>1004,11577266641</text:p>
          </table:table-cell>
          <table:table-cell table:style-name="ce3" office:value-type="string" calcext:value-type="string">
            <text:p>GAU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o LANGLOIS</text:p>
          </table:table-cell>
          <table:table-cell table:number-columns-repeated="5"/>
          <table:table-cell table:formula="of:=RAND()*800" office:value-type="float" office:value="355.46627631411" calcext:value-type="float">
            <text:p>355,4662763141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spard</text:p>
          </table:table-cell>
          <table:table-cell table:style-name="ce2"/>
          <table:table-cell table:formula="of:=RAND()*10000" office:value-type="float" office:value="5234.20533747412" calcext:value-type="float">
            <text:p>5234,20533747412</text:p>
          </table:table-cell>
          <table:table-cell table:style-name="ce3" office:value-type="string" calcext:value-type="string">
            <text:p>HOAR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thanaël LEMAIRE</text:p>
          </table:table-cell>
          <table:table-cell table:number-columns-repeated="5"/>
          <table:table-cell table:formula="of:=RAND()*800" office:value-type="float" office:value="281.126049812883" calcext:value-type="float">
            <text:p>281,1260498128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ucas</text:p>
          </table:table-cell>
          <table:table-cell table:style-name="ce2"/>
          <table:table-cell table:formula="of:=RAND()*10000" office:value-type="float" office:value="5064.92735235952" calcext:value-type="float">
            <text:p>5064,92735235952</text:p>
          </table:table-cell>
          <table:table-cell table:style-name="ce3" office:value-type="string" calcext:value-type="string">
            <text:p>MARTIN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érémie VIDAL</text:p>
          </table:table-cell>
          <table:table-cell table:number-columns-repeated="5"/>
          <table:table-cell table:formula="of:=RAND()*800" office:value-type="float" office:value="515.328527148813" calcext:value-type="float">
            <text:p>515,3285271488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osalie</text:p>
          </table:table-cell>
          <table:table-cell table:style-name="ce2"/>
          <table:table-cell table:formula="of:=RAND()*10000" office:value-type="float" office:value="3138.99579108693" calcext:value-type="float">
            <text:p>3138,99579108693</text:p>
          </table:table-cell>
          <table:table-cell table:style-name="ce3" office:value-type="string" calcext:value-type="string">
            <text:p>AUBR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hénaïs BLOT</text:p>
          </table:table-cell>
          <table:table-cell table:number-columns-repeated="5"/>
          <table:table-cell table:formula="of:=RAND()*800" office:value-type="float" office:value="332.688734587282" calcext:value-type="float">
            <text:p>332,68873458728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riel</text:p>
          </table:table-cell>
          <table:table-cell table:style-name="ce2"/>
          <table:table-cell table:formula="of:=RAND()*10000" office:value-type="float" office:value="5849.45974755101" calcext:value-type="float">
            <text:p>5849,45974755101</text:p>
          </table:table-cell>
          <table:table-cell table:style-name="ce3" office:value-type="string" calcext:value-type="string">
            <text:p>JOU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s CORDIER</text:p>
          </table:table-cell>
          <table:table-cell table:number-columns-repeated="5"/>
          <table:table-cell table:formula="of:=RAND()*800" office:value-type="float" office:value="139.401056710631" calcext:value-type="float">
            <text:p>139,40105671063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Hadrien</text:p>
          </table:table-cell>
          <table:table-cell table:style-name="ce2"/>
          <table:table-cell table:formula="of:=RAND()*10000" office:value-type="float" office:value="1665.62992963009" calcext:value-type="float">
            <text:p>1665,62992963009</text:p>
          </table:table-cell>
          <table:table-cell table:style-name="ce3" office:value-type="string" calcext:value-type="string">
            <text:p>PAGE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ucine LEVY</text:p>
          </table:table-cell>
          <table:table-cell table:number-columns-repeated="5"/>
          <table:table-cell table:formula="of:=RAND()*800" office:value-type="float" office:value="276.436465512961" calcext:value-type="float">
            <text:p>276,4364655129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élène</text:p>
          </table:table-cell>
          <table:table-cell table:style-name="ce2"/>
          <table:table-cell table:formula="of:=RAND()*10000" office:value-type="float" office:value="1543.82561217062" calcext:value-type="float">
            <text:p>1543,82561217062</text:p>
          </table:table-cell>
          <table:table-cell table:style-name="ce3" office:value-type="string" calcext:value-type="string">
            <text:p>PASCA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uno COLLET</text:p>
          </table:table-cell>
          <table:table-cell table:number-columns-repeated="5"/>
          <table:table-cell table:formula="of:=RAND()*800" office:value-type="float" office:value="170.826149638742" calcext:value-type="float">
            <text:p>170,82614963874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tanislas</text:p>
          </table:table-cell>
          <table:table-cell table:style-name="ce2"/>
          <table:table-cell table:formula="of:=RAND()*10000" office:value-type="float" office:value="7793.25216892175" calcext:value-type="float">
            <text:p>7793,25216892175</text:p>
          </table:table-cell>
          <table:table-cell table:style-name="ce3" office:value-type="string" calcext:value-type="string">
            <text:p>COLA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s FLEURY</text:p>
          </table:table-cell>
          <table:table-cell table:number-columns-repeated="5"/>
          <table:table-cell table:formula="of:=RAND()*800" office:value-type="float" office:value="236.516741383821" calcext:value-type="float">
            <text:p>236,5167413838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ortense</text:p>
          </table:table-cell>
          <table:table-cell table:style-name="ce2"/>
          <table:table-cell table:formula="of:=RAND()*10000" office:value-type="float" office:value="6916.51972592808" calcext:value-type="float">
            <text:p>6916,51972592808</text:p>
          </table:table-cell>
          <table:table-cell table:style-name="ce3" office:value-type="string" calcext:value-type="string">
            <text:p>CHARLE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eleine DUHAMEL</text:p>
          </table:table-cell>
          <table:table-cell table:number-columns-repeated="5"/>
          <table:table-cell table:formula="of:=RAND()*800" office:value-type="float" office:value="27.936280425638" calcext:value-type="float">
            <text:p>27,93628042563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anny</text:p>
          </table:table-cell>
          <table:table-cell table:style-name="ce2"/>
          <table:table-cell table:formula="of:=RAND()*10000" office:value-type="float" office:value="3867.0045544859" calcext:value-type="float">
            <text:p>3867,0045544859</text:p>
          </table:table-cell>
          <table:table-cell table:style-name="ce3" office:value-type="string" calcext:value-type="string">
            <text:p>RIVIE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ydia RICHARD</text:p>
          </table:table-cell>
          <table:table-cell table:number-columns-repeated="5"/>
          <table:table-cell table:formula="of:=RAND()*800" office:value-type="float" office:value="130.434339400381" calcext:value-type="float">
            <text:p>130,43433940038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étan</text:p>
          </table:table-cell>
          <table:table-cell table:style-name="ce2"/>
          <table:table-cell table:formula="of:=RAND()*10000" office:value-type="float" office:value="3599.90956611" calcext:value-type="float">
            <text:p>3599,90956611</text:p>
          </table:table-cell>
          <table:table-cell table:style-name="ce3" office:value-type="string" calcext:value-type="string">
            <text:p>PIER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othée JACQUET</text:p>
          </table:table-cell>
          <table:table-cell table:number-columns-repeated="5"/>
          <table:table-cell table:formula="of:=RAND()*800" office:value-type="float" office:value="265.075350273401" calcext:value-type="float">
            <text:p>265,07535027340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larence</text:p>
          </table:table-cell>
          <table:table-cell table:style-name="ce2"/>
          <table:table-cell table:formula="of:=RAND()*10000" office:value-type="float" office:value="1524.88005463965" calcext:value-type="float">
            <text:p>1524,88005463965</text:p>
          </table:table-cell>
          <table:table-cell table:style-name="ce3" office:value-type="string" calcext:value-type="string">
            <text:p>LEDUC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rah GIRAUD</text:p>
          </table:table-cell>
          <table:table-cell table:number-columns-repeated="5"/>
          <table:table-cell table:formula="of:=RAND()*800" office:value-type="float" office:value="386.088784132153" calcext:value-type="float">
            <text:p>386,0887841321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rore</text:p>
          </table:table-cell>
          <table:table-cell table:style-name="ce2"/>
          <table:table-cell table:formula="of:=RAND()*10000" office:value-type="float" office:value="7441.33011321537" calcext:value-type="float">
            <text:p>7441,33011321537</text:p>
          </table:table-cell>
          <table:table-cell table:style-name="ce3" office:value-type="string" calcext:value-type="string">
            <text:p>JACQUE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 CARLIER</text:p>
          </table:table-cell>
          <table:table-cell table:number-columns-repeated="5"/>
          <table:table-cell table:formula="of:=RAND()*800" office:value-type="float" office:value="695.647571142763" calcext:value-type="float">
            <text:p>695,64757114276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toine</text:p>
          </table:table-cell>
          <table:table-cell table:style-name="ce2"/>
          <table:table-cell table:formula="of:=RAND()*10000" office:value-type="float" office:value="5713.76734296791" calcext:value-type="float">
            <text:p>5713,76734296791</text:p>
          </table:table-cell>
          <table:table-cell table:style-name="ce3" office:value-type="string" calcext:value-type="string">
            <text:p>BONN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rent LEMONNIER</text:p>
          </table:table-cell>
          <table:table-cell table:number-columns-repeated="5"/>
          <table:table-cell table:formula="of:=RAND()*800" office:value-type="float" office:value="144.293630402535" calcext:value-type="float">
            <text:p>144,29363040253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dgar</text:p>
          </table:table-cell>
          <table:table-cell table:style-name="ce2"/>
          <table:table-cell table:formula="of:=RAND()*10000" office:value-type="float" office:value="3321.46706408821" calcext:value-type="float">
            <text:p>3321,46706408821</text:p>
          </table:table-cell>
          <table:table-cell table:style-name="ce3" office:value-type="string" calcext:value-type="string">
            <text:p>ROUX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ëlle GUYON</text:p>
          </table:table-cell>
          <table:table-cell table:number-columns-repeated="5"/>
          <table:table-cell table:formula="of:=RAND()*800" office:value-type="float" office:value="282.39253712818" calcext:value-type="float">
            <text:p>282,392537128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organe</text:p>
          </table:table-cell>
          <table:table-cell table:style-name="ce2"/>
          <table:table-cell table:formula="of:=RAND()*10000" office:value-type="float" office:value="910.857588751242" calcext:value-type="float">
            <text:p>910,857588751242</text:p>
          </table:table-cell>
          <table:table-cell table:style-name="ce3" office:value-type="string" calcext:value-type="string">
            <text:p>DUBO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nas ROSSIGNOL</text:p>
          </table:table-cell>
          <table:table-cell table:number-columns-repeated="5"/>
          <table:table-cell table:formula="of:=RAND()*800" office:value-type="float" office:value="25.4641995765269" calcext:value-type="float">
            <text:p>25,464199576526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ugustin</text:p>
          </table:table-cell>
          <table:table-cell table:style-name="ce2"/>
          <table:table-cell table:formula="of:=RAND()*10000" office:value-type="float" office:value="5253.74459219165" calcext:value-type="float">
            <text:p>5253,74459219165</text:p>
          </table:table-cell>
          <table:table-cell table:style-name="ce3" office:value-type="string" calcext:value-type="string">
            <text:p>GUI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ouard BRETON</text:p>
          </table:table-cell>
          <table:table-cell table:number-columns-repeated="5"/>
          <table:table-cell table:formula="of:=RAND()*800" office:value-type="float" office:value="270.9716537036" calcext:value-type="float">
            <text:p>270,971653703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avier</text:p>
          </table:table-cell>
          <table:table-cell table:style-name="ce2"/>
          <table:table-cell table:formula="of:=RAND()*10000" office:value-type="float" office:value="1774.68003123067" calcext:value-type="float">
            <text:p>1774,68003123067</text:p>
          </table:table-cell>
          <table:table-cell table:style-name="ce3" office:value-type="string" calcext:value-type="string">
            <text:p>LEBLANC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ienne GUYOT</text:p>
          </table:table-cell>
          <table:table-cell table:number-columns-repeated="5"/>
          <table:table-cell table:formula="of:=RAND()*800" office:value-type="float" office:value="345.206901896745" calcext:value-type="float">
            <text:p>345,2069018967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amille</text:p>
          </table:table-cell>
          <table:table-cell table:style-name="ce2"/>
          <table:table-cell table:formula="of:=RAND()*10000" office:value-type="float" office:value="4695.90372522362" calcext:value-type="float">
            <text:p>4695,90372522362</text:p>
          </table:table-cell>
          <table:table-cell table:style-name="ce3" office:value-type="string" calcext:value-type="string">
            <text:p>LANGLO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ette THIBAULT</text:p>
          </table:table-cell>
          <table:table-cell table:number-columns-repeated="5"/>
          <table:table-cell table:formula="of:=RAND()*800" office:value-type="float" office:value="57.8197362832725" calcext:value-type="float">
            <text:p>57,819736283272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althazar</text:p>
          </table:table-cell>
          <table:table-cell table:style-name="ce2"/>
          <table:table-cell table:formula="of:=RAND()*10000" office:value-type="float" office:value="5758.64835991524" calcext:value-type="float">
            <text:p>5758,64835991524</text:p>
          </table:table-cell>
          <table:table-cell table:style-name="ce3" office:value-type="string" calcext:value-type="string">
            <text:p>ROLLA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ïs MILLET</text:p>
          </table:table-cell>
          <table:table-cell table:number-columns-repeated="5"/>
          <table:table-cell table:formula="of:=RAND()*800" office:value-type="float" office:value="615.575100015849" calcext:value-type="float">
            <text:p>615,57510001584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oïs</text:p>
          </table:table-cell>
          <table:table-cell table:style-name="ce2"/>
          <table:table-cell table:formula="of:=RAND()*10000" office:value-type="float" office:value="9863.64103737287" calcext:value-type="float">
            <text:p>9863,64103737287</text:p>
          </table:table-cell>
          <table:table-cell table:style-name="ce3" office:value-type="string" calcext:value-type="string">
            <text:p>BONN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lian BLANCHARD</text:p>
          </table:table-cell>
          <table:table-cell table:number-columns-repeated="5"/>
          <table:table-cell table:formula="of:=RAND()*800" office:value-type="float" office:value="334.085409808904" calcext:value-type="float">
            <text:p>334,0854098089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aëtitia</text:p>
          </table:table-cell>
          <table:table-cell table:style-name="ce2"/>
          <table:table-cell table:formula="of:=RAND()*10000" office:value-type="float" office:value="340.522261103615" calcext:value-type="float">
            <text:p>340,522261103615</text:p>
          </table:table-cell>
          <table:table-cell table:style-name="ce3" office:value-type="string" calcext:value-type="string">
            <text:p>DOUC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ïse RODRIGUEZ</text:p>
          </table:table-cell>
          <table:table-cell table:number-columns-repeated="5"/>
          <table:table-cell table:formula="of:=RAND()*800" office:value-type="float" office:value="126.530008669943" calcext:value-type="float">
            <text:p>126,5300086699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hibaut</text:p>
          </table:table-cell>
          <table:table-cell table:style-name="ce2"/>
          <table:table-cell table:formula="of:=RAND()*10000" office:value-type="float" office:value="420.89210706763" calcext:value-type="float">
            <text:p>420,89210706763</text:p>
          </table:table-cell>
          <table:table-cell table:style-name="ce3" office:value-type="string" calcext:value-type="string">
            <text:p>RIO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BERGER</text:p>
          </table:table-cell>
          <table:table-cell table:number-columns-repeated="5"/>
          <table:table-cell table:formula="of:=RAND()*800" office:value-type="float" office:value="736.671325284988" calcext:value-type="float">
            <text:p>736,67132528498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gel</text:p>
          </table:table-cell>
          <table:table-cell table:style-name="ce2"/>
          <table:table-cell table:formula="of:=RAND()*10000" office:value-type="float" office:value="7496.36398744769" calcext:value-type="float">
            <text:p>7496,36398744769</text:p>
          </table:table-cell>
          <table:table-cell table:style-name="ce3" office:value-type="string" calcext:value-type="string">
            <text:p>ROCH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ugène CHEVALLIER</text:p>
          </table:table-cell>
          <table:table-cell table:number-columns-repeated="5"/>
          <table:table-cell table:formula="of:=RAND()*800" office:value-type="float" office:value="240.527575928718" calcext:value-type="float">
            <text:p>240,52757592871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iméon</text:p>
          </table:table-cell>
          <table:table-cell table:style-name="ce2"/>
          <table:table-cell table:formula="of:=RAND()*10000" office:value-type="float" office:value="5869.08295867033" calcext:value-type="float">
            <text:p>5869,08295867033</text:p>
          </table:table-cell>
          <table:table-cell table:style-name="ce3" office:value-type="string" calcext:value-type="string">
            <text:p>MOR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el VOISIN</text:p>
          </table:table-cell>
          <table:table-cell table:number-columns-repeated="5"/>
          <table:table-cell table:formula="of:=RAND()*800" office:value-type="float" office:value="637.263469491154" calcext:value-type="float">
            <text:p>637,2634694911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rien</text:p>
          </table:table-cell>
          <table:table-cell table:style-name="ce2"/>
          <table:table-cell table:formula="of:=RAND()*10000" office:value-type="float" office:value="5887.73844647221" calcext:value-type="float">
            <text:p>5887,73844647221</text:p>
          </table:table-cell>
          <table:table-cell table:style-name="ce3" office:value-type="string" calcext:value-type="string">
            <text:p>GERMA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ur PINEAU</text:p>
          </table:table-cell>
          <table:table-cell table:number-columns-repeated="5"/>
          <table:table-cell table:formula="of:=RAND()*800" office:value-type="float" office:value="641.703010071069" calcext:value-type="float">
            <text:p>641,70301007106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lanche</text:p>
          </table:table-cell>
          <table:table-cell table:style-name="ce2"/>
          <table:table-cell table:formula="of:=RAND()*10000" office:value-type="float" office:value="8373.29842033796" calcext:value-type="float">
            <text:p>8373,29842033796</text:p>
          </table:table-cell>
          <table:table-cell table:style-name="ce3" office:value-type="string" calcext:value-type="string">
            <text:p>OLLIV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main CARPENTIER</text:p>
          </table:table-cell>
          <table:table-cell table:number-columns-repeated="5"/>
          <table:table-cell table:formula="of:=RAND()*800" office:value-type="float" office:value="132.940009515733" calcext:value-type="float">
            <text:p>132,94000951573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thieu</text:p>
          </table:table-cell>
          <table:table-cell table:style-name="ce2"/>
          <table:table-cell table:formula="of:=RAND()*10000" office:value-type="float" office:value="985.404610401019" calcext:value-type="float">
            <text:p>985,404610401019</text:p>
          </table:table-cell>
          <table:table-cell table:style-name="ce3" office:value-type="string" calcext:value-type="string">
            <text:p>SALM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via PONS</text:p>
          </table:table-cell>
          <table:table-cell table:number-columns-repeated="5"/>
          <table:table-cell table:formula="of:=RAND()*800" office:value-type="float" office:value="652.121368143708" calcext:value-type="float">
            <text:p>652,1213681437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écile</text:p>
          </table:table-cell>
          <table:table-cell table:style-name="ce2"/>
          <table:table-cell table:formula="of:=RAND()*10000" office:value-type="float" office:value="3218.97911489941" calcext:value-type="float">
            <text:p>3218,97911489941</text:p>
          </table:table-cell>
          <table:table-cell table:style-name="ce3" office:value-type="string" calcext:value-type="string">
            <text:p>ROUSS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x GAILLARD</text:p>
          </table:table-cell>
          <table:table-cell table:number-columns-repeated="5"/>
          <table:table-cell table:formula="of:=RAND()*800" office:value-type="float" office:value="340.685390401632" calcext:value-type="float">
            <text:p>340,68539040163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onstant</text:p>
          </table:table-cell>
          <table:table-cell table:style-name="ce2"/>
          <table:table-cell table:formula="of:=RAND()*10000" office:value-type="float" office:value="9906.63767443039" calcext:value-type="float">
            <text:p>9906,63767443039</text:p>
          </table:table-cell>
          <table:table-cell table:style-name="ce3" office:value-type="string" calcext:value-type="string">
            <text:p>BESS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ury LENOIR</text:p>
          </table:table-cell>
          <table:table-cell table:number-columns-repeated="5"/>
          <table:table-cell table:formula="of:=RAND()*800" office:value-type="float" office:value="550.733667332679" calcext:value-type="float">
            <text:p>550,73366733267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athanaël</text:p>
          </table:table-cell>
          <table:table-cell table:style-name="ce2"/>
          <table:table-cell table:formula="of:=RAND()*10000" office:value-type="float" office:value="9307.05426144414" calcext:value-type="float">
            <text:p>9307,05426144414</text:p>
          </table:table-cell>
          <table:table-cell table:style-name="ce3" office:value-type="string" calcext:value-type="string">
            <text:p>LEROUX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ël PEREIRA</text:p>
          </table:table-cell>
          <table:table-cell table:number-columns-repeated="5"/>
          <table:table-cell table:formula="of:=RAND()*800" office:value-type="float" office:value="477.683824207634" calcext:value-type="float">
            <text:p>477,6838242076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éontine</text:p>
          </table:table-cell>
          <table:table-cell table:style-name="ce2"/>
          <table:table-cell table:formula="of:=RAND()*10000" office:value-type="float" office:value="7129.14024828933" calcext:value-type="float">
            <text:p>7129,14024828933</text:p>
          </table:table-cell>
          <table:table-cell table:style-name="ce3" office:value-type="string" calcext:value-type="string">
            <text:p>PAU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 MARION</text:p>
          </table:table-cell>
          <table:table-cell table:number-columns-repeated="5"/>
          <table:table-cell table:formula="of:=RAND()*800" office:value-type="float" office:value="61.0054808668792" calcext:value-type="float">
            <text:p>61,00548086687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isa</text:p>
          </table:table-cell>
          <table:table-cell table:style-name="ce2"/>
          <table:table-cell table:formula="of:=RAND()*10000" office:value-type="float" office:value="7348.28887856565" calcext:value-type="float">
            <text:p>7348,28887856565</text:p>
          </table:table-cell>
          <table:table-cell table:style-name="ce3" office:value-type="string" calcext:value-type="string">
            <text:p>GREGOI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entin BOURDON</text:p>
          </table:table-cell>
          <table:table-cell table:number-columns-repeated="5"/>
          <table:table-cell table:formula="of:=RAND()*800" office:value-type="float" office:value="556.153033766896" calcext:value-type="float">
            <text:p>556,15303376689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yril</text:p>
          </table:table-cell>
          <table:table-cell table:style-name="ce2"/>
          <table:table-cell table:formula="of:=RAND()*10000" office:value-type="float" office:value="3805.71038578637" calcext:value-type="float">
            <text:p>3805,71038578637</text:p>
          </table:table-cell>
          <table:table-cell table:style-name="ce3" office:value-type="string" calcext:value-type="string">
            <text:p>MART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naud BOULAY</text:p>
          </table:table-cell>
          <table:table-cell table:number-columns-repeated="5"/>
          <table:table-cell table:formula="of:=RAND()*800" office:value-type="float" office:value="282.984356116503" calcext:value-type="float">
            <text:p>282,9843561165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line</text:p>
          </table:table-cell>
          <table:table-cell table:style-name="ce2"/>
          <table:table-cell table:formula="of:=RAND()*10000" office:value-type="float" office:value="7625.68308622576" calcext:value-type="float">
            <text:p>7625,68308622576</text:p>
          </table:table-cell>
          <table:table-cell table:style-name="ce3" office:value-type="string" calcext:value-type="string">
            <text:p>BAUDR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lixte MASSON</text:p>
          </table:table-cell>
          <table:table-cell table:number-columns-repeated="5"/>
          <table:table-cell table:formula="of:=RAND()*800" office:value-type="float" office:value="303.211099375039" calcext:value-type="float">
            <text:p>303,21109937503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oé</text:p>
          </table:table-cell>
          <table:table-cell table:style-name="ce2"/>
          <table:table-cell table:formula="of:=RAND()*10000" office:value-type="float" office:value="4333.33271997981" calcext:value-type="float">
            <text:p>4333,33271997981</text:p>
          </table:table-cell>
          <table:table-cell table:style-name="ce3" office:value-type="string" calcext:value-type="string">
            <text:p>LEMAIT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écile GUILLET</text:p>
          </table:table-cell>
          <table:table-cell table:number-columns-repeated="5"/>
          <table:table-cell table:formula="of:=RAND()*800" office:value-type="float" office:value="776.691733207554" calcext:value-type="float">
            <text:p>776,6917332075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çois</text:p>
          </table:table-cell>
          <table:table-cell table:style-name="ce2"/>
          <table:table-cell table:formula="of:=RAND()*10000" office:value-type="float" office:value="20.3189195599407" calcext:value-type="float">
            <text:p>20,3189195599407</text:p>
          </table:table-cell>
          <table:table-cell table:style-name="ce3" office:value-type="string" calcext:value-type="string">
            <text:p>LERO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ques OLLIVIER</text:p>
          </table:table-cell>
          <table:table-cell table:number-columns-repeated="5"/>
          <table:table-cell table:formula="of:=RAND()*800" office:value-type="float" office:value="234.621022362262" calcext:value-type="float">
            <text:p>234,6210223622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abrielle</text:p>
          </table:table-cell>
          <table:table-cell table:style-name="ce2"/>
          <table:table-cell table:formula="of:=RAND()*10000" office:value-type="float" office:value="7089.34115828015" calcext:value-type="float">
            <text:p>7089,34115828015</text:p>
          </table:table-cell>
          <table:table-cell table:style-name="ce3" office:value-type="string" calcext:value-type="string">
            <text:p>KLE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ne LEFORT</text:p>
          </table:table-cell>
          <table:table-cell table:number-columns-repeated="5"/>
          <table:table-cell table:formula="of:=RAND()*800" office:value-type="float" office:value="559.530221763998" calcext:value-type="float">
            <text:p>559,5302217639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oémie</text:p>
          </table:table-cell>
          <table:table-cell table:style-name="ce2"/>
          <table:table-cell table:formula="of:=RAND()*10000" office:value-type="float" office:value="9339.44062446244" calcext:value-type="float">
            <text:p>9339,44062446244</text:p>
          </table:table-cell>
          <table:table-cell table:style-name="ce3" office:value-type="string" calcext:value-type="string">
            <text:p>GIRAU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risse PERRIER</text:p>
          </table:table-cell>
          <table:table-cell table:number-columns-repeated="5"/>
          <table:table-cell table:formula="of:=RAND()*800" office:value-type="float" office:value="531.280472036451" calcext:value-type="float">
            <text:p>531,28047203645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uzon</text:p>
          </table:table-cell>
          <table:table-cell table:style-name="ce2"/>
          <table:table-cell table:formula="of:=RAND()*10000" office:value-type="float" office:value="2222.78608358465" calcext:value-type="float">
            <text:p>2222,78608358465</text:p>
          </table:table-cell>
          <table:table-cell table:style-name="ce3" office:value-type="string" calcext:value-type="string">
            <text:p>SEGU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rance GUILLOU</text:p>
          </table:table-cell>
          <table:table-cell table:number-columns-repeated="5"/>
          <table:table-cell table:formula="of:=RAND()*800" office:value-type="float" office:value="420.705634262413" calcext:value-type="float">
            <text:p>420,7056342624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onstance</text:p>
          </table:table-cell>
          <table:table-cell table:style-name="ce2"/>
          <table:table-cell table:formula="of:=RAND()*10000" office:value-type="float" office:value="7678.57340048067" calcext:value-type="float">
            <text:p>7678,57340048067</text:p>
          </table:table-cell>
          <table:table-cell table:style-name="ce3" office:value-type="string" calcext:value-type="string">
            <text:p>ALLA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ette MORVAN</text:p>
          </table:table-cell>
          <table:table-cell table:number-columns-repeated="5"/>
          <table:table-cell table:formula="of:=RAND()*800" office:value-type="float" office:value="467.306354735047" calcext:value-type="float">
            <text:p>467,3063547350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polline</text:p>
          </table:table-cell>
          <table:table-cell table:style-name="ce2"/>
          <table:table-cell table:formula="of:=RAND()*10000" office:value-type="float" office:value="2051.87151557766" calcext:value-type="float">
            <text:p>2051,87151557766</text:p>
          </table:table-cell>
          <table:table-cell table:style-name="ce3" office:value-type="string" calcext:value-type="string">
            <text:p>DELORM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in LEROY</text:p>
          </table:table-cell>
          <table:table-cell table:number-columns-repeated="5"/>
          <table:table-cell table:formula="of:=RAND()*800" office:value-type="float" office:value="495.84424411878" calcext:value-type="float">
            <text:p>495,8442441187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chille</text:p>
          </table:table-cell>
          <table:table-cell table:style-name="ce2"/>
          <table:table-cell table:formula="of:=RAND()*10000" office:value-type="float" office:value="4898.85262795724" calcext:value-type="float">
            <text:p>4898,85262795724</text:p>
          </table:table-cell>
          <table:table-cell table:style-name="ce3" office:value-type="string" calcext:value-type="string">
            <text:p>ANDRIE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élène LAURENT</text:p>
          </table:table-cell>
          <table:table-cell table:number-columns-repeated="5"/>
          <table:table-cell table:formula="of:=RAND()*800" office:value-type="float" office:value="463.640596438199" calcext:value-type="float">
            <text:p>463,64059643819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rlin</text:p>
          </table:table-cell>
          <table:table-cell table:style-name="ce2"/>
          <table:table-cell table:formula="of:=RAND()*10000" office:value-type="float" office:value="477.484756847844" calcext:value-type="float">
            <text:p>477,484756847844</text:p>
          </table:table-cell>
          <table:table-cell table:style-name="ce3" office:value-type="string" calcext:value-type="string">
            <text:p>BRIA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na HARDY</text:p>
          </table:table-cell>
          <table:table-cell table:number-columns-repeated="5"/>
          <table:table-cell table:formula="of:=RAND()*800" office:value-type="float" office:value="204.776538070291" calcext:value-type="float">
            <text:p>204,77653807029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ulin</text:p>
          </table:table-cell>
          <table:table-cell table:style-name="ce2"/>
          <table:table-cell table:formula="of:=RAND()*10000" office:value-type="float" office:value="8874.60057274438" calcext:value-type="float">
            <text:p>8874,60057274438</text:p>
          </table:table-cell>
          <table:table-cell table:style-name="ce3" office:value-type="string" calcext:value-type="string">
            <text:p>LAM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ce COLAS</text:p>
          </table:table-cell>
          <table:table-cell table:number-columns-repeated="5"/>
          <table:table-cell table:formula="of:=RAND()*800" office:value-type="float" office:value="268.292287830263" calcext:value-type="float">
            <text:p>268,29228783026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inon</text:p>
          </table:table-cell>
          <table:table-cell table:style-name="ce2"/>
          <table:table-cell table:formula="of:=RAND()*10000" office:value-type="float" office:value="9563.45884478651" calcext:value-type="float">
            <text:p>9563,45884478651</text:p>
          </table:table-cell>
          <table:table-cell table:style-name="ce3" office:value-type="string" calcext:value-type="string">
            <text:p>CHARR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non GILLES</text:p>
          </table:table-cell>
          <table:table-cell table:number-columns-repeated="5"/>
          <table:table-cell table:formula="of:=RAND()*800" office:value-type="float" office:value="504.185125324875" calcext:value-type="float">
            <text:p>504,1851253248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ade</text:p>
          </table:table-cell>
          <table:table-cell table:style-name="ce2"/>
          <table:table-cell table:formula="of:=RAND()*10000" office:value-type="float" office:value="9085.78707952984" calcext:value-type="float">
            <text:p>9085,78707952984</text:p>
          </table:table-cell>
          <table:table-cell table:style-name="ce3" office:value-type="string" calcext:value-type="string">
            <text:p>BLOND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ésar BECKER</text:p>
          </table:table-cell>
          <table:table-cell table:number-columns-repeated="5"/>
          <table:table-cell table:formula="of:=RAND()*800" office:value-type="float" office:value="688.524232525378" calcext:value-type="float">
            <text:p>688,5242325253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lice</text:p>
          </table:table-cell>
          <table:table-cell table:style-name="ce2"/>
          <table:table-cell table:formula="of:=RAND()*10000" office:value-type="float" office:value="3853.92610332929" calcext:value-type="float">
            <text:p>3853,92610332929</text:p>
          </table:table-cell>
          <table:table-cell table:style-name="ce3" office:value-type="string" calcext:value-type="string">
            <text:p>PAY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ympe WEISS</text:p>
          </table:table-cell>
          <table:table-cell table:number-columns-repeated="5"/>
          <table:table-cell table:formula="of:=RAND()*800" office:value-type="float" office:value="165.615304093808" calcext:value-type="float">
            <text:p>165,61530409380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téphane</text:p>
          </table:table-cell>
          <table:table-cell table:style-name="ce2"/>
          <table:table-cell table:formula="of:=RAND()*10000" office:value-type="float" office:value="28.9214251097292" calcext:value-type="float">
            <text:p>28,9214251097292</text:p>
          </table:table-cell>
          <table:table-cell table:style-name="ce3" office:value-type="string" calcext:value-type="string">
            <text:p>LACOST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ysse ROCHE</text:p>
          </table:table-cell>
          <table:table-cell table:number-columns-repeated="5"/>
          <table:table-cell table:formula="of:=RAND()*800" office:value-type="float" office:value="774.55545021221" calcext:value-type="float">
            <text:p>774,5554502122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achim</text:p>
          </table:table-cell>
          <table:table-cell table:style-name="ce2"/>
          <table:table-cell table:formula="of:=RAND()*10000" office:value-type="float" office:value="3577.97408825718" calcext:value-type="float">
            <text:p>3577,97408825718</text:p>
          </table:table-cell>
          <table:table-cell table:style-name="ce3" office:value-type="string" calcext:value-type="string">
            <text:p>DUPU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 BERNARD</text:p>
          </table:table-cell>
          <table:table-cell table:number-columns-repeated="5"/>
          <table:table-cell table:formula="of:=RAND()*800" office:value-type="float" office:value="441.711663920432" calcext:value-type="float">
            <text:p>441,71166392043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éline</text:p>
          </table:table-cell>
          <table:table-cell table:style-name="ce2"/>
          <table:table-cell table:formula="of:=RAND()*10000" office:value-type="float" office:value="1975.33245082013" calcext:value-type="float">
            <text:p>1975,33245082013</text:p>
          </table:table-cell>
          <table:table-cell table:style-name="ce3" office:value-type="string" calcext:value-type="string">
            <text:p>BUISS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ilippine BRUNEAU</text:p>
          </table:table-cell>
          <table:table-cell table:number-columns-repeated="5"/>
          <table:table-cell table:formula="of:=RAND()*800" office:value-type="float" office:value="150.13473322615" calcext:value-type="float">
            <text:p>150,1347332261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abien</text:p>
          </table:table-cell>
          <table:table-cell table:style-name="ce2"/>
          <table:table-cell table:formula="of:=RAND()*10000" office:value-type="float" office:value="8991.05417192914" calcext:value-type="float">
            <text:p>8991,05417192914</text:p>
          </table:table-cell>
          <table:table-cell table:style-name="ce3" office:value-type="string" calcext:value-type="string">
            <text:p>PASQU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phné ROGER</text:p>
          </table:table-cell>
          <table:table-cell table:number-columns-repeated="5"/>
          <table:table-cell table:formula="of:=RAND()*800" office:value-type="float" office:value="483.913558442146" calcext:value-type="float">
            <text:p>483,91355844214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astien</text:p>
          </table:table-cell>
          <table:table-cell table:style-name="ce2"/>
          <table:table-cell table:formula="of:=RAND()*10000" office:value-type="float" office:value="8542.0202894602" calcext:value-type="float">
            <text:p>8542,0202894602</text:p>
          </table:table-cell>
          <table:table-cell table:style-name="ce3" office:value-type="string" calcext:value-type="string">
            <text:p>POIR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e DESCHAMPS</text:p>
          </table:table-cell>
          <table:table-cell table:number-columns-repeated="5"/>
          <table:table-cell table:formula="of:=RAND()*800" office:value-type="float" office:value="221.000648941845" calcext:value-type="float">
            <text:p>221,00064894184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éandre</text:p>
          </table:table-cell>
          <table:table-cell table:style-name="ce2"/>
          <table:table-cell table:formula="of:=RAND()*10000" office:value-type="float" office:value="7612.43153479882" calcext:value-type="float">
            <text:p>7612,43153479882</text:p>
          </table:table-cell>
          <table:table-cell table:style-name="ce3" office:value-type="string" calcext:value-type="string">
            <text:p>BARB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se LEGER</text:p>
          </table:table-cell>
          <table:table-cell table:number-columns-repeated="5"/>
          <table:table-cell table:formula="of:=RAND()*800" office:value-type="float" office:value="196.042485628277" calcext:value-type="float">
            <text:p>196,04248562827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Zélie</text:p>
          </table:table-cell>
          <table:table-cell table:style-name="ce2"/>
          <table:table-cell table:formula="of:=RAND()*10000" office:value-type="float" office:value="653.115216409788" calcext:value-type="float">
            <text:p>653,115216409788</text:p>
          </table:table-cell>
          <table:table-cell table:style-name="ce3" office:value-type="string" calcext:value-type="string">
            <text:p>SAUVAG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erre DAVID</text:p>
          </table:table-cell>
          <table:table-cell table:number-columns-repeated="5"/>
          <table:table-cell table:formula="of:=RAND()*800" office:value-type="float" office:value="730.102159548551" calcext:value-type="float">
            <text:p>730,10215954855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é</text:p>
          </table:table-cell>
          <table:table-cell table:style-name="ce2"/>
          <table:table-cell table:formula="of:=RAND()*10000" office:value-type="float" office:value="1612.8350852523" calcext:value-type="float">
            <text:p>1612,8350852523</text:p>
          </table:table-cell>
          <table:table-cell table:style-name="ce3" office:value-type="string" calcext:value-type="string">
            <text:p>VERD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éatrice LECLERC</text:p>
          </table:table-cell>
          <table:table-cell table:number-columns-repeated="5"/>
          <table:table-cell table:formula="of:=RAND()*800" office:value-type="float" office:value="403.095423895866" calcext:value-type="float">
            <text:p>403,0954238958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ÿlis</text:p>
          </table:table-cell>
          <table:table-cell table:style-name="ce2"/>
          <table:table-cell table:formula="of:=RAND()*10000" office:value-type="float" office:value="5622.69189977087" calcext:value-type="float">
            <text:p>5622,69189977087</text:p>
          </table:table-cell>
          <table:table-cell table:style-name="ce3" office:value-type="string" calcext:value-type="string">
            <text:p>VASSEU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méo DURAND</text:p>
          </table:table-cell>
          <table:table-cell table:number-columns-repeated="5"/>
          <table:table-cell table:formula="of:=RAND()*800" office:value-type="float" office:value="305.993926059455" calcext:value-type="float">
            <text:p>305,9939260594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ean</text:p>
          </table:table-cell>
          <table:table-cell table:style-name="ce2"/>
          <table:table-cell table:formula="of:=RAND()*10000" office:value-type="float" office:value="1574.53780877404" calcext:value-type="float">
            <text:p>1574,53780877404</text:p>
          </table:table-cell>
          <table:table-cell table:style-name="ce3" office:value-type="string" calcext:value-type="string">
            <text:p>JOL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ël HOAREAU</text:p>
          </table:table-cell>
          <table:table-cell table:number-columns-repeated="5"/>
          <table:table-cell table:formula="of:=RAND()*800" office:value-type="float" office:value="397.906668204814" calcext:value-type="float">
            <text:p>397,90666820481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imé</text:p>
          </table:table-cell>
          <table:table-cell table:style-name="ce2"/>
          <table:table-cell table:formula="of:=RAND()*10000" office:value-type="float" office:value="1904.2313110549" calcext:value-type="float">
            <text:p>1904,2313110549</text:p>
          </table:table-cell>
          <table:table-cell table:style-name="ce3" office:value-type="string" calcext:value-type="string">
            <text:p>DESCHAMP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an FRANCOIS</text:p>
          </table:table-cell>
          <table:table-cell table:number-columns-repeated="5"/>
          <table:table-cell table:formula="of:=RAND()*800" office:value-type="float" office:value="368.73813578859" calcext:value-type="float">
            <text:p>368,738135788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émy</text:p>
          </table:table-cell>
          <table:table-cell table:style-name="ce2"/>
          <table:table-cell table:formula="of:=RAND()*10000" office:value-type="float" office:value="4155.63127608039" calcext:value-type="float">
            <text:p>4155,63127608039</text:p>
          </table:table-cell>
          <table:table-cell table:style-name="ce3" office:value-type="string" calcext:value-type="string">
            <text:p>AL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éophile BLONDEL</text:p>
          </table:table-cell>
          <table:table-cell table:number-columns-repeated="5"/>
          <table:table-cell table:formula="of:=RAND()*800" office:value-type="float" office:value="669.308850448579" calcext:value-type="float">
            <text:p>669,30885044857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ucien</text:p>
          </table:table-cell>
          <table:table-cell table:style-name="ce2"/>
          <table:table-cell table:formula="of:=RAND()*10000" office:value-type="float" office:value="515.035373391584" calcext:value-type="float">
            <text:p>515,035373391584</text:p>
          </table:table-cell>
          <table:table-cell table:style-name="ce3" office:value-type="string" calcext:value-type="string">
            <text:p>MARCHA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donie LECOMTE</text:p>
          </table:table-cell>
          <table:table-cell table:number-columns-repeated="5"/>
          <table:table-cell table:formula="of:=RAND()*800" office:value-type="float" office:value="47.9997743852437" calcext:value-type="float">
            <text:p>47,99977438524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lovis</text:p>
          </table:table-cell>
          <table:table-cell table:style-name="ce2"/>
          <table:table-cell table:formula="of:=RAND()*10000" office:value-type="float" office:value="9217.76138129644" calcext:value-type="float">
            <text:p>9217,76138129644</text:p>
          </table:table-cell>
          <table:table-cell table:style-name="ce3" office:value-type="string" calcext:value-type="string">
            <text:p>RAYMO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anne AUBRY</text:p>
          </table:table-cell>
          <table:table-cell table:number-columns-repeated="5"/>
          <table:table-cell table:formula="of:=RAND()*800" office:value-type="float" office:value="613.186005223542" calcext:value-type="float">
            <text:p>613,18600522354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ric</text:p>
          </table:table-cell>
          <table:table-cell table:style-name="ce2"/>
          <table:table-cell table:formula="of:=RAND()*10000" office:value-type="float" office:value="2770.11648169719" calcext:value-type="float">
            <text:p>2770,11648169719</text:p>
          </table:table-cell>
          <table:table-cell table:style-name="ce3" office:value-type="string" calcext:value-type="string">
            <text:p>TOUSSAI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uise HEBERT</text:p>
          </table:table-cell>
          <table:table-cell table:number-columns-repeated="5"/>
          <table:table-cell table:formula="of:=RAND()*800" office:value-type="float" office:value="586.277277488261" calcext:value-type="float">
            <text:p>586,2772774882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élissa</text:p>
          </table:table-cell>
          <table:table-cell table:style-name="ce2"/>
          <table:table-cell table:formula="of:=RAND()*10000" office:value-type="float" office:value="9962.02188194729" calcext:value-type="float">
            <text:p>9962,02188194729</text:p>
          </table:table-cell>
          <table:table-cell table:style-name="ce3" office:value-type="string" calcext:value-type="string">
            <text:p>LECLERCQ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gaëlle SANCHEZ</text:p>
          </table:table-cell>
          <table:table-cell table:number-columns-repeated="5"/>
          <table:table-cell table:formula="of:=RAND()*800" office:value-type="float" office:value="799.868721980602" calcext:value-type="float">
            <text:p>799,8687219806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olombe</text:p>
          </table:table-cell>
          <table:table-cell table:style-name="ce2"/>
          <table:table-cell table:formula="of:=RAND()*10000" office:value-type="float" office:value="7486.94462119602" calcext:value-type="float">
            <text:p>7486,94462119602</text:p>
          </table:table-cell>
          <table:table-cell table:style-name="ce3" office:value-type="string" calcext:value-type="string">
            <text:p>GUILL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ALLAIN</text:p>
          </table:table-cell>
          <table:table-cell table:number-columns-repeated="5"/>
          <table:table-cell table:formula="of:=RAND()*800" office:value-type="float" office:value="166.298623103648" calcext:value-type="float">
            <text:p>166,29862310364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côme</text:p>
          </table:table-cell>
          <table:table-cell table:style-name="ce2"/>
          <table:table-cell table:formula="of:=RAND()*10000" office:value-type="float" office:value="7044.12295599468" calcext:value-type="float">
            <text:p>7044,12295599468</text:p>
          </table:table-cell>
          <table:table-cell table:style-name="ce3" office:value-type="string" calcext:value-type="string">
            <text:p>MICH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éline MICHEL</text:p>
          </table:table-cell>
          <table:table-cell table:number-columns-repeated="5"/>
          <table:table-cell table:formula="of:=RAND()*800" office:value-type="float" office:value="444.421623181552" calcext:value-type="float">
            <text:p>444,42162318155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imothé</text:p>
          </table:table-cell>
          <table:table-cell table:style-name="ce2"/>
          <table:table-cell table:formula="of:=RAND()*10000" office:value-type="float" office:value="5228.34187024273" calcext:value-type="float">
            <text:p>5228,34187024273</text:p>
          </table:table-cell>
          <table:table-cell table:style-name="ce3" office:value-type="string" calcext:value-type="string">
            <text:p>FERNAND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 BOUVIER</text:p>
          </table:table-cell>
          <table:table-cell table:number-columns-repeated="5"/>
          <table:table-cell table:formula="of:=RAND()*800" office:value-type="float" office:value="76.9794153980911" calcext:value-type="float">
            <text:p>76,979415398091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Quentin</text:p>
          </table:table-cell>
          <table:table-cell table:style-name="ce2"/>
          <table:table-cell table:formula="of:=RAND()*10000" office:value-type="float" office:value="2110.14527711086" calcext:value-type="float">
            <text:p>2110,14527711086</text:p>
          </table:table-cell>
          <table:table-cell table:style-name="ce3" office:value-type="string" calcext:value-type="string">
            <text:p>RODRIGUE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élanie DUPUIS</text:p>
          </table:table-cell>
          <table:table-cell table:number-columns-repeated="5"/>
          <table:table-cell table:formula="of:=RAND()*800" office:value-type="float" office:value="710.73952158913" calcext:value-type="float">
            <text:p>710,739521589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igaëlle</text:p>
          </table:table-cell>
          <table:table-cell table:style-name="ce2"/>
          <table:table-cell table:formula="of:=RAND()*10000" office:value-type="float" office:value="2634.13271750323" calcext:value-type="float">
            <text:p>2634,13271750323</text:p>
          </table:table-cell>
          <table:table-cell table:style-name="ce3" office:value-type="string" calcext:value-type="string">
            <text:p>RUI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 PIERRE</text:p>
          </table:table-cell>
          <table:table-cell table:number-columns-repeated="5"/>
          <table:table-cell table:formula="of:=RAND()*800" office:value-type="float" office:value="484.77302370593" calcext:value-type="float">
            <text:p>484,773023705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ébastien</text:p>
          </table:table-cell>
          <table:table-cell table:style-name="ce2"/>
          <table:table-cell table:formula="of:=RAND()*10000" office:value-type="float" office:value="9812.39433283918" calcext:value-type="float">
            <text:p>9812,39433283918</text:p>
          </table:table-cell>
          <table:table-cell table:style-name="ce3" office:value-type="string" calcext:value-type="string">
            <text:p>PELLE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car PARMENTIER</text:p>
          </table:table-cell>
          <table:table-cell table:number-columns-repeated="5"/>
          <table:table-cell table:formula="of:=RAND()*800" office:value-type="float" office:value="782.505038846284" calcext:value-type="float">
            <text:p>782,50503884628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ise</text:p>
          </table:table-cell>
          <table:table-cell table:style-name="ce2"/>
          <table:table-cell table:formula="of:=RAND()*10000" office:value-type="float" office:value="133.246456971392" calcext:value-type="float">
            <text:p>133,246456971392</text:p>
          </table:table-cell>
          <table:table-cell table:style-name="ce3" office:value-type="string" calcext:value-type="string">
            <text:p>BOURD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ée FERNANDEZ</text:p>
          </table:table-cell>
          <table:table-cell table:number-columns-repeated="5"/>
          <table:table-cell table:formula="of:=RAND()*800" office:value-type="float" office:value="589.780844282359" calcext:value-type="float">
            <text:p>589,7808442823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xel</text:p>
          </table:table-cell>
          <table:table-cell table:style-name="ce2"/>
          <table:table-cell table:formula="of:=RAND()*10000" office:value-type="float" office:value="3701.1497200001" calcext:value-type="float">
            <text:p>3701,1497200001</text:p>
          </table:table-cell>
          <table:table-cell table:style-name="ce3" office:value-type="string" calcext:value-type="string">
            <text:p>MARI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e LE ROUX</text:p>
          </table:table-cell>
          <table:table-cell table:number-columns-repeated="5"/>
          <table:table-cell table:formula="of:=RAND()*800" office:value-type="float" office:value="451.356498617679" calcext:value-type="float">
            <text:p>451,35649861767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donie</text:p>
          </table:table-cell>
          <table:table-cell table:style-name="ce2"/>
          <table:table-cell table:formula="of:=RAND()*10000" office:value-type="float" office:value="7526.54345356859" calcext:value-type="float">
            <text:p>7526,54345356859</text:p>
          </table:table-cell>
          <table:table-cell table:style-name="ce3" office:value-type="string" calcext:value-type="string">
            <text:p>BESS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ène GUERIN</text:p>
          </table:table-cell>
          <table:table-cell table:number-columns-repeated="5"/>
          <table:table-cell table:formula="of:=RAND()*800" office:value-type="float" office:value="525.753721874207" calcext:value-type="float">
            <text:p>525,75372187420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rchibald</text:p>
          </table:table-cell>
          <table:table-cell table:style-name="ce2"/>
          <table:table-cell table:formula="of:=RAND()*10000" office:value-type="float" office:value="1037.50882088207" calcext:value-type="float">
            <text:p>1037,50882088207</text:p>
          </table:table-cell>
          <table:table-cell table:style-name="ce3" office:value-type="string" calcext:value-type="string">
            <text:p>VOIS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harie LEBLANC</text:p>
          </table:table-cell>
          <table:table-cell table:number-columns-repeated="5"/>
          <table:table-cell table:formula="of:=RAND()*800" office:value-type="float" office:value="420.560097415" calcext:value-type="float">
            <text:p>420,56009741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eorges</text:p>
          </table:table-cell>
          <table:table-cell table:style-name="ce2"/>
          <table:table-cell table:formula="of:=RAND()*10000" office:value-type="float" office:value="5713.71293044649" calcext:value-type="float">
            <text:p>5713,71293044649</text:p>
          </table:table-cell>
          <table:table-cell table:style-name="ce3" office:value-type="string" calcext:value-type="string">
            <text:p>CHARPEN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ison PHILIPPE</text:p>
          </table:table-cell>
          <table:table-cell table:number-columns-repeated="5"/>
          <table:table-cell table:formula="of:=RAND()*800" office:value-type="float" office:value="325.377129670233" calcext:value-type="float">
            <text:p>325,37712967023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azare</text:p>
          </table:table-cell>
          <table:table-cell table:style-name="ce2"/>
          <table:table-cell table:formula="of:=RAND()*10000" office:value-type="float" office:value="4250.35575288348" calcext:value-type="float">
            <text:p>4250,35575288348</text:p>
          </table:table-cell>
          <table:table-cell table:style-name="ce3" office:value-type="string" calcext:value-type="string">
            <text:p>BER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stave HUET</text:p>
          </table:table-cell>
          <table:table-cell table:number-columns-repeated="5"/>
          <table:table-cell table:formula="of:=RAND()*800" office:value-type="float" office:value="174.775760713965" calcext:value-type="float">
            <text:p>174,77576071396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thony</text:p>
          </table:table-cell>
          <table:table-cell table:style-name="ce2"/>
          <table:table-cell table:formula="of:=RAND()*10000" office:value-type="float" office:value="8297.35800507478" calcext:value-type="float">
            <text:p>8297,35800507478</text:p>
          </table:table-cell>
          <table:table-cell table:style-name="ce3" office:value-type="string" calcext:value-type="string">
            <text:p>PO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stan RODRIGUES</text:p>
          </table:table-cell>
          <table:table-cell table:number-columns-repeated="5"/>
          <table:table-cell table:formula="of:=RAND()*800" office:value-type="float" office:value="282.539200689644" calcext:value-type="float">
            <text:p>282,5392006896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éloïse</text:p>
          </table:table-cell>
          <table:table-cell table:style-name="ce2"/>
          <table:table-cell table:formula="of:=RAND()*10000" office:value-type="float" office:value="2279.31812754832" calcext:value-type="float">
            <text:p>2279,31812754832</text:p>
          </table:table-cell>
          <table:table-cell table:style-name="ce3" office:value-type="string" calcext:value-type="string">
            <text:p>MARTIN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zar PAUL</text:p>
          </table:table-cell>
          <table:table-cell table:number-columns-repeated="5"/>
          <table:table-cell table:formula="of:=RAND()*800" office:value-type="float" office:value="182.928047236055" calcext:value-type="float">
            <text:p>182,92804723605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yrielle</text:p>
          </table:table-cell>
          <table:table-cell table:style-name="ce2"/>
          <table:table-cell table:formula="of:=RAND()*10000" office:value-type="float" office:value="5548.59120515175" calcext:value-type="float">
            <text:p>5548,59120515175</text:p>
          </table:table-cell>
          <table:table-cell table:style-name="ce3" office:value-type="string" calcext:value-type="string">
            <text:p>REYNAU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yriam ALBERT</text:p>
          </table:table-cell>
          <table:table-cell table:number-columns-repeated="5"/>
          <table:table-cell table:formula="of:=RAND()*800" office:value-type="float" office:value="113.021147530526" calcext:value-type="float">
            <text:p>113,0211475305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ictoria</text:p>
          </table:table-cell>
          <table:table-cell table:style-name="ce2"/>
          <table:table-cell table:formula="of:=RAND()*10000" office:value-type="float" office:value="9091.64922428317" calcext:value-type="float">
            <text:p>9091,64922428317</text:p>
          </table:table-cell>
          <table:table-cell table:style-name="ce3" office:value-type="string" calcext:value-type="string">
            <text:p>WAGN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bin GRENIER</text:p>
          </table:table-cell>
          <table:table-cell table:number-columns-repeated="5"/>
          <table:table-cell table:formula="of:=RAND()*800" office:value-type="float" office:value="57.0246311835945" calcext:value-type="float">
            <text:p>57,02463118359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ucile</text:p>
          </table:table-cell>
          <table:table-cell table:style-name="ce2"/>
          <table:table-cell table:formula="of:=RAND()*10000" office:value-type="float" office:value="2464.53327476047" calcext:value-type="float">
            <text:p>2464,53327476047</text:p>
          </table:table-cell>
          <table:table-cell table:style-name="ce3" office:value-type="string" calcext:value-type="string">
            <text:p>MASS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brine GUIBERT</text:p>
          </table:table-cell>
          <table:table-cell table:number-columns-repeated="5"/>
          <table:table-cell table:formula="of:=RAND()*800" office:value-type="float" office:value="455.488634016365" calcext:value-type="float">
            <text:p>455,48863401636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hault</text:p>
          </table:table-cell>
          <table:table-cell table:style-name="ce2"/>
          <table:table-cell table:formula="of:=RAND()*10000" office:value-type="float" office:value="5295.61732313596" calcext:value-type="float">
            <text:p>5295,61732313596</text:p>
          </table:table-cell>
          <table:table-cell table:style-name="ce3" office:value-type="string" calcext:value-type="string">
            <text:p>ROUSS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hélie SAMSON</text:p>
          </table:table-cell>
          <table:table-cell table:number-columns-repeated="5"/>
          <table:table-cell table:formula="of:=RAND()*800" office:value-type="float" office:value="117.471818532795" calcext:value-type="float">
            <text:p>117,47181853279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uce</text:p>
          </table:table-cell>
          <table:table-cell table:style-name="ce2"/>
          <table:table-cell table:formula="of:=RAND()*10000" office:value-type="float" office:value="1706.63969242014" calcext:value-type="float">
            <text:p>1706,63969242014</text:p>
          </table:table-cell>
          <table:table-cell table:style-name="ce3" office:value-type="string" calcext:value-type="string">
            <text:p>GA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uthier PERON</text:p>
          </table:table-cell>
          <table:table-cell table:number-columns-repeated="5"/>
          <table:table-cell table:formula="of:=RAND()*800" office:value-type="float" office:value="472.16097349301" calcext:value-type="float">
            <text:p>472,1609734930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ël</text:p>
          </table:table-cell>
          <table:table-cell table:style-name="ce2"/>
          <table:table-cell table:formula="of:=RAND()*10000" office:value-type="float" office:value="2983.89636795036" calcext:value-type="float">
            <text:p>2983,89636795036</text:p>
          </table:table-cell>
          <table:table-cell table:style-name="ce3" office:value-type="string" calcext:value-type="string">
            <text:p>VAILLA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é CASTEL</text:p>
          </table:table-cell>
          <table:table-cell table:number-columns-repeated="5"/>
          <table:table-cell table:formula="of:=RAND()*800" office:value-type="float" office:value="634.714826289564" calcext:value-type="float">
            <text:p>634,71482628956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ncent</text:p>
          </table:table-cell>
          <table:table-cell table:style-name="ce2"/>
          <table:table-cell table:formula="of:=RAND()*10000" office:value-type="float" office:value="8848.08683418669" calcext:value-type="float">
            <text:p>8848,08683418669</text:p>
          </table:table-cell>
          <table:table-cell table:style-name="ce3" office:value-type="string" calcext:value-type="string">
            <text:p>MAUR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 CHEVALIER</text:p>
          </table:table-cell>
          <table:table-cell table:number-columns-repeated="5"/>
          <table:table-cell table:formula="of:=RAND()*800" office:value-type="float" office:value="444.998605083674" calcext:value-type="float">
            <text:p>444,99860508367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yne</text:p>
          </table:table-cell>
          <table:table-cell table:style-name="ce2"/>
          <table:table-cell table:formula="of:=RAND()*10000" office:value-type="float" office:value="9706.06994465925" calcext:value-type="float">
            <text:p>9706,06994465925</text:p>
          </table:table-cell>
          <table:table-cell table:style-name="ce3" office:value-type="string" calcext:value-type="string">
            <text:p>LOMB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élie FONTAINE</text:p>
          </table:table-cell>
          <table:table-cell table:number-columns-repeated="5"/>
          <table:table-cell table:formula="of:=RAND()*800" office:value-type="float" office:value="698.307566251606" calcext:value-type="float">
            <text:p>698,30756625160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oralie</text:p>
          </table:table-cell>
          <table:table-cell table:style-name="ce2"/>
          <table:table-cell table:formula="of:=RAND()*10000" office:value-type="float" office:value="1238.24080103077" calcext:value-type="float">
            <text:p>1238,24080103077</text:p>
          </table:table-cell>
          <table:table-cell table:style-name="ce3" office:value-type="string" calcext:value-type="string">
            <text:p>HERNAND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phaël MARIE</text:p>
          </table:table-cell>
          <table:table-cell table:number-columns-repeated="5"/>
          <table:table-cell table:formula="of:=RAND()*800" office:value-type="float" office:value="555.544209759682" calcext:value-type="float">
            <text:p>555,5442097596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hilippine</text:p>
          </table:table-cell>
          <table:table-cell table:style-name="ce2"/>
          <table:table-cell table:formula="of:=RAND()*10000" office:value-type="float" office:value="3574.60792991333" calcext:value-type="float">
            <text:p>3574,60792991333</text:p>
          </table:table-cell>
          <table:table-cell table:style-name="ce3" office:value-type="string" calcext:value-type="string">
            <text:p>MICHAU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émi DUVAL</text:p>
          </table:table-cell>
          <table:table-cell table:number-columns-repeated="5"/>
          <table:table-cell table:formula="of:=RAND()*800" office:value-type="float" office:value="208.70014866814" calcext:value-type="float">
            <text:p>208,7001486681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tonin</text:p>
          </table:table-cell>
          <table:table-cell table:style-name="ce2"/>
          <table:table-cell table:formula="of:=RAND()*10000" office:value-type="float" office:value="6563.25162271969" calcext:value-type="float">
            <text:p>6563,25162271969</text:p>
          </table:table-cell>
          <table:table-cell table:style-name="ce3" office:value-type="string" calcext:value-type="string">
            <text:p>LEB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hibald GRAS</text:p>
          </table:table-cell>
          <table:table-cell table:number-columns-repeated="5"/>
          <table:table-cell table:formula="of:=RAND()*800" office:value-type="float" office:value="559.944065380842" calcext:value-type="float">
            <text:p>559,94406538084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ulalie</text:p>
          </table:table-cell>
          <table:table-cell table:style-name="ce2"/>
          <table:table-cell table:formula="of:=RAND()*10000" office:value-type="float" office:value="5930.66316912882" calcext:value-type="float">
            <text:p>5930,66316912882</text:p>
          </table:table-cell>
          <table:table-cell table:style-name="ce3" office:value-type="string" calcext:value-type="string">
            <text:p>JEA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mel LUCAS</text:p>
          </table:table-cell>
          <table:table-cell table:number-columns-repeated="5"/>
          <table:table-cell table:formula="of:=RAND()*800" office:value-type="float" office:value="108.147760014981" calcext:value-type="float">
            <text:p>108,14776001498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ston</text:p>
          </table:table-cell>
          <table:table-cell table:style-name="ce2"/>
          <table:table-cell table:formula="of:=RAND()*10000" office:value-type="float" office:value="1387.08510086872" calcext:value-type="float">
            <text:p>1387,08510086872</text:p>
          </table:table-cell>
          <table:table-cell table:style-name="ce3" office:value-type="string" calcext:value-type="string">
            <text:p>FOUQU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tave PELLETIER</text:p>
          </table:table-cell>
          <table:table-cell table:number-columns-repeated="5"/>
          <table:table-cell table:formula="of:=RAND()*800" office:value-type="float" office:value="671.603027265519" calcext:value-type="float">
            <text:p>671,60302726551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iolette</text:p>
          </table:table-cell>
          <table:table-cell table:style-name="ce2"/>
          <table:table-cell table:formula="of:=RAND()*10000" office:value-type="float" office:value="7621.02319509722" calcext:value-type="float">
            <text:p>7621,02319509722</text:p>
          </table:table-cell>
          <table:table-cell table:style-name="ce3" office:value-type="string" calcext:value-type="string">
            <text:p>FAU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 TESSIER</text:p>
          </table:table-cell>
          <table:table-cell table:number-columns-repeated="5"/>
          <table:table-cell table:formula="of:=RAND()*800" office:value-type="float" office:value="354.674824606627" calcext:value-type="float">
            <text:p>354,6748246066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non</text:p>
          </table:table-cell>
          <table:table-cell table:style-name="ce2"/>
          <table:table-cell table:formula="of:=RAND()*10000" office:value-type="float" office:value="6241.31568125449" calcext:value-type="float">
            <text:p>6241,31568125449</text:p>
          </table:table-cell>
          <table:table-cell table:style-name="ce3" office:value-type="string" calcext:value-type="string">
            <text:p>PETITJEA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xelle DUPRE</text:p>
          </table:table-cell>
          <table:table-cell table:number-columns-repeated="5"/>
          <table:table-cell table:formula="of:=RAND()*800" office:value-type="float" office:value="206.759007554501" calcext:value-type="float">
            <text:p>206,75900755450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rmand</text:p>
          </table:table-cell>
          <table:table-cell table:style-name="ce2"/>
          <table:table-cell table:formula="of:=RAND()*10000" office:value-type="float" office:value="9030.27824009769" calcext:value-type="float">
            <text:p>9030,27824009769</text:p>
          </table:table-cell>
          <table:table-cell table:style-name="ce3" office:value-type="string" calcext:value-type="string">
            <text:p>LAIN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élina ANDRIEU</text:p>
          </table:table-cell>
          <table:table-cell table:number-columns-repeated="5"/>
          <table:table-cell table:formula="of:=RAND()*800" office:value-type="float" office:value="386.034439411014" calcext:value-type="float">
            <text:p>386,0344394110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mbrine</text:p>
          </table:table-cell>
          <table:table-cell table:style-name="ce2"/>
          <table:table-cell table:formula="of:=RAND()*10000" office:value-type="float" office:value="2815.51566557027" calcext:value-type="float">
            <text:p>2815,51566557027</text:p>
          </table:table-cell>
          <table:table-cell table:style-name="ce3" office:value-type="string" calcext:value-type="string">
            <text:p>DELATT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nis PASQUIER</text:p>
          </table:table-cell>
          <table:table-cell table:number-columns-repeated="5"/>
          <table:table-cell table:formula="of:=RAND()*800" office:value-type="float" office:value="753.816476557404" calcext:value-type="float">
            <text:p>753,8164765574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lora</text:p>
          </table:table-cell>
          <table:table-cell table:style-name="ce2"/>
          <table:table-cell table:formula="of:=RAND()*10000" office:value-type="float" office:value="6339.93386873044" calcext:value-type="float">
            <text:p>6339,93386873044</text:p>
          </table:table-cell>
          <table:table-cell table:style-name="ce3" office:value-type="string" calcext:value-type="string">
            <text:p>PAR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 BAUDRY</text:p>
          </table:table-cell>
          <table:table-cell table:number-columns-repeated="5"/>
          <table:table-cell table:formula="of:=RAND()*800" office:value-type="float" office:value="652.820680011064" calcext:value-type="float">
            <text:p>652,82068001106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oïc</text:p>
          </table:table-cell>
          <table:table-cell table:style-name="ce2"/>
          <table:table-cell table:formula="of:=RAND()*10000" office:value-type="float" office:value="9286.52782109566" calcext:value-type="float">
            <text:p>9286,52782109566</text:p>
          </table:table-cell>
          <table:table-cell table:style-name="ce3" office:value-type="string" calcext:value-type="string">
            <text:p>HERV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ybille PERROT</text:p>
          </table:table-cell>
          <table:table-cell table:number-columns-repeated="5"/>
          <table:table-cell table:formula="of:=RAND()*800" office:value-type="float" office:value="741.777665261179" calcext:value-type="float">
            <text:p>741,77766526117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émi</text:p>
          </table:table-cell>
          <table:table-cell table:style-name="ce2"/>
          <table:table-cell table:formula="of:=RAND()*10000" office:value-type="float" office:value="2335.09201440029" calcext:value-type="float">
            <text:p>2335,09201440029</text:p>
          </table:table-cell>
          <table:table-cell table:style-name="ce3" office:value-type="string" calcext:value-type="string">
            <text:p>HENR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yne REY</text:p>
          </table:table-cell>
          <table:table-cell table:number-columns-repeated="5"/>
          <table:table-cell table:formula="of:=RAND()*800" office:value-type="float" office:value="177.705387119204" calcext:value-type="float">
            <text:p>177,70538711920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éo</text:p>
          </table:table-cell>
          <table:table-cell table:style-name="ce2"/>
          <table:table-cell table:formula="of:=RAND()*10000" office:value-type="float" office:value="1994.49531384744" calcext:value-type="float">
            <text:p>1994,49531384744</text:p>
          </table:table-cell>
          <table:table-cell table:style-name="ce3" office:value-type="string" calcext:value-type="string">
            <text:p>LEFEBV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ime PICARD</text:p>
          </table:table-cell>
          <table:table-cell table:number-columns-repeated="5"/>
          <table:table-cell table:formula="of:=RAND()*800" office:value-type="float" office:value="415.9534082748" calcext:value-type="float">
            <text:p>415,953408274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mmanuel</text:p>
          </table:table-cell>
          <table:table-cell table:style-name="ce2"/>
          <table:table-cell table:formula="of:=RAND()*10000" office:value-type="float" office:value="8708.74664164148" calcext:value-type="float">
            <text:p>8708,74664164148</text:p>
          </table:table-cell>
          <table:table-cell table:style-name="ce3" office:value-type="string" calcext:value-type="string">
            <text:p>SCHNEID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ius ROLLAND</text:p>
          </table:table-cell>
          <table:table-cell table:number-columns-repeated="5"/>
          <table:table-cell table:formula="of:=RAND()*800" office:value-type="float" office:value="106.191461067647" calcext:value-type="float">
            <text:p>106,19146106764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Hippolyte</text:p>
          </table:table-cell>
          <table:table-cell table:style-name="ce2"/>
          <table:table-cell table:formula="of:=RAND()*10000" office:value-type="float" office:value="2036.7748348508" calcext:value-type="float">
            <text:p>2036,7748348508</text:p>
          </table:table-cell>
          <table:table-cell table:style-name="ce3" office:value-type="string" calcext:value-type="string">
            <text:p>BAILL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imilien PETITJEAN</text:p>
          </table:table-cell>
          <table:table-cell table:number-columns-repeated="5"/>
          <table:table-cell table:formula="of:=RAND()*800" office:value-type="float" office:value="785.752068739384" calcext:value-type="float">
            <text:p>785,75206873938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nas</text:p>
          </table:table-cell>
          <table:table-cell table:style-name="ce2"/>
          <table:table-cell table:formula="of:=RAND()*10000" office:value-type="float" office:value="4118.15329105593" calcext:value-type="float">
            <text:p>4118,15329105593</text:p>
          </table:table-cell>
          <table:table-cell table:style-name="ce3" office:value-type="string" calcext:value-type="string">
            <text:p>THIERR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sa LEJEUNE</text:p>
          </table:table-cell>
          <table:table-cell table:number-columns-repeated="5"/>
          <table:table-cell table:formula="of:=RAND()*800" office:value-type="float" office:value="563.911610003561" calcext:value-type="float">
            <text:p>563,9116100035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riane</text:p>
          </table:table-cell>
          <table:table-cell table:style-name="ce2"/>
          <table:table-cell table:formula="of:=RAND()*10000" office:value-type="float" office:value="1338.940752903" calcext:value-type="float">
            <text:p>1338,940752903</text:p>
          </table:table-cell>
          <table:table-cell table:style-name="ce3" office:value-type="string" calcext:value-type="string">
            <text:p>HU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élien VAILLANT</text:p>
          </table:table-cell>
          <table:table-cell table:number-columns-repeated="5"/>
          <table:table-cell table:formula="of:=RAND()*800" office:value-type="float" office:value="103.699275571853" calcext:value-type="float">
            <text:p>103,69927557185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bert</text:p>
          </table:table-cell>
          <table:table-cell table:style-name="ce2"/>
          <table:table-cell table:formula="of:=RAND()*10000" office:value-type="float" office:value="610.284080030397" calcext:value-type="float">
            <text:p>610,284080030397</text:p>
          </table:table-cell>
          <table:table-cell table:style-name="ce3" office:value-type="string" calcext:value-type="string">
            <text:p>BL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 BERTIN</text:p>
          </table:table-cell>
          <table:table-cell table:number-columns-repeated="5"/>
          <table:table-cell table:formula="of:=RAND()*800" office:value-type="float" office:value="159.008403960615" calcext:value-type="float">
            <text:p>159,0084039606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haut</text:p>
          </table:table-cell>
          <table:table-cell table:style-name="ce2"/>
          <table:table-cell table:formula="of:=RAND()*10000" office:value-type="float" office:value="4926.92188243382" calcext:value-type="float">
            <text:p>4926,92188243382</text:p>
          </table:table-cell>
          <table:table-cell table:style-name="ce3" office:value-type="string" calcext:value-type="string">
            <text:p>MEN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n LACROIX</text:p>
          </table:table-cell>
          <table:table-cell table:number-columns-repeated="5"/>
          <table:table-cell table:formula="of:=RAND()*800" office:value-type="float" office:value="97.2682078368962" calcext:value-type="float">
            <text:p>97,268207836896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Henri</text:p>
          </table:table-cell>
          <table:table-cell table:style-name="ce2"/>
          <table:table-cell table:formula="of:=RAND()*10000" office:value-type="float" office:value="1459.99513450079" calcext:value-type="float">
            <text:p>1459,99513450079</text:p>
          </table:table-cell>
          <table:table-cell table:style-name="ce3" office:value-type="string" calcext:value-type="string">
            <text:p>TEX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 JACQUES</text:p>
          </table:table-cell>
          <table:table-cell table:number-columns-repeated="5"/>
          <table:table-cell table:formula="of:=RAND()*800" office:value-type="float" office:value="567.275307979435" calcext:value-type="float">
            <text:p>567,27530797943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lément</text:p>
          </table:table-cell>
          <table:table-cell table:style-name="ce2"/>
          <table:table-cell table:formula="of:=RAND()*10000" office:value-type="float" office:value="8404.39488994889" calcext:value-type="float">
            <text:p>8404,39488994889</text:p>
          </table:table-cell>
          <table:table-cell table:style-name="ce3" office:value-type="string" calcext:value-type="string">
            <text:p>PHILIPP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ne JOLY</text:p>
          </table:table-cell>
          <table:table-cell table:number-columns-repeated="5"/>
          <table:table-cell table:formula="of:=RAND()*800" office:value-type="float" office:value="401.803336199373" calcext:value-type="float">
            <text:p>401,80333619937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céane</text:p>
          </table:table-cell>
          <table:table-cell table:style-name="ce2"/>
          <table:table-cell table:formula="of:=RAND()*10000" office:value-type="float" office:value="5765.43632778339" calcext:value-type="float">
            <text:p>5765,43632778339</text:p>
          </table:table-cell>
          <table:table-cell table:style-name="ce3" office:value-type="string" calcext:value-type="string">
            <text:p>NORMA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rtense ALEXANDRE</text:p>
          </table:table-cell>
          <table:table-cell table:number-columns-repeated="5"/>
          <table:table-cell table:formula="of:=RAND()*800" office:value-type="float" office:value="761.65384715423" calcext:value-type="float">
            <text:p>761,6538471542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dréa</text:p>
          </table:table-cell>
          <table:table-cell table:style-name="ce2"/>
          <table:table-cell table:formula="of:=RAND()*10000" office:value-type="float" office:value="945.76986390166" calcext:value-type="float">
            <text:p>945,76986390166</text:p>
          </table:table-cell>
          <table:table-cell table:style-name="ce3" office:value-type="string" calcext:value-type="string">
            <text:p>LACROIX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ann GUILBERT</text:p>
          </table:table-cell>
          <table:table-cell table:number-columns-repeated="5"/>
          <table:table-cell table:formula="of:=RAND()*800" office:value-type="float" office:value="481.310862395912" calcext:value-type="float">
            <text:p>481,3108623959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apucine</text:p>
          </table:table-cell>
          <table:table-cell table:style-name="ce2"/>
          <table:table-cell table:formula="of:=RAND()*10000" office:value-type="float" office:value="7304.44708256982" calcext:value-type="float">
            <text:p>7304,44708256982</text:p>
          </table:table-cell>
          <table:table-cell table:style-name="ce3" office:value-type="string" calcext:value-type="string">
            <text:p>BERTHELO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éodore BAILLY</text:p>
          </table:table-cell>
          <table:table-cell table:number-columns-repeated="5"/>
          <table:table-cell table:formula="of:=RAND()*800" office:value-type="float" office:value="274.579204712063" calcext:value-type="float">
            <text:p>274,57920471206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bigaïl</text:p>
          </table:table-cell>
          <table:table-cell table:style-name="ce2"/>
          <table:table-cell table:formula="of:=RAND()*10000" office:value-type="float" office:value="2858.44254889525" calcext:value-type="float">
            <text:p>2858,44254889525</text:p>
          </table:table-cell>
          <table:table-cell table:style-name="ce3" office:value-type="string" calcext:value-type="string">
            <text:p>HOAR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jamin COURTOIS</text:p>
          </table:table-cell>
          <table:table-cell table:number-columns-repeated="5"/>
          <table:table-cell table:formula="of:=RAND()*800" office:value-type="float" office:value="272.212351579219" calcext:value-type="float">
            <text:p>272,21235157921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éonard</text:p>
          </table:table-cell>
          <table:table-cell table:style-name="ce2"/>
          <table:table-cell table:formula="of:=RAND()*10000" office:value-type="float" office:value="303.839388070628" calcext:value-type="float">
            <text:p>303,839388070628</text:p>
          </table:table-cell>
          <table:table-cell table:style-name="ce3" office:value-type="string" calcext:value-type="string">
            <text:p>ALL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s BOUCHER</text:p>
          </table:table-cell>
          <table:table-cell table:number-columns-repeated="5"/>
          <table:table-cell table:formula="of:=RAND()*800" office:value-type="float" office:value="406.773383263499" calcext:value-type="float">
            <text:p>406,77338326349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meline</text:p>
          </table:table-cell>
          <table:table-cell table:style-name="ce2"/>
          <table:table-cell table:formula="of:=RAND()*10000" office:value-type="float" office:value="1502.49115307815" calcext:value-type="float">
            <text:p>1502,49115307815</text:p>
          </table:table-cell>
          <table:table-cell table:style-name="ce3" office:value-type="string" calcext:value-type="string">
            <text:p>MOUL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édric PRIGENT</text:p>
          </table:table-cell>
          <table:table-cell table:number-columns-repeated="5"/>
          <table:table-cell table:formula="of:=RAND()*800" office:value-type="float" office:value="171.178264077753" calcext:value-type="float">
            <text:p>171,17826407775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élix</text:p>
          </table:table-cell>
          <table:table-cell table:style-name="ce2"/>
          <table:table-cell table:formula="of:=RAND()*10000" office:value-type="float" office:value="4726.36502818204" calcext:value-type="float">
            <text:p>4726,36502818204</text:p>
          </table:table-cell>
          <table:table-cell table:style-name="ce3" office:value-type="string" calcext:value-type="string">
            <text:p>LAURE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rlotte REMY</text:p>
          </table:table-cell>
          <table:table-cell table:number-columns-repeated="5"/>
          <table:table-cell table:formula="of:=RAND()*800" office:value-type="float" office:value="773.129118885845" calcext:value-type="float">
            <text:p>773,12911888584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ïse</text:p>
          </table:table-cell>
          <table:table-cell table:style-name="ce2"/>
          <table:table-cell table:formula="of:=RAND()*10000" office:value-type="float" office:value="6428.61635307781" calcext:value-type="float">
            <text:p>6428,61635307781</text:p>
          </table:table-cell>
          <table:table-cell table:style-name="ce3" office:value-type="string" calcext:value-type="string">
            <text:p>BAR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haut LEROUX</text:p>
          </table:table-cell>
          <table:table-cell table:number-columns-repeated="5"/>
          <table:table-cell table:formula="of:=RAND()*800" office:value-type="float" office:value="495.279477071017" calcext:value-type="float">
            <text:p>495,2794770710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mbeline</text:p>
          </table:table-cell>
          <table:table-cell table:style-name="ce2"/>
          <table:table-cell table:formula="of:=RAND()*10000" office:value-type="float" office:value="1120.71989919059" calcext:value-type="float">
            <text:p>1120,71989919059</text:p>
          </table:table-cell>
          <table:table-cell table:style-name="ce3" office:value-type="string" calcext:value-type="string">
            <text:p>CORD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chim SCHNEIDER</text:p>
          </table:table-cell>
          <table:table-cell table:number-columns-repeated="5"/>
          <table:table-cell table:formula="of:=RAND()*800" office:value-type="float" office:value="204.145317990333" calcext:value-type="float">
            <text:p>204,1453179903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oline</text:p>
          </table:table-cell>
          <table:table-cell table:style-name="ce2"/>
          <table:table-cell table:formula="of:=RAND()*10000" office:value-type="float" office:value="3227.37403097562" calcext:value-type="float">
            <text:p>3227,37403097562</text:p>
          </table:table-cell>
          <table:table-cell table:style-name="ce3" office:value-type="string" calcext:value-type="string">
            <text:p>CHARBON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bylle ANTOINE</text:p>
          </table:table-cell>
          <table:table-cell table:number-columns-repeated="5"/>
          <table:table-cell table:formula="of:=RAND()*800" office:value-type="float" office:value="338.843508530408" calcext:value-type="float">
            <text:p>338,8435085304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lou</text:p>
          </table:table-cell>
          <table:table-cell table:style-name="ce2"/>
          <table:table-cell table:formula="of:=RAND()*10000" office:value-type="float" office:value="6779.38019274734" calcext:value-type="float">
            <text:p>6779,38019274734</text:p>
          </table:table-cell>
          <table:table-cell table:style-name="ce3" office:value-type="string" calcext:value-type="string">
            <text:p>MAILL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ot TURPIN</text:p>
          </table:table-cell>
          <table:table-cell table:number-columns-repeated="5"/>
          <table:table-cell table:formula="of:=RAND()*800" office:value-type="float" office:value="786.92841520533" calcext:value-type="float">
            <text:p>786,9284152053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lchior</text:p>
          </table:table-cell>
          <table:table-cell table:style-name="ce2"/>
          <table:table-cell table:formula="of:=RAND()*10000" office:value-type="float" office:value="2365.8781487029" calcext:value-type="float">
            <text:p>2365,8781487029</text:p>
          </table:table-cell>
          <table:table-cell table:style-name="ce3" office:value-type="string" calcext:value-type="string">
            <text:p>AUG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égoire MAURICE</text:p>
          </table:table-cell>
          <table:table-cell table:number-columns-repeated="5"/>
          <table:table-cell table:formula="of:=RAND()*800" office:value-type="float" office:value="53.0059219338" calcext:value-type="float">
            <text:p>53,005921933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ge</text:p>
          </table:table-cell>
          <table:table-cell table:style-name="ce2"/>
          <table:table-cell table:formula="of:=RAND()*10000" office:value-type="float" office:value="1199.97894507833" calcext:value-type="float">
            <text:p>1199,97894507833</text:p>
          </table:table-cell>
          <table:table-cell table:style-name="ce3" office:value-type="string" calcext:value-type="string">
            <text:p>PEREIRA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 MOREAU</text:p>
          </table:table-cell>
          <table:table-cell table:number-columns-repeated="5"/>
          <table:table-cell table:formula="of:=RAND()*800" office:value-type="float" office:value="99.3324327282608" calcext:value-type="float">
            <text:p>99,332432728260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ionel</text:p>
          </table:table-cell>
          <table:table-cell table:style-name="ce2"/>
          <table:table-cell table:formula="of:=RAND()*10000" office:value-type="float" office:value="8065.95797766931" calcext:value-type="float">
            <text:p>8065,95797766931</text:p>
          </table:table-cell>
          <table:table-cell table:style-name="ce3" office:value-type="string" calcext:value-type="string">
            <text:p>DELAHAY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ilien CHAMBON</text:p>
          </table:table-cell>
          <table:table-cell table:number-columns-repeated="5"/>
          <table:table-cell table:formula="of:=RAND()*800" office:value-type="float" office:value="310.225212667137" calcext:value-type="float">
            <text:p>310,2252126671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cques</text:p>
          </table:table-cell>
          <table:table-cell table:style-name="ce2"/>
          <table:table-cell table:formula="of:=RAND()*10000" office:value-type="float" office:value="8443.26549093239" calcext:value-type="float">
            <text:p>8443,26549093239</text:p>
          </table:table-cell>
          <table:table-cell table:style-name="ce3" office:value-type="string" calcext:value-type="string">
            <text:p>FERRA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brielle FISCHER</text:p>
          </table:table-cell>
          <table:table-cell table:number-columns-repeated="5"/>
          <table:table-cell table:formula="of:=RAND()*800" office:value-type="float" office:value="713.521817419678" calcext:value-type="float">
            <text:p>713,52181741967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ius</text:p>
          </table:table-cell>
          <table:table-cell table:style-name="ce2"/>
          <table:table-cell table:formula="of:=RAND()*10000" office:value-type="float" office:value="3655.05401859991" calcext:value-type="float">
            <text:p>3655,05401859991</text:p>
          </table:table-cell>
          <table:table-cell table:style-name="ce3" office:value-type="string" calcext:value-type="string">
            <text:p>ALEXAND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étan DENIS</text:p>
          </table:table-cell>
          <table:table-cell table:number-columns-repeated="5"/>
          <table:table-cell table:formula="of:=RAND()*800" office:value-type="float" office:value="317.523975204676" calcext:value-type="float">
            <text:p>317,52397520467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onstantin</text:p>
          </table:table-cell>
          <table:table-cell table:style-name="ce2"/>
          <table:table-cell table:formula="of:=RAND()*10000" office:value-type="float" office:value="3658.33600633778" calcext:value-type="float">
            <text:p>3658,33600633778</text:p>
          </table:table-cell>
          <table:table-cell table:style-name="ce3" office:value-type="string" calcext:value-type="string">
            <text:p>LENOI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ra DOS SANTOS</text:p>
          </table:table-cell>
          <table:table-cell table:number-columns-repeated="5"/>
          <table:table-cell table:formula="of:=RAND()*800" office:value-type="float" office:value="192.827607039362" calcext:value-type="float">
            <text:p>192,8276070393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lympe</text:p>
          </table:table-cell>
          <table:table-cell table:style-name="ce2"/>
          <table:table-cell table:formula="of:=RAND()*10000" office:value-type="float" office:value="7167.36459755339" calcext:value-type="float">
            <text:p>7167,36459755339</text:p>
          </table:table-cell>
          <table:table-cell table:style-name="ce3" office:value-type="string" calcext:value-type="string">
            <text:p>BEGU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éborah LECOQ</text:p>
          </table:table-cell>
          <table:table-cell table:number-columns-repeated="5"/>
          <table:table-cell table:formula="of:=RAND()*800" office:value-type="float" office:value="55.5904389359057" calcext:value-type="float">
            <text:p>55,59043893590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ul</text:p>
          </table:table-cell>
          <table:table-cell table:style-name="ce2"/>
          <table:table-cell table:formula="of:=RAND()*10000" office:value-type="float" office:value="4351.82744753547" calcext:value-type="float">
            <text:p>4351,82744753547</text:p>
          </table:table-cell>
          <table:table-cell table:style-name="ce3" office:value-type="string" calcext:value-type="string">
            <text:p>BIGO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 MERLE</text:p>
          </table:table-cell>
          <table:table-cell table:number-columns-repeated="5"/>
          <table:table-cell table:formula="of:=RAND()*800" office:value-type="float" office:value="86.2078155390918" calcext:value-type="float">
            <text:p>86,20781553909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harline</text:p>
          </table:table-cell>
          <table:table-cell table:style-name="ce2"/>
          <table:table-cell table:formula="of:=RAND()*10000" office:value-type="float" office:value="6464.68955674209" calcext:value-type="float">
            <text:p>6464,68955674209</text:p>
          </table:table-cell>
          <table:table-cell table:style-name="ce3" office:value-type="string" calcext:value-type="string">
            <text:p>LEFO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oi STEPHAN</text:p>
          </table:table-cell>
          <table:table-cell table:number-columns-repeated="5"/>
          <table:table-cell table:formula="of:=RAND()*800" office:value-type="float" office:value="698.542801756412" calcext:value-type="float">
            <text:p>698,5428017564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ulia</text:p>
          </table:table-cell>
          <table:table-cell table:style-name="ce2"/>
          <table:table-cell table:formula="of:=RAND()*10000" office:value-type="float" office:value="940.669466508552" calcext:value-type="float">
            <text:p>940,669466508552</text:p>
          </table:table-cell>
          <table:table-cell table:style-name="ce3" office:value-type="string" calcext:value-type="string">
            <text:p>FONTAIN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émence RUIZ</text:p>
          </table:table-cell>
          <table:table-cell table:number-columns-repeated="5"/>
          <table:table-cell table:formula="of:=RAND()*800" office:value-type="float" office:value="663.414721842855" calcext:value-type="float">
            <text:p>663,4147218428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thias</text:p>
          </table:table-cell>
          <table:table-cell table:style-name="ce2"/>
          <table:table-cell table:formula="of:=RAND()*10000" office:value-type="float" office:value="5069.47088171728" calcext:value-type="float">
            <text:p>5069,47088171728</text:p>
          </table:table-cell>
          <table:table-cell table:style-name="ce3" office:value-type="string" calcext:value-type="string">
            <text:p>WEB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phaëlle MEUNIER</text:p>
          </table:table-cell>
          <table:table-cell table:number-columns-repeated="5"/>
          <table:table-cell table:formula="of:=RAND()*800" office:value-type="float" office:value="170.017496403307" calcext:value-type="float">
            <text:p>170,0174964033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ya</text:p>
          </table:table-cell>
          <table:table-cell table:style-name="ce2"/>
          <table:table-cell table:formula="of:=RAND()*10000" office:value-type="float" office:value="9400.56698978879" calcext:value-type="float">
            <text:p>9400,56698978879</text:p>
          </table:table-cell>
          <table:table-cell table:style-name="ce3" office:value-type="string" calcext:value-type="string">
            <text:p>LOP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èle MARCHAND</text:p>
          </table:table-cell>
          <table:table-cell table:number-columns-repeated="5"/>
          <table:table-cell table:formula="of:=RAND()*800" office:value-type="float" office:value="780.82067957148" calcext:value-type="float">
            <text:p>780,8206795714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tthias</text:p>
          </table:table-cell>
          <table:table-cell table:style-name="ce2"/>
          <table:table-cell table:formula="of:=RAND()*10000" office:value-type="float" office:value="5473.04614796303" calcext:value-type="float">
            <text:p>5473,04614796303</text:p>
          </table:table-cell>
          <table:table-cell table:style-name="ce3" office:value-type="string" calcext:value-type="string">
            <text:p>MART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e LEDUC</text:p>
          </table:table-cell>
          <table:table-cell table:number-columns-repeated="5"/>
          <table:table-cell table:formula="of:=RAND()*800" office:value-type="float" office:value="273.318291362375" calcext:value-type="float">
            <text:p>273,3182913623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ulien</text:p>
          </table:table-cell>
          <table:table-cell table:style-name="ce2"/>
          <table:table-cell table:formula="of:=RAND()*10000" office:value-type="float" office:value="589.410139946267" calcext:value-type="float">
            <text:p>589,410139946267</text:p>
          </table:table-cell>
          <table:table-cell table:style-name="ce3" office:value-type="string" calcext:value-type="string">
            <text:p>DELANNO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ppolyte BESNARD</text:p>
          </table:table-cell>
          <table:table-cell table:number-columns-repeated="5"/>
          <table:table-cell table:formula="of:=RAND()*800" office:value-type="float" office:value="544.769623223692" calcext:value-type="float">
            <text:p>544,76962322369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ia</text:p>
          </table:table-cell>
          <table:table-cell table:style-name="ce2"/>
          <table:table-cell table:formula="of:=RAND()*10000" office:value-type="float" office:value="8767.81752915122" calcext:value-type="float">
            <text:p>8767,81752915122</text:p>
          </table:table-cell>
          <table:table-cell table:style-name="ce3" office:value-type="string" calcext:value-type="string">
            <text:p>BLANCH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ssandre VASSEUR</text:p>
          </table:table-cell>
          <table:table-cell table:number-columns-repeated="5"/>
          <table:table-cell table:formula="of:=RAND()*800" office:value-type="float" office:value="777.058364916593" calcext:value-type="float">
            <text:p>777,05836491659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han</text:p>
          </table:table-cell>
          <table:table-cell table:style-name="ce2"/>
          <table:table-cell table:formula="of:=RAND()*10000" office:value-type="float" office:value="8939.22070390545" calcext:value-type="float">
            <text:p>8939,22070390545</text:p>
          </table:table-cell>
          <table:table-cell table:style-name="ce3" office:value-type="string" calcext:value-type="string">
            <text:p>THOMA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gustine COSTE</text:p>
          </table:table-cell>
          <table:table-cell table:number-columns-repeated="5"/>
          <table:table-cell table:formula="of:=RAND()*800" office:value-type="float" office:value="560.559180844575" calcext:value-type="float">
            <text:p>560,5591808445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ôme</text:p>
          </table:table-cell>
          <table:table-cell table:style-name="ce2"/>
          <table:table-cell table:formula="of:=RAND()*10000" office:value-type="float" office:value="9082.98907219432" calcext:value-type="float">
            <text:p>9082,98907219432</text:p>
          </table:table-cell>
          <table:table-cell table:style-name="ce3" office:value-type="string" calcext:value-type="string">
            <text:p>ADAM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éleste LE GALL</text:p>
          </table:table-cell>
          <table:table-cell table:number-columns-repeated="5"/>
          <table:table-cell table:formula="of:=RAND()*800" office:value-type="float" office:value="673.973793070763" calcext:value-type="float">
            <text:p>673,97379307076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ine</text:p>
          </table:table-cell>
          <table:table-cell table:style-name="ce2"/>
          <table:table-cell table:formula="of:=RAND()*10000" office:value-type="float" office:value="2421.62207723595" calcext:value-type="float">
            <text:p>2421,62207723595</text:p>
          </table:table-cell>
          <table:table-cell table:style-name="ce3" office:value-type="string" calcext:value-type="string">
            <text:p>GU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u LABBE</text:p>
          </table:table-cell>
          <table:table-cell table:number-columns-repeated="5"/>
          <table:table-cell table:formula="of:=RAND()*800" office:value-type="float" office:value="185.667695570737" calcext:value-type="float">
            <text:p>185,66769557073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tien</text:p>
          </table:table-cell>
          <table:table-cell table:style-name="ce2"/>
          <table:table-cell table:formula="of:=RAND()*10000" office:value-type="float" office:value="1001.26773701049" calcext:value-type="float">
            <text:p>1001,26773701049</text:p>
          </table:table-cell>
          <table:table-cell table:style-name="ce3" office:value-type="string" calcext:value-type="string">
            <text:p>BERTRAN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alie DUPONT</text:p>
          </table:table-cell>
          <table:table-cell table:number-columns-repeated="5"/>
          <table:table-cell table:formula="of:=RAND()*800" office:value-type="float" office:value="364.669898618013" calcext:value-type="float">
            <text:p>364,66989861801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urélien</text:p>
          </table:table-cell>
          <table:table-cell table:style-name="ce2"/>
          <table:table-cell table:formula="of:=RAND()*10000" office:value-type="float" office:value="4587.3484259937" calcext:value-type="float">
            <text:p>4587,3484259937</text:p>
          </table:table-cell>
          <table:table-cell table:style-name="ce3" office:value-type="string" calcext:value-type="string">
            <text:p>OLIV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le ETIENNE</text:p>
          </table:table-cell>
          <table:table-cell table:number-columns-repeated="5"/>
          <table:table-cell table:formula="of:=RAND()*800" office:value-type="float" office:value="151.827757712454" calcext:value-type="float">
            <text:p>151,8277577124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urèle</text:p>
          </table:table-cell>
          <table:table-cell table:style-name="ce2"/>
          <table:table-cell table:formula="of:=RAND()*10000" office:value-type="float" office:value="6795.82688841037" calcext:value-type="float">
            <text:p>6795,82688841037</text:p>
          </table:table-cell>
          <table:table-cell table:style-name="ce3" office:value-type="string" calcext:value-type="string">
            <text:p>MOR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andre BONNIN</text:p>
          </table:table-cell>
          <table:table-cell table:number-columns-repeated="5"/>
          <table:table-cell table:formula="of:=RAND()*800" office:value-type="float" office:value="124.448933918029" calcext:value-type="float">
            <text:p>124,44893391802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udith</text:p>
          </table:table-cell>
          <table:table-cell table:style-name="ce2"/>
          <table:table-cell table:formula="of:=RAND()*10000" office:value-type="float" office:value="5113.28028631397" calcext:value-type="float">
            <text:p>5113,28028631397</text:p>
          </table:table-cell>
          <table:table-cell table:style-name="ce3" office:value-type="string" calcext:value-type="string">
            <text:p>FOUCH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belle TANGUY</text:p>
          </table:table-cell>
          <table:table-cell table:number-columns-repeated="5"/>
          <table:table-cell table:formula="of:=RAND()*800" office:value-type="float" office:value="469.989584293216" calcext:value-type="float">
            <text:p>469,98958429321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</text:p>
          </table:table-cell>
          <table:table-cell table:style-name="ce2"/>
          <table:table-cell table:formula="of:=RAND()*10000" office:value-type="float" office:value="1231.09263484366" calcext:value-type="float">
            <text:p>1231,09263484366</text:p>
          </table:table-cell>
          <table:table-cell table:style-name="ce3" office:value-type="string" calcext:value-type="string">
            <text:p>JOSEPH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zare SCHMITT</text:p>
          </table:table-cell>
          <table:table-cell table:number-columns-repeated="5"/>
          <table:table-cell table:formula="of:=RAND()*800" office:value-type="float" office:value="301.093325670809" calcext:value-type="float">
            <text:p>301,09332567080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harlotte</text:p>
          </table:table-cell>
          <table:table-cell table:style-name="ce2"/>
          <table:table-cell table:formula="of:=RAND()*10000" office:value-type="float" office:value="989.833743078634" calcext:value-type="float">
            <text:p>989,833743078634</text:p>
          </table:table-cell>
          <table:table-cell table:style-name="ce3" office:value-type="string" calcext:value-type="string">
            <text:p>POT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éloïse GARCIA</text:p>
          </table:table-cell>
          <table:table-cell table:number-columns-repeated="5"/>
          <table:table-cell table:formula="of:=RAND()*800" office:value-type="float" office:value="344.556614663452" calcext:value-type="float">
            <text:p>344,5566146634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mma</text:p>
          </table:table-cell>
          <table:table-cell table:style-name="ce2"/>
          <table:table-cell table:formula="of:=RAND()*10000" office:value-type="float" office:value="5034.50914635323" calcext:value-type="float">
            <text:p>5034,50914635323</text:p>
          </table:table-cell>
          <table:table-cell table:style-name="ce3" office:value-type="string" calcext:value-type="string">
            <text:p>LE ROUX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nélope LOMBARD</text:p>
          </table:table-cell>
          <table:table-cell table:number-columns-repeated="5"/>
          <table:table-cell table:formula="of:=RAND()*800" office:value-type="float" office:value="413.977670576423" calcext:value-type="float">
            <text:p>413,97767057642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ucille</text:p>
          </table:table-cell>
          <table:table-cell table:style-name="ce2"/>
          <table:table-cell table:formula="of:=RAND()*10000" office:value-type="float" office:value="7904.62616481818" calcext:value-type="float">
            <text:p>7904,62616481818</text:p>
          </table:table-cell>
          <table:table-cell table:style-name="ce3" office:value-type="string" calcext:value-type="string">
            <text:p>REN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é BOULANGER</text:p>
          </table:table-cell>
          <table:table-cell table:number-columns-repeated="5"/>
          <table:table-cell table:formula="of:=RAND()*800" office:value-type="float" office:value="736.417583096772" calcext:value-type="float">
            <text:p>736,41758309677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onan</text:p>
          </table:table-cell>
          <table:table-cell table:style-name="ce2"/>
          <table:table-cell table:formula="of:=RAND()*10000" office:value-type="float" office:value="7823.31679365598" calcext:value-type="float">
            <text:p>7823,31679365598</text:p>
          </table:table-cell>
          <table:table-cell table:style-name="ce3" office:value-type="string" calcext:value-type="string">
            <text:p>GUILL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mille GONCALVES</text:p>
          </table:table-cell>
          <table:table-cell table:number-columns-repeated="5"/>
          <table:table-cell table:formula="of:=RAND()*800" office:value-type="float" office:value="130.800731386989" calcext:value-type="float">
            <text:p>130,80073138698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uline</text:p>
          </table:table-cell>
          <table:table-cell table:style-name="ce2"/>
          <table:table-cell table:formula="of:=RAND()*10000" office:value-type="float" office:value="3082.15280878358" calcext:value-type="float">
            <text:p>3082,15280878358</text:p>
          </table:table-cell>
          <table:table-cell table:style-name="ce3" office:value-type="string" calcext:value-type="string">
            <text:p>MAILLO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her HAMON</text:p>
          </table:table-cell>
          <table:table-cell table:number-columns-repeated="5"/>
          <table:table-cell table:formula="of:=RAND()*800" office:value-type="float" office:value="226.756665389985" calcext:value-type="float">
            <text:p>226,75666538998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rnaud</text:p>
          </table:table-cell>
          <table:table-cell table:style-name="ce2"/>
          <table:table-cell table:formula="of:=RAND()*10000" office:value-type="float" office:value="8238.83965262212" calcext:value-type="float">
            <text:p>8238,83965262212</text:p>
          </table:table-cell>
          <table:table-cell table:style-name="ce3" office:value-type="string" calcext:value-type="string">
            <text:p>MILL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dine LAMY</text:p>
          </table:table-cell>
          <table:table-cell table:number-columns-repeated="5"/>
          <table:table-cell table:formula="of:=RAND()*800" office:value-type="float" office:value="445.253763254732" calcext:value-type="float">
            <text:p>445,25376325473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éonore</text:p>
          </table:table-cell>
          <table:table-cell table:style-name="ce2"/>
          <table:table-cell table:formula="of:=RAND()*10000" office:value-type="float" office:value="610.539006302133" calcext:value-type="float">
            <text:p>610,539006302133</text:p>
          </table:table-cell>
          <table:table-cell table:style-name="ce3" office:value-type="string" calcext:value-type="string">
            <text:p>RO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avie MONNIER</text:p>
          </table:table-cell>
          <table:table-cell table:number-columns-repeated="5"/>
          <table:table-cell table:formula="of:=RAND()*800" office:value-type="float" office:value="491.317249182612" calcext:value-type="float">
            <text:p>491,31724918261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ristide</text:p>
          </table:table-cell>
          <table:table-cell table:style-name="ce2"/>
          <table:table-cell table:formula="of:=RAND()*10000" office:value-type="float" office:value="8904.45713768713" calcext:value-type="float">
            <text:p>8904,45713768713</text:p>
          </table:table-cell>
          <table:table-cell table:style-name="ce3" office:value-type="string" calcext:value-type="string">
            <text:p>DA SILVA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éphyr BESSE</text:p>
          </table:table-cell>
          <table:table-cell table:number-columns-repeated="5"/>
          <table:table-cell table:formula="of:=RAND()*800" office:value-type="float" office:value="396.990241948515" calcext:value-type="float">
            <text:p>396,99024194851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yeul</text:p>
          </table:table-cell>
          <table:table-cell table:style-name="ce2"/>
          <table:table-cell table:formula="of:=RAND()*10000" office:value-type="float" office:value="1829.90072877146" calcext:value-type="float">
            <text:p>1829,90072877146</text:p>
          </table:table-cell>
          <table:table-cell table:style-name="ce3" office:value-type="string" calcext:value-type="string">
            <text:p>GRO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die PERRIN</text:p>
          </table:table-cell>
          <table:table-cell table:number-columns-repeated="5"/>
          <table:table-cell table:formula="of:=RAND()*800" office:value-type="float" office:value="798.239855561405" calcext:value-type="float">
            <text:p>798,2398555614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ia</text:p>
          </table:table-cell>
          <table:table-cell table:style-name="ce2"/>
          <table:table-cell table:formula="of:=RAND()*10000" office:value-type="float" office:value="3317.508836044" calcext:value-type="float">
            <text:p>3317,508836044</text:p>
          </table:table-cell>
          <table:table-cell table:style-name="ce3" office:value-type="string" calcext:value-type="string">
            <text:p>PER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ÿlis LAINE</text:p>
          </table:table-cell>
          <table:table-cell table:number-columns-repeated="5"/>
          <table:table-cell table:formula="of:=RAND()*800" office:value-type="float" office:value="676.604931522161" calcext:value-type="float">
            <text:p>676,6049315221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leur</text:p>
          </table:table-cell>
          <table:table-cell table:style-name="ce2"/>
          <table:table-cell table:formula="of:=RAND()*10000" office:value-type="float" office:value="8886.32243382745" calcext:value-type="float">
            <text:p>8886,32243382745</text:p>
          </table:table-cell>
          <table:table-cell table:style-name="ce3" office:value-type="string" calcext:value-type="string">
            <text:p>BESN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lou GUILLAUME</text:p>
          </table:table-cell>
          <table:table-cell table:number-columns-repeated="5"/>
          <table:table-cell table:formula="of:=RAND()*800" office:value-type="float" office:value="132.617943640798" calcext:value-type="float">
            <text:p>132,61794364079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ctave</text:p>
          </table:table-cell>
          <table:table-cell table:style-name="ce2"/>
          <table:table-cell table:formula="of:=RAND()*10000" office:value-type="float" office:value="4048.48280712031" calcext:value-type="float">
            <text:p>4048,48280712031</text:p>
          </table:table-cell>
          <table:table-cell table:style-name="ce3" office:value-type="string" calcext:value-type="string">
            <text:p>PREVOS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émentine EVRARD</text:p>
          </table:table-cell>
          <table:table-cell table:number-columns-repeated="5"/>
          <table:table-cell table:formula="of:=RAND()*800" office:value-type="float" office:value="730.475789960474" calcext:value-type="float">
            <text:p>730,47578996047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mbroise</text:p>
          </table:table-cell>
          <table:table-cell table:style-name="ce2"/>
          <table:table-cell table:formula="of:=RAND()*10000" office:value-type="float" office:value="5796.31600878201" calcext:value-type="float">
            <text:p>5796,31600878201</text:p>
          </table:table-cell>
          <table:table-cell table:style-name="ce3" office:value-type="string" calcext:value-type="string">
            <text:p>BOULA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utier BARON</text:p>
          </table:table-cell>
          <table:table-cell table:number-columns-repeated="5"/>
          <table:table-cell table:formula="of:=RAND()*800" office:value-type="float" office:value="252.371317427605" calcext:value-type="float">
            <text:p>252,37131742760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this</text:p>
          </table:table-cell>
          <table:table-cell table:style-name="ce2"/>
          <table:table-cell table:formula="of:=RAND()*10000" office:value-type="float" office:value="5614.42085192539" calcext:value-type="float">
            <text:p>5614,42085192539</text:p>
          </table:table-cell>
          <table:table-cell table:style-name="ce3" office:value-type="string" calcext:value-type="string">
            <text:p>PIN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ore BARTHELEMY</text:p>
          </table:table-cell>
          <table:table-cell table:number-columns-repeated="5"/>
          <table:table-cell table:formula="of:=RAND()*800" office:value-type="float" office:value="303.544079046696" calcext:value-type="float">
            <text:p>303,54407904669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édric</text:p>
          </table:table-cell>
          <table:table-cell table:style-name="ce2"/>
          <table:table-cell table:formula="of:=RAND()*10000" office:value-type="float" office:value="6123.6513836775" calcext:value-type="float">
            <text:p>6123,6513836775</text:p>
          </table:table-cell>
          <table:table-cell table:style-name="ce3" office:value-type="string" calcext:value-type="string">
            <text:p>GOMEZ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abelle MACE</text:p>
          </table:table-cell>
          <table:table-cell table:number-columns-repeated="5"/>
          <table:table-cell table:formula="of:=RAND()*800" office:value-type="float" office:value="714.430258329958" calcext:value-type="float">
            <text:p>714,4302583299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lix</text:p>
          </table:table-cell>
          <table:table-cell table:style-name="ce2"/>
          <table:table-cell table:formula="of:=RAND()*10000" office:value-type="float" office:value="7502.74098594673" calcext:value-type="float">
            <text:p>7502,74098594673</text:p>
          </table:table-cell>
          <table:table-cell table:style-name="ce3" office:value-type="string" calcext:value-type="string">
            <text:p>BRET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élie VINCENT</text:p>
          </table:table-cell>
          <table:table-cell table:number-columns-repeated="5"/>
          <table:table-cell table:formula="of:=RAND()*800" office:value-type="float" office:value="600.689746532589" calcext:value-type="float">
            <text:p>600,68974653258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alentine</text:p>
          </table:table-cell>
          <table:table-cell table:style-name="ce2"/>
          <table:table-cell table:formula="of:=RAND()*10000" office:value-type="float" office:value="9420.59568944387" calcext:value-type="float">
            <text:p>9420,59568944387</text:p>
          </table:table-cell>
          <table:table-cell table:style-name="ce3" office:value-type="string" calcext:value-type="string">
            <text:p>FERREIRA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ément BIGOT</text:p>
          </table:table-cell>
          <table:table-cell table:number-columns-repeated="5"/>
          <table:table-cell table:formula="of:=RAND()*800" office:value-type="float" office:value="627.640543039888" calcext:value-type="float">
            <text:p>627,64054303988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ictoire</text:p>
          </table:table-cell>
          <table:table-cell table:style-name="ce2"/>
          <table:table-cell table:formula="of:=RAND()*10000" office:value-type="float" office:value="5823.2819440309" calcext:value-type="float">
            <text:p>5823,2819440309</text:p>
          </table:table-cell>
          <table:table-cell table:style-name="ce3" office:value-type="string" calcext:value-type="string">
            <text:p>MART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avier GAUTIER</text:p>
          </table:table-cell>
          <table:table-cell table:number-columns-repeated="5"/>
          <table:table-cell table:formula="of:=RAND()*800" office:value-type="float" office:value="456.66998391971" calcext:value-type="float">
            <text:p>456,6699839197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ël</text:p>
          </table:table-cell>
          <table:table-cell table:style-name="ce2"/>
          <table:table-cell table:formula="of:=RAND()*10000" office:value-type="float" office:value="7985.31795036979" calcext:value-type="float">
            <text:p>7985,31795036979</text:p>
          </table:table-cell>
          <table:table-cell table:style-name="ce3" office:value-type="string" calcext:value-type="string">
            <text:p>HAM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ïse LOISEAU</text:p>
          </table:table-cell>
          <table:table-cell table:number-columns-repeated="5"/>
          <table:table-cell table:formula="of:=RAND()*800" office:value-type="float" office:value="19.2458632402122" calcext:value-type="float">
            <text:p>19,245863240212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éna</text:p>
          </table:table-cell>
          <table:table-cell table:style-name="ce2"/>
          <table:table-cell table:formula="of:=RAND()*10000" office:value-type="float" office:value="9861.51525867172" calcext:value-type="float">
            <text:p>9861,51525867172</text:p>
          </table:table-cell>
          <table:table-cell table:style-name="ce3" office:value-type="string" calcext:value-type="string">
            <text:p>BOUCH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onard NORMAND</text:p>
          </table:table-cell>
          <table:table-cell table:number-columns-repeated="5"/>
          <table:table-cell table:formula="of:=RAND()*800" office:value-type="float" office:value="455.071922112256" calcext:value-type="float">
            <text:p>455,07192211225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xime</text:p>
          </table:table-cell>
          <table:table-cell table:style-name="ce2"/>
          <table:table-cell table:formula="of:=RAND()*10000" office:value-type="float" office:value="1714.0309989918" calcext:value-type="float">
            <text:p>1714,0309989918</text:p>
          </table:table-cell>
          <table:table-cell table:style-name="ce3" office:value-type="string" calcext:value-type="string">
            <text:p>MASS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éane GERARD</text:p>
          </table:table-cell>
          <table:table-cell table:number-columns-repeated="5"/>
          <table:table-cell table:formula="of:=RAND()*800" office:value-type="float" office:value="449.138102959842" calcext:value-type="float">
            <text:p>449,13810295984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ximilien</text:p>
          </table:table-cell>
          <table:table-cell table:style-name="ce2"/>
          <table:table-cell table:formula="of:=RAND()*10000" office:value-type="float" office:value="2108.792666113" calcext:value-type="float">
            <text:p>2108,792666113</text:p>
          </table:table-cell>
          <table:table-cell table:style-name="ce3" office:value-type="string" calcext:value-type="string">
            <text:p>SIM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e REGNIER</text:p>
          </table:table-cell>
          <table:table-cell table:number-columns-repeated="5"/>
          <table:table-cell table:formula="of:=RAND()*800" office:value-type="float" office:value="607.681864220649" calcext:value-type="float">
            <text:p>607,68186422064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amuel</text:p>
          </table:table-cell>
          <table:table-cell table:style-name="ce2"/>
          <table:table-cell table:formula="of:=RAND()*10000" office:value-type="float" office:value="9475.28753313236" calcext:value-type="float">
            <text:p>9475,28753313236</text:p>
          </table:table-cell>
          <table:table-cell table:style-name="ce3" office:value-type="string" calcext:value-type="string">
            <text:p>BLO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oline PREVOST</text:p>
          </table:table-cell>
          <table:table-cell table:number-columns-repeated="5"/>
          <table:table-cell table:formula="of:=RAND()*800" office:value-type="float" office:value="635.410854313523" calcext:value-type="float">
            <text:p>635,4108543135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ugène</text:p>
          </table:table-cell>
          <table:table-cell table:style-name="ce2"/>
          <table:table-cell table:formula="of:=RAND()*10000" office:value-type="float" office:value="9001.36046227999" calcext:value-type="float">
            <text:p>9001,36046227999</text:p>
          </table:table-cell>
          <table:table-cell table:style-name="ce3" office:value-type="string" calcext:value-type="string">
            <text:p>JACQUO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lalie DA SILVA</text:p>
          </table:table-cell>
          <table:table-cell table:number-columns-repeated="5"/>
          <table:table-cell table:formula="of:=RAND()*800" office:value-type="float" office:value="303.500489611179" calcext:value-type="float">
            <text:p>303,50048961117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bin</text:p>
          </table:table-cell>
          <table:table-cell table:style-name="ce2"/>
          <table:table-cell table:formula="of:=RAND()*10000" office:value-type="float" office:value="116.438391851261" calcext:value-type="float">
            <text:p>116,438391851261</text:p>
          </table:table-cell>
          <table:table-cell table:style-name="ce3" office:value-type="string" calcext:value-type="string">
            <text:p>LAM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oit GODARD</text:p>
          </table:table-cell>
          <table:table-cell table:number-columns-repeated="5"/>
          <table:table-cell table:formula="of:=RAND()*800" office:value-type="float" office:value="391.790568549186" calcext:value-type="float">
            <text:p>391,79056854918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ierre</text:p>
          </table:table-cell>
          <table:table-cell table:style-name="ce2"/>
          <table:table-cell table:formula="of:=RAND()*10000" office:value-type="float" office:value="9247.02093587257" calcext:value-type="float">
            <text:p>9247,02093587257</text:p>
          </table:table-cell>
          <table:table-cell table:style-name="ce3" office:value-type="string" calcext:value-type="string">
            <text:p>LEGEND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éon NOEL</text:p>
          </table:table-cell>
          <table:table-cell table:number-columns-repeated="5"/>
          <table:table-cell table:formula="of:=RAND()*800" office:value-type="float" office:value="167.644146922976" calcext:value-type="float">
            <text:p>167,64414692297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alomé</text:p>
          </table:table-cell>
          <table:table-cell table:style-name="ce2"/>
          <table:table-cell table:formula="of:=RAND()*10000" office:value-type="float" office:value="2802.72373813204" calcext:value-type="float">
            <text:p>2802,72373813204</text:p>
          </table:table-cell>
          <table:table-cell table:style-name="ce3" office:value-type="string" calcext:value-type="string">
            <text:p>GROND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yrielle MAURIN</text:p>
          </table:table-cell>
          <table:table-cell table:number-columns-repeated="5"/>
          <table:table-cell table:formula="of:=RAND()*800" office:value-type="float" office:value="426.193890254945" calcext:value-type="float">
            <text:p>426,1938902549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phie</text:p>
          </table:table-cell>
          <table:table-cell table:style-name="ce2"/>
          <table:table-cell table:formula="of:=RAND()*10000" office:value-type="float" office:value="9467.82469633035" calcext:value-type="float">
            <text:p>9467,82469633035</text:p>
          </table:table-cell>
          <table:table-cell table:style-name="ce3" office:value-type="string" calcext:value-type="string">
            <text:p>GAILL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ivine VALLEE</text:p>
          </table:table-cell>
          <table:table-cell table:number-columns-repeated="5"/>
          <table:table-cell table:formula="of:=RAND()*800" office:value-type="float" office:value="285.916769970208" calcext:value-type="float">
            <text:p>285,91676997020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enoit</text:p>
          </table:table-cell>
          <table:table-cell table:style-name="ce2"/>
          <table:table-cell table:formula="of:=RAND()*10000" office:value-type="float" office:value="7891.32101577707" calcext:value-type="float">
            <text:p>7891,32101577707</text:p>
          </table:table-cell>
          <table:table-cell table:style-name="ce3" office:value-type="string" calcext:value-type="string">
            <text:p>CAR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rgane LECLERCQ</text:p>
          </table:table-cell>
          <table:table-cell table:number-columns-repeated="5"/>
          <table:table-cell table:formula="of:=RAND()*800" office:value-type="float" office:value="545.591207314283" calcext:value-type="float">
            <text:p>545,59120731428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ucie</text:p>
          </table:table-cell>
          <table:table-cell table:style-name="ce2"/>
          <table:table-cell table:formula="of:=RAND()*10000" office:value-type="float" office:value="3312.54108692519" calcext:value-type="float">
            <text:p>3312,54108692519</text:p>
          </table:table-cell>
          <table:table-cell table:style-name="ce3" office:value-type="string" calcext:value-type="string">
            <text:p>CHEVALL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than ARNAUD</text:p>
          </table:table-cell>
          <table:table-cell table:number-columns-repeated="5"/>
          <table:table-cell table:formula="of:=RAND()*800" office:value-type="float" office:value="619.379855971783" calcext:value-type="float">
            <text:p>619,3798559717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élestin</text:p>
          </table:table-cell>
          <table:table-cell table:style-name="ce2"/>
          <table:table-cell table:formula="of:=RAND()*10000" office:value-type="float" office:value="9420.81032670103" calcext:value-type="float">
            <text:p>9420,81032670103</text:p>
          </table:table-cell>
          <table:table-cell table:style-name="ce3" office:value-type="string" calcext:value-type="string">
            <text:p>BARB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mane ADAM</text:p>
          </table:table-cell>
          <table:table-cell table:number-columns-repeated="5"/>
          <table:table-cell table:formula="of:=RAND()*800" office:value-type="float" office:value="715.178997348994" calcext:value-type="float">
            <text:p>715,17899734899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Zéphyr</text:p>
          </table:table-cell>
          <table:table-cell table:style-name="ce2"/>
          <table:table-cell table:formula="of:=RAND()*10000" office:value-type="float" office:value="8777.05973689444" calcext:value-type="float">
            <text:p>8777,05973689444</text:p>
          </table:table-cell>
          <table:table-cell table:style-name="ce3" office:value-type="string" calcext:value-type="string">
            <text:p>LELIEV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ian BOUTIN</text:p>
          </table:table-cell>
          <table:table-cell table:number-columns-repeated="5"/>
          <table:table-cell table:formula="of:=RAND()*800" office:value-type="float" office:value="778.15232006833" calcext:value-type="float">
            <text:p>778,152320068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aïs</text:p>
          </table:table-cell>
          <table:table-cell table:style-name="ce2"/>
          <table:table-cell table:formula="of:=RAND()*10000" office:value-type="float" office:value="5098.13174721785" calcext:value-type="float">
            <text:p>5098,13174721785</text:p>
          </table:table-cell>
          <table:table-cell table:style-name="ce3" office:value-type="string" calcext:value-type="string">
            <text:p>GUILLAUM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ël DUMONT</text:p>
          </table:table-cell>
          <table:table-cell table:number-columns-repeated="5"/>
          <table:table-cell table:formula="of:=RAND()*800" office:value-type="float" office:value="615.07050069049" calcext:value-type="float">
            <text:p>615,0705006904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ison</text:p>
          </table:table-cell>
          <table:table-cell table:style-name="ce2"/>
          <table:table-cell table:formula="of:=RAND()*10000" office:value-type="float" office:value="9840.89646139182" calcext:value-type="float">
            <text:p>9840,89646139182</text:p>
          </table:table-cell>
          <table:table-cell table:style-name="ce3" office:value-type="string" calcext:value-type="string">
            <text:p>MAC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ovis MARCHAL</text:p>
          </table:table-cell>
          <table:table-cell table:number-columns-repeated="5"/>
          <table:table-cell table:formula="of:=RAND()*800" office:value-type="float" office:value="38.8182955794036" calcext:value-type="float">
            <text:p>38,818295579403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ara</text:p>
          </table:table-cell>
          <table:table-cell table:style-name="ce2"/>
          <table:table-cell table:formula="of:=RAND()*10000" office:value-type="float" office:value="3614.57903753035" calcext:value-type="float">
            <text:p>3614,57903753035</text:p>
          </table:table-cell>
          <table:table-cell table:style-name="ce3" office:value-type="string" calcext:value-type="string">
            <text:p>CHAUV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go MARIN</text:p>
          </table:table-cell>
          <table:table-cell table:number-columns-repeated="5"/>
          <table:table-cell table:formula="of:=RAND()*800" office:value-type="float" office:value="798.612712416798" calcext:value-type="float">
            <text:p>798,61271241679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onis</text:p>
          </table:table-cell>
          <table:table-cell table:style-name="ce2"/>
          <table:table-cell table:formula="of:=RAND()*10000" office:value-type="float" office:value="5293.86905138381" calcext:value-type="float">
            <text:p>5293,86905138381</text:p>
          </table:table-cell>
          <table:table-cell table:style-name="ce3" office:value-type="string" calcext:value-type="string">
            <text:p>GER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in RAYMOND</text:p>
          </table:table-cell>
          <table:table-cell table:number-columns-repeated="5"/>
          <table:table-cell table:formula="of:=RAND()*800" office:value-type="float" office:value="594.16643595323" calcext:value-type="float">
            <text:p>594,1664359532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lorian</text:p>
          </table:table-cell>
          <table:table-cell table:style-name="ce2"/>
          <table:table-cell table:formula="of:=RAND()*10000" office:value-type="float" office:value="3178.13541623764" calcext:value-type="float">
            <text:p>3178,13541623764</text:p>
          </table:table-cell>
          <table:table-cell table:style-name="ce3" office:value-type="string" calcext:value-type="string">
            <text:p>LEJEUN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èle GAUTHIER</text:p>
          </table:table-cell>
          <table:table-cell table:number-columns-repeated="5"/>
          <table:table-cell table:formula="of:=RAND()*800" office:value-type="float" office:value="599.536485690624" calcext:value-type="float">
            <text:p>599,5364856906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livier</text:p>
          </table:table-cell>
          <table:table-cell table:style-name="ce2"/>
          <table:table-cell table:formula="of:=RAND()*10000" office:value-type="float" office:value="9635.32783905976" calcext:value-type="float">
            <text:p>9635,32783905976</text:p>
          </table:table-cell>
          <table:table-cell table:style-name="ce3" office:value-type="string" calcext:value-type="string">
            <text:p>JOURDA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alentine LAMBERT</text:p>
          </table:table-cell>
          <table:table-cell table:number-columns-repeated="5"/>
          <table:table-cell table:formula="of:=RAND()*800" office:value-type="float" office:value="172.274413798004" calcext:value-type="float">
            <text:p>172,2744137980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Zoé</text:p>
          </table:table-cell>
          <table:table-cell table:style-name="ce2"/>
          <table:table-cell table:formula="of:=RAND()*10000" office:value-type="float" office:value="4309.67600201257" calcext:value-type="float">
            <text:p>4309,67600201257</text:p>
          </table:table-cell>
          <table:table-cell table:style-name="ce3" office:value-type="string" calcext:value-type="string">
            <text:p>ROSSI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el HUMBERT</text:p>
          </table:table-cell>
          <table:table-cell table:number-columns-repeated="5"/>
          <table:table-cell table:formula="of:=RAND()*800" office:value-type="float" office:value="254.933106992394" calcext:value-type="float">
            <text:p>254,93310699239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mandine</text:p>
          </table:table-cell>
          <table:table-cell table:style-name="ce2"/>
          <table:table-cell table:formula="of:=RAND()*10000" office:value-type="float" office:value="7809.78301423602" calcext:value-type="float">
            <text:p>7809,78301423602</text:p>
          </table:table-cell>
          <table:table-cell table:style-name="ce3" office:value-type="string" calcext:value-type="string">
            <text:p>GRE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ire JACOB</text:p>
          </table:table-cell>
          <table:table-cell table:number-columns-repeated="5"/>
          <table:table-cell table:formula="of:=RAND()*800" office:value-type="float" office:value="770.873047132045" calcext:value-type="float">
            <text:p>770,87304713204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alentin</text:p>
          </table:table-cell>
          <table:table-cell table:style-name="ce2"/>
          <table:table-cell table:formula="of:=RAND()*10000" office:value-type="float" office:value="8732.94985271059" calcext:value-type="float">
            <text:p>8732,94985271059</text:p>
          </table:table-cell>
          <table:table-cell table:style-name="ce3" office:value-type="string" calcext:value-type="string">
            <text:p>BOUV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re DELORME</text:p>
          </table:table-cell>
          <table:table-cell table:number-columns-repeated="5"/>
          <table:table-cell table:formula="of:=RAND()*800" office:value-type="float" office:value="623.916683439165" calcext:value-type="float">
            <text:p>623,91668343916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rthur</text:p>
          </table:table-cell>
          <table:table-cell table:style-name="ce2"/>
          <table:table-cell table:formula="of:=RAND()*10000" office:value-type="float" office:value="5100.03652074374" calcext:value-type="float">
            <text:p>5100,03652074374</text:p>
          </table:table-cell>
          <table:table-cell table:style-name="ce3" office:value-type="string" calcext:value-type="string">
            <text:p>GILLE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émy BESSON</text:p>
          </table:table-cell>
          <table:table-cell table:number-columns-repeated="5"/>
          <table:table-cell table:formula="of:=RAND()*800" office:value-type="float" office:value="585.076418798417" calcext:value-type="float">
            <text:p>585,07641879841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el</text:p>
          </table:table-cell>
          <table:table-cell table:style-name="ce2"/>
          <table:table-cell table:formula="of:=RAND()*10000" office:value-type="float" office:value="8952.02155574225" calcext:value-type="float">
            <text:p>8952,02155574225</text:p>
          </table:table-cell>
          <table:table-cell table:style-name="ce3" office:value-type="string" calcext:value-type="string">
            <text:p>LAPORT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e GAY</text:p>
          </table:table-cell>
          <table:table-cell table:number-columns-repeated="5"/>
          <table:table-cell table:formula="of:=RAND()*800" office:value-type="float" office:value="281.068443041295" calcext:value-type="float">
            <text:p>281,06844304129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aura</text:p>
          </table:table-cell>
          <table:table-cell table:style-name="ce2"/>
          <table:table-cell table:formula="of:=RAND()*10000" office:value-type="float" office:value="6631.26798928715" calcext:value-type="float">
            <text:p>6631,26798928715</text:p>
          </table:table-cell>
          <table:table-cell table:style-name="ce3" office:value-type="string" calcext:value-type="string">
            <text:p>BOD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ine BRUNET</text:p>
          </table:table-cell>
          <table:table-cell table:number-columns-repeated="5"/>
          <table:table-cell table:formula="of:=RAND()*800" office:value-type="float" office:value="550.418569054455" calcext:value-type="float">
            <text:p>550,41856905445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el</text:p>
          </table:table-cell>
          <table:table-cell table:style-name="ce2"/>
          <table:table-cell table:formula="of:=RAND()*10000" office:value-type="float" office:value="2356.86389612965" calcext:value-type="float">
            <text:p>2356,86389612965</text:p>
          </table:table-cell>
          <table:table-cell table:style-name="ce3" office:value-type="string" calcext:value-type="string">
            <text:p>DESCAMP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élestin MENARD</text:p>
          </table:table-cell>
          <table:table-cell table:number-columns-repeated="5"/>
          <table:table-cell table:formula="of:=RAND()*800" office:value-type="float" office:value="326.657722052187" calcext:value-type="float">
            <text:p>326,65772205218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uguste</text:p>
          </table:table-cell>
          <table:table-cell table:style-name="ce2"/>
          <table:table-cell table:formula="of:=RAND()*10000" office:value-type="float" office:value="8139.61185631342" calcext:value-type="float">
            <text:p>8139,61185631342</text:p>
          </table:table-cell>
          <table:table-cell table:style-name="ce3" office:value-type="string" calcext:value-type="string">
            <text:p>LEMON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réline BERTHELOT</text:p>
          </table:table-cell>
          <table:table-cell table:number-columns-repeated="5"/>
          <table:table-cell table:formula="of:=RAND()*800" office:value-type="float" office:value="743.598555680364" calcext:value-type="float">
            <text:p>743,59855568036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utier</text:p>
          </table:table-cell>
          <table:table-cell table:style-name="ce2"/>
          <table:table-cell table:formula="of:=RAND()*10000" office:value-type="float" office:value="8971.19846777059" calcext:value-type="float">
            <text:p>8971,19846777059</text:p>
          </table:table-cell>
          <table:table-cell table:style-name="ce3" office:value-type="string" calcext:value-type="string">
            <text:p>GIRAUL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 BLANCHET</text:p>
          </table:table-cell>
          <table:table-cell table:number-columns-repeated="5"/>
          <table:table-cell table:formula="of:=RAND()*800" office:value-type="float" office:value="548.001090530306" calcext:value-type="float">
            <text:p>548,00109053030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arthélémy</text:p>
          </table:table-cell>
          <table:table-cell table:style-name="ce2"/>
          <table:table-cell table:formula="of:=RAND()*10000" office:value-type="float" office:value="9112.38517495804" calcext:value-type="float">
            <text:p>9112,38517495804</text:p>
          </table:table-cell>
          <table:table-cell table:style-name="ce3" office:value-type="string" calcext:value-type="string">
            <text:p>MULL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élémy ROYER</text:p>
          </table:table-cell>
          <table:table-cell table:number-columns-repeated="5"/>
          <table:table-cell table:formula="of:=RAND()*800" office:value-type="float" office:value="366.496063675731" calcext:value-type="float">
            <text:p>366,4960636757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/>
          <table:table-cell table:formula="of:=RAND()*10000" office:value-type="float" office:value="1943.6696509365" calcext:value-type="float">
            <text:p>1943,6696509365</text:p>
          </table:table-cell>
          <table:table-cell table:style-name="ce3" office:value-type="string" calcext:value-type="string">
            <text:p>BAR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ire PAGES</text:p>
          </table:table-cell>
          <table:table-cell table:number-columns-repeated="5"/>
          <table:table-cell table:formula="of:=RAND()*800" office:value-type="float" office:value="531.820387486368" calcext:value-type="float">
            <text:p>531,82038748636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ve</text:p>
          </table:table-cell>
          <table:table-cell table:style-name="ce2"/>
          <table:table-cell table:formula="of:=RAND()*10000" office:value-type="float" office:value="6783.88019208796" calcext:value-type="float">
            <text:p>6783,88019208796</text:p>
          </table:table-cell>
          <table:table-cell table:style-name="ce3" office:value-type="string" calcext:value-type="string">
            <text:p>ROB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élicie SAUVAGE</text:p>
          </table:table-cell>
          <table:table-cell table:number-columns-repeated="5"/>
          <table:table-cell table:formula="of:=RAND()*800" office:value-type="float" office:value="214.695297274739" calcext:value-type="float">
            <text:p>214,69529727473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im</text:p>
          </table:table-cell>
          <table:table-cell table:style-name="ce2"/>
          <table:table-cell table:formula="of:=RAND()*10000" office:value-type="float" office:value="1071.29413518123" calcext:value-type="float">
            <text:p>1071,29413518123</text:p>
          </table:table-cell>
          <table:table-cell table:style-name="ce3" office:value-type="string" calcext:value-type="string">
            <text:p>ARNAU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el ROUSSET</text:p>
          </table:table-cell>
          <table:table-cell table:number-columns-repeated="5"/>
          <table:table-cell table:formula="of:=RAND()*800" office:value-type="float" office:value="114.760953281075" calcext:value-type="float">
            <text:p>114,7609532810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lixte</text:p>
          </table:table-cell>
          <table:table-cell table:style-name="ce2"/>
          <table:table-cell table:formula="of:=RAND()*10000" office:value-type="float" office:value="7665.28919222765" calcext:value-type="float">
            <text:p>7665,28919222765</text:p>
          </table:table-cell>
          <table:table-cell table:style-name="ce3" office:value-type="string" calcext:value-type="string">
            <text:p>GEORGE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ès THOMAS</text:p>
          </table:table-cell>
          <table:table-cell table:number-columns-repeated="5"/>
          <table:table-cell table:formula="of:=RAND()*800" office:value-type="float" office:value="116.760533023626" calcext:value-type="float">
            <text:p>116,7605330236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séphine</text:p>
          </table:table-cell>
          <table:table-cell table:style-name="ce2"/>
          <table:table-cell table:formula="of:=RAND()*10000" office:value-type="float" office:value="6585.12446912937" calcext:value-type="float">
            <text:p>6585,12446912937</text:p>
          </table:table-cell>
          <table:table-cell table:style-name="ce3" office:value-type="string" calcext:value-type="string">
            <text:p>MAILL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ertille COLLIN</text:p>
          </table:table-cell>
          <table:table-cell table:number-columns-repeated="5"/>
          <table:table-cell table:formula="of:=RAND()*800" office:value-type="float" office:value="540.749574732035" calcext:value-type="float">
            <text:p>540,74957473203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ine</text:p>
          </table:table-cell>
          <table:table-cell table:style-name="ce2"/>
          <table:table-cell table:formula="of:=RAND()*10000" office:value-type="float" office:value="4877.17497511767" calcext:value-type="float">
            <text:p>4877,17497511767</text:p>
          </table:table-cell>
          <table:table-cell table:style-name="ce3" office:value-type="string" calcext:value-type="string">
            <text:p>CARPEN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hilde MAILLARD</text:p>
          </table:table-cell>
          <table:table-cell table:number-columns-repeated="5"/>
          <table:table-cell table:formula="of:=RAND()*800" office:value-type="float" office:value="792.196809221059" calcext:value-type="float">
            <text:p>792,19680922105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éopold</text:p>
          </table:table-cell>
          <table:table-cell table:style-name="ce2"/>
          <table:table-cell table:formula="of:=RAND()*10000" office:value-type="float" office:value="8770.03148081712" calcext:value-type="float">
            <text:p>8770,03148081712</text:p>
          </table:table-cell>
          <table:table-cell table:style-name="ce3" office:value-type="string" calcext:value-type="string">
            <text:p>BRUN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ne CHARTIER</text:p>
          </table:table-cell>
          <table:table-cell table:number-columns-repeated="5"/>
          <table:table-cell table:formula="of:=RAND()*800" office:value-type="float" office:value="224.638336431235" calcext:value-type="float">
            <text:p>224,63833643123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line</text:p>
          </table:table-cell>
          <table:table-cell table:style-name="ce2"/>
          <table:table-cell table:formula="of:=RAND()*10000" office:value-type="float" office:value="3092.66409487464" calcext:value-type="float">
            <text:p>3092,66409487464</text:p>
          </table:table-cell>
          <table:table-cell table:style-name="ce3" office:value-type="string" calcext:value-type="string">
            <text:p>CORN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gan CHARPENTIER</text:p>
          </table:table-cell>
          <table:table-cell table:number-columns-repeated="5"/>
          <table:table-cell table:formula="of:=RAND()*800" office:value-type="float" office:value="99.6425439603627" calcext:value-type="float">
            <text:p>99,64254396036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éborah</text:p>
          </table:table-cell>
          <table:table-cell table:style-name="ce2"/>
          <table:table-cell table:formula="of:=RAND()*10000" office:value-type="float" office:value="6274.82488867827" calcext:value-type="float">
            <text:p>6274,82488867827</text:p>
          </table:table-cell>
          <table:table-cell table:style-name="ce3" office:value-type="string" calcext:value-type="string">
            <text:p>WEIS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honse TOUSSAINT</text:p>
          </table:table-cell>
          <table:table-cell table:number-columns-repeated="5"/>
          <table:table-cell table:formula="of:=RAND()*800" office:value-type="float" office:value="48.6612775363028" calcext:value-type="float">
            <text:p>48,661277536302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rgan</text:p>
          </table:table-cell>
          <table:table-cell table:style-name="ce2"/>
          <table:table-cell table:formula="of:=RAND()*10000" office:value-type="float" office:value="5769.21010273509" calcext:value-type="float">
            <text:p>5769,21010273509</text:p>
          </table:table-cell>
          <table:table-cell table:style-name="ce3" office:value-type="string" calcext:value-type="string">
            <text:p>LAGARD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éline FAIVRE</text:p>
          </table:table-cell>
          <table:table-cell table:number-columns-repeated="5"/>
          <table:table-cell table:formula="of:=RAND()*800" office:value-type="float" office:value="298.093444015831" calcext:value-type="float">
            <text:p>298,0934440158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olette</text:p>
          </table:table-cell>
          <table:table-cell table:style-name="ce2"/>
          <table:table-cell table:formula="of:=RAND()*10000" office:value-type="float" office:value="3083.55508255772" calcext:value-type="float">
            <text:p>3083,55508255772</text:p>
          </table:table-cell>
          <table:table-cell table:style-name="ce3" office:value-type="string" calcext:value-type="string">
            <text:p>PETI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lliam LEFEVRE</text:p>
          </table:table-cell>
          <table:table-cell table:number-columns-repeated="5"/>
          <table:table-cell table:formula="of:=RAND()*800" office:value-type="float" office:value="106.643745396286" calcext:value-type="float">
            <text:p>106,64374539628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tienne</text:p>
          </table:table-cell>
          <table:table-cell table:style-name="ce2"/>
          <table:table-cell table:formula="of:=RAND()*10000" office:value-type="float" office:value="6118.83507925086" calcext:value-type="float">
            <text:p>6118,83507925086</text:p>
          </table:table-cell>
          <table:table-cell table:style-name="ce3" office:value-type="string" calcext:value-type="string">
            <text:p>AU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uerite CHAUVIN</text:p>
          </table:table-cell>
          <table:table-cell table:number-columns-repeated="5"/>
          <table:table-cell table:formula="of:=RAND()*800" office:value-type="float" office:value="279.242643807083" calcext:value-type="float">
            <text:p>279,24264380708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élina</text:p>
          </table:table-cell>
          <table:table-cell table:style-name="ce2"/>
          <table:table-cell table:formula="of:=RAND()*10000" office:value-type="float" office:value="7611.10169929452" calcext:value-type="float">
            <text:p>7611,10169929452</text:p>
          </table:table-cell>
          <table:table-cell table:style-name="ce3" office:value-type="string" calcext:value-type="string">
            <text:p>LOU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é MOULIN</text:p>
          </table:table-cell>
          <table:table-cell table:number-columns-repeated="5"/>
          <table:table-cell table:formula="of:=RAND()*800" office:value-type="float" office:value="177.52514174208" calcext:value-type="float">
            <text:p>177,525141742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onorine</text:p>
          </table:table-cell>
          <table:table-cell table:style-name="ce2"/>
          <table:table-cell table:formula="of:=RAND()*10000" office:value-type="float" office:value="2814.07978967763" calcext:value-type="float">
            <text:p>2814,07978967763</text:p>
          </table:table-cell>
          <table:table-cell table:style-name="ce3" office:value-type="string" calcext:value-type="string">
            <text:p>LABORD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son OLIVIER</text:p>
          </table:table-cell>
          <table:table-cell table:number-columns-repeated="5"/>
          <table:table-cell table:formula="of:=RAND()*800" office:value-type="float" office:value="768.264587502927" calcext:value-type="float">
            <text:p>768,2645875029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lbane</text:p>
          </table:table-cell>
          <table:table-cell table:style-name="ce2"/>
          <table:table-cell table:formula="of:=RAND()*10000" office:value-type="float" office:value="2499.52382757328" calcext:value-type="float">
            <text:p>2499,52382757328</text:p>
          </table:table-cell>
          <table:table-cell table:style-name="ce3" office:value-type="string" calcext:value-type="string">
            <text:p>LEFEV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arence SABATIER</text:p>
          </table:table-cell>
          <table:table-cell table:number-columns-repeated="5"/>
          <table:table-cell table:formula="of:=RAND()*800" office:value-type="float" office:value="154.69225468114" calcext:value-type="float">
            <text:p>154,6922546811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ctor</text:p>
          </table:table-cell>
          <table:table-cell table:style-name="ce2"/>
          <table:table-cell table:formula="of:=RAND()*10000" office:value-type="float" office:value="2701.52688375674" calcext:value-type="float">
            <text:p>2701,52688375674</text:p>
          </table:table-cell>
          <table:table-cell table:style-name="ce3" office:value-type="string" calcext:value-type="string">
            <text:p>HE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nis COUSIN</text:p>
          </table:table-cell>
          <table:table-cell table:number-columns-repeated="5"/>
          <table:table-cell table:formula="of:=RAND()*800" office:value-type="float" office:value="124.472801480442" calcext:value-type="float">
            <text:p>124,47280148044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ban</text:p>
          </table:table-cell>
          <table:table-cell table:style-name="ce2"/>
          <table:table-cell table:formula="of:=RAND()*10000" office:value-type="float" office:value="6283.81737158634" calcext:value-type="float">
            <text:p>6283,81737158634</text:p>
          </table:table-cell>
          <table:table-cell table:style-name="ce3" office:value-type="string" calcext:value-type="string">
            <text:p>LECONT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ne LOUIS</text:p>
          </table:table-cell>
          <table:table-cell table:number-columns-repeated="5"/>
          <table:table-cell table:formula="of:=RAND()*800" office:value-type="float" office:value="291.75462750718" calcext:value-type="float">
            <text:p>291,754627507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ou</text:p>
          </table:table-cell>
          <table:table-cell table:style-name="ce2"/>
          <table:table-cell table:formula="of:=RAND()*10000" office:value-type="float" office:value="2867.80029186048" calcext:value-type="float">
            <text:p>2867,80029186048</text:p>
          </table:table-cell>
          <table:table-cell table:style-name="ce3" office:value-type="string" calcext:value-type="string">
            <text:p>BOULANG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 MAILLOT</text:p>
          </table:table-cell>
          <table:table-cell table:number-columns-repeated="5"/>
          <table:table-cell table:formula="of:=RAND()*800" office:value-type="float" office:value="596.761736739427" calcext:value-type="float">
            <text:p>596,76173673942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eanne</text:p>
          </table:table-cell>
          <table:table-cell table:style-name="ce2"/>
          <table:table-cell table:formula="of:=RAND()*10000" office:value-type="float" office:value="4362.95050312765" calcext:value-type="float">
            <text:p>4362,95050312765</text:p>
          </table:table-cell>
          <table:table-cell table:style-name="ce3" office:value-type="string" calcext:value-type="string">
            <text:p>VIA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elle FERNANDES</text:p>
          </table:table-cell>
          <table:table-cell table:number-columns-repeated="5"/>
          <table:table-cell table:formula="of:=RAND()*800" office:value-type="float" office:value="424.884326662868" calcext:value-type="float">
            <text:p>424,88432666286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géline</text:p>
          </table:table-cell>
          <table:table-cell table:style-name="ce2"/>
          <table:table-cell table:formula="of:=RAND()*10000" office:value-type="float" office:value="6882.62268551625" calcext:value-type="float">
            <text:p>6882,62268551625</text:p>
          </table:table-cell>
          <table:table-cell table:style-name="ce3" office:value-type="string" calcext:value-type="string">
            <text:p>DELAUNA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stien HENRY</text:p>
          </table:table-cell>
          <table:table-cell table:number-columns-repeated="5"/>
          <table:table-cell table:formula="of:=RAND()*800" office:value-type="float" office:value="269.099442195147" calcext:value-type="float">
            <text:p>269,09944219514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laire</text:p>
          </table:table-cell>
          <table:table-cell table:style-name="ce2"/>
          <table:table-cell table:formula="of:=RAND()*10000" office:value-type="float" office:value="9986.04598804377" calcext:value-type="float">
            <text:p>9986,04598804377</text:p>
          </table:table-cell>
          <table:table-cell table:style-name="ce3" office:value-type="string" calcext:value-type="string">
            <text:p>MAR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lie BRIAND</text:p>
          </table:table-cell>
          <table:table-cell table:number-columns-repeated="5"/>
          <table:table-cell table:formula="of:=RAND()*800" office:value-type="float" office:value="202.498838026077" calcext:value-type="float">
            <text:p>202,49883802607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douard</text:p>
          </table:table-cell>
          <table:table-cell table:style-name="ce2"/>
          <table:table-cell table:formula="of:=RAND()*10000" office:value-type="float" office:value="4249.26069215871" calcext:value-type="float">
            <text:p>4249,26069215871</text:p>
          </table:table-cell>
          <table:table-cell table:style-name="ce3" office:value-type="string" calcext:value-type="string">
            <text:p>MON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meric GERMAIN</text:p>
          </table:table-cell>
          <table:table-cell table:number-columns-repeated="5"/>
          <table:table-cell table:formula="of:=RAND()*800" office:value-type="float" office:value="320.677753072232" calcext:value-type="float">
            <text:p>320,67775307223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imée</text:p>
          </table:table-cell>
          <table:table-cell table:style-name="ce2"/>
          <table:table-cell table:formula="of:=RAND()*10000" office:value-type="float" office:value="7969.18294974603" calcext:value-type="float">
            <text:p>7969,18294974603</text:p>
          </table:table-cell>
          <table:table-cell table:style-name="ce3" office:value-type="string" calcext:value-type="string">
            <text:p>LOIS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élix RENARD</text:p>
          </table:table-cell>
          <table:table-cell table:number-columns-repeated="5"/>
          <table:table-cell table:formula="of:=RAND()*800" office:value-type="float" office:value="714.493072871119" calcext:value-type="float">
            <text:p>714,49307287111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aniel</text:p>
          </table:table-cell>
          <table:table-cell table:style-name="ce2"/>
          <table:table-cell table:formula="of:=RAND()*10000" office:value-type="float" office:value="5752.11541145109" calcext:value-type="float">
            <text:p>5752,11541145109</text:p>
          </table:table-cell>
          <table:table-cell table:style-name="ce3" office:value-type="string" calcext:value-type="string">
            <text:p>VINCEN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ra GUILLOT</text:p>
          </table:table-cell>
          <table:table-cell table:number-columns-repeated="5"/>
          <table:table-cell table:formula="of:=RAND()*800" office:value-type="float" office:value="281.221165601164" calcext:value-type="float">
            <text:p>281,22116560116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livia</text:p>
          </table:table-cell>
          <table:table-cell table:style-name="ce2"/>
          <table:table-cell table:formula="of:=RAND()*10000" office:value-type="float" office:value="6770.47405741178" calcext:value-type="float">
            <text:p>6770,47405741178</text:p>
          </table:table-cell>
          <table:table-cell table:style-name="ce3" office:value-type="string" calcext:value-type="string">
            <text:p>LAUNA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mille LE GOFF</text:p>
          </table:table-cell>
          <table:table-cell table:number-columns-repeated="5"/>
          <table:table-cell table:formula="of:=RAND()*800" office:value-type="float" office:value="502.975488174707" calcext:value-type="float">
            <text:p>502,9754881747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haïs</text:p>
          </table:table-cell>
          <table:table-cell table:style-name="ce2"/>
          <table:table-cell table:formula="of:=RAND()*10000" office:value-type="float" office:value="1511.53854676522" calcext:value-type="float">
            <text:p>1511,53854676522</text:p>
          </table:table-cell>
          <table:table-cell table:style-name="ce3" office:value-type="string" calcext:value-type="string">
            <text:p>CHAUVEA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 DELAGE</text:p>
          </table:table-cell>
          <table:table-cell table:number-columns-repeated="5"/>
          <table:table-cell table:formula="of:=RAND()*800" office:value-type="float" office:value="240.649017784744" calcext:value-type="float">
            <text:p>240,6490177847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xtine</text:p>
          </table:table-cell>
          <table:table-cell table:style-name="ce2"/>
          <table:table-cell table:formula="of:=RAND()*10000" office:value-type="float" office:value="9250.34672603942" calcext:value-type="float">
            <text:p>9250,34672603942</text:p>
          </table:table-cell>
          <table:table-cell table:style-name="ce3" office:value-type="string" calcext:value-type="string">
            <text:p>LEV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 MEYER</text:p>
          </table:table-cell>
          <table:table-cell table:number-columns-repeated="5"/>
          <table:table-cell table:formula="of:=RAND()*800" office:value-type="float" office:value="41.6522414423525" calcext:value-type="float">
            <text:p>41,65224144235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éatrice</text:p>
          </table:table-cell>
          <table:table-cell table:style-name="ce2"/>
          <table:table-cell table:formula="of:=RAND()*10000" office:value-type="float" office:value="1566.70055934228" calcext:value-type="float">
            <text:p>1566,70055934228</text:p>
          </table:table-cell>
          <table:table-cell table:style-name="ce3" office:value-type="string" calcext:value-type="string">
            <text:p>COUS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xtine POTIER</text:p>
          </table:table-cell>
          <table:table-cell table:number-columns-repeated="5"/>
          <table:table-cell table:formula="of:=RAND()*800" office:value-type="float" office:value="730.876477342099" calcext:value-type="float">
            <text:p>730,87647734209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iphaine</text:p>
          </table:table-cell>
          <table:table-cell table:style-name="ce2"/>
          <table:table-cell table:formula="of:=RAND()*10000" office:value-type="float" office:value="6675.15444220044" calcext:value-type="float">
            <text:p>6675,15444220044</text:p>
          </table:table-cell>
          <table:table-cell table:style-name="ce3" office:value-type="string" calcext:value-type="string">
            <text:p>LEBRET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rlin ANDRE</text:p>
          </table:table-cell>
          <table:table-cell table:number-columns-repeated="5"/>
          <table:table-cell table:formula="of:=RAND()*800" office:value-type="float" office:value="426.070340070874" calcext:value-type="float">
            <text:p>426,07034007087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oëlie</text:p>
          </table:table-cell>
          <table:table-cell table:style-name="ce2"/>
          <table:table-cell table:formula="of:=RAND()*10000" office:value-type="float" office:value="7590.18187061884" calcext:value-type="float">
            <text:p>7590,18187061884</text:p>
          </table:table-cell>
          <table:table-cell table:style-name="ce3" office:value-type="string" calcext:value-type="string">
            <text:p>MORVA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en BODIN</text:p>
          </table:table-cell>
          <table:table-cell table:number-columns-repeated="5"/>
          <table:table-cell table:formula="of:=RAND()*800" office:value-type="float" office:value="545.106424111873" calcext:value-type="float">
            <text:p>545,10642411187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rélia</text:p>
          </table:table-cell>
          <table:table-cell table:style-name="ce2"/>
          <table:table-cell table:formula="of:=RAND()*10000" office:value-type="float" office:value="5795.21421925165" calcext:value-type="float">
            <text:p>5795,21421925165</text:p>
          </table:table-cell>
          <table:table-cell table:style-name="ce3" office:value-type="string" calcext:value-type="string">
            <text:p>LACOMB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 GIRAULT</text:p>
          </table:table-cell>
          <table:table-cell table:number-columns-repeated="5"/>
          <table:table-cell table:formula="of:=RAND()*800" office:value-type="float" office:value="267.748132441193" calcext:value-type="float">
            <text:p>267,74813244119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e</text:p>
          </table:table-cell>
          <table:table-cell table:style-name="ce2"/>
          <table:table-cell table:formula="of:=RAND()*10000" office:value-type="float" office:value="1024.94647610001" calcext:value-type="float">
            <text:p>1024,94647610001</text:p>
          </table:table-cell>
          <table:table-cell table:style-name="ce3" office:value-type="string" calcext:value-type="string">
            <text:p>CHAPU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beline LEMAITRE</text:p>
          </table:table-cell>
          <table:table-cell table:number-columns-repeated="5"/>
          <table:table-cell table:formula="of:=RAND()*800" office:value-type="float" office:value="328.061905223876" calcext:value-type="float">
            <text:p>328,06190522387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yprien</text:p>
          </table:table-cell>
          <table:table-cell table:style-name="ce2"/>
          <table:table-cell table:formula="of:=RAND()*10000" office:value-type="float" office:value="893.940717214718" calcext:value-type="float">
            <text:p>893,940717214718</text:p>
          </table:table-cell>
          <table:table-cell table:style-name="ce3" office:value-type="string" calcext:value-type="string">
            <text:p>FABR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élie PRUVOST</text:p>
          </table:table-cell>
          <table:table-cell table:number-columns-repeated="5"/>
          <table:table-cell table:formula="of:=RAND()*800" office:value-type="float" office:value="243.658014852554" calcext:value-type="float">
            <text:p>243,65801485255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rmel</text:p>
          </table:table-cell>
          <table:table-cell table:style-name="ce2"/>
          <table:table-cell table:formula="of:=RAND()*10000" office:value-type="float" office:value="273.352664662525" calcext:value-type="float">
            <text:p>273,352664662525</text:p>
          </table:table-cell>
          <table:table-cell table:style-name="ce3" office:value-type="string" calcext:value-type="string">
            <text:p>GONCALVE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uentin BERNIER</text:p>
          </table:table-cell>
          <table:table-cell table:number-columns-repeated="5"/>
          <table:table-cell table:formula="of:=RAND()*800" office:value-type="float" office:value="301.28313517198" calcext:value-type="float">
            <text:p>301,2831351719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arance</text:p>
          </table:table-cell>
          <table:table-cell table:style-name="ce2"/>
          <table:table-cell table:formula="of:=RAND()*10000" office:value-type="float" office:value="2330.93733317219" calcext:value-type="float">
            <text:p>2330,93733317219</text:p>
          </table:table-cell>
          <table:table-cell table:style-name="ce3" office:value-type="string" calcext:value-type="string">
            <text:p>BERT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élestine POIRIER</text:p>
          </table:table-cell>
          <table:table-cell table:number-columns-repeated="5"/>
          <table:table-cell table:formula="of:=RAND()*800" office:value-type="float" office:value="707.397151459008" calcext:value-type="float">
            <text:p>707,3971514590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rune</text:p>
          </table:table-cell>
          <table:table-cell table:style-name="ce2"/>
          <table:table-cell table:formula="of:=RAND()*10000" office:value-type="float" office:value="5974.87317048945" calcext:value-type="float">
            <text:p>5974,87317048945</text:p>
          </table:table-cell>
          <table:table-cell table:style-name="ce3" office:value-type="string" calcext:value-type="string">
            <text:p>VALL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rdinand NEVEU</text:p>
          </table:table-cell>
          <table:table-cell table:number-columns-repeated="5"/>
          <table:table-cell table:formula="of:=RAND()*800" office:value-type="float" office:value="693.64927103743" calcext:value-type="float">
            <text:p>693,6492710374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ymeric</text:p>
          </table:table-cell>
          <table:table-cell table:style-name="ce2"/>
          <table:table-cell table:formula="of:=RAND()*10000" office:value-type="float" office:value="50.1328485552222" calcext:value-type="float">
            <text:p>50,1328485552222</text:p>
          </table:table-cell>
          <table:table-cell table:style-name="ce3" office:value-type="string" calcext:value-type="string">
            <text:p>DELMA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ud CORNU</text:p>
          </table:table-cell>
          <table:table-cell table:number-columns-repeated="5"/>
          <table:table-cell table:formula="of:=RAND()*800" office:value-type="float" office:value="561.873274575919" calcext:value-type="float">
            <text:p>561,87327457591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runo</text:p>
          </table:table-cell>
          <table:table-cell table:style-name="ce2"/>
          <table:table-cell table:formula="of:=RAND()*10000" office:value-type="float" office:value="8197.07666407339" calcext:value-type="float">
            <text:p>8197,07666407339</text:p>
          </table:table-cell>
          <table:table-cell table:style-name="ce3" office:value-type="string" calcext:value-type="string">
            <text:p>COUL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e PASCAL</text:p>
          </table:table-cell>
          <table:table-cell table:number-columns-repeated="5"/>
          <table:table-cell table:formula="of:=RAND()*800" office:value-type="float" office:value="650.152480322868" calcext:value-type="float">
            <text:p>650,15248032286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imon</text:p>
          </table:table-cell>
          <table:table-cell table:style-name="ce2"/>
          <table:table-cell table:formula="of:=RAND()*10000" office:value-type="float" office:value="2828.02961417474" calcext:value-type="float">
            <text:p>2828,02961417474</text:p>
          </table:table-cell>
          <table:table-cell table:style-name="ce3" office:value-type="string" calcext:value-type="string">
            <text:p>MEY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ïs MARTEL</text:p>
          </table:table-cell>
          <table:table-cell table:number-columns-repeated="5"/>
          <table:table-cell table:formula="of:=RAND()*800" office:value-type="float" office:value="363.11832787469" calcext:value-type="float">
            <text:p>363,1183278746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uxence</text:p>
          </table:table-cell>
          <table:table-cell table:style-name="ce2"/>
          <table:table-cell table:formula="of:=RAND()*10000" office:value-type="float" office:value="3102.67399181612" calcext:value-type="float">
            <text:p>3102,67399181612</text:p>
          </table:table-cell>
          <table:table-cell table:style-name="ce3" office:value-type="string" calcext:value-type="string">
            <text:p>DID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rline LEGRAND</text:p>
          </table:table-cell>
          <table:table-cell table:number-columns-repeated="5"/>
          <table:table-cell table:formula="of:=RAND()*800" office:value-type="float" office:value="6.06679236516357" calcext:value-type="float">
            <text:p>6,0667923651635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asile</text:p>
          </table:table-cell>
          <table:table-cell table:style-name="ce2"/>
          <table:table-cell table:formula="of:=RAND()*10000" office:value-type="float" office:value="7728.58692216687" calcext:value-type="float">
            <text:p>7728,58692216687</text:p>
          </table:table-cell>
          <table:table-cell table:style-name="ce3" office:value-type="string" calcext:value-type="string">
            <text:p>RAYNAU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orges DUMAS</text:p>
          </table:table-cell>
          <table:table-cell table:number-columns-repeated="5"/>
          <table:table-cell table:formula="of:=RAND()*800" office:value-type="float" office:value="553.719445224851" calcext:value-type="float">
            <text:p>553,71944522485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élicie</text:p>
          </table:table-cell>
          <table:table-cell table:style-name="ce2"/>
          <table:table-cell table:formula="of:=RAND()*10000" office:value-type="float" office:value="7005.10023743846" calcext:value-type="float">
            <text:p>7005,10023743846</text:p>
          </table:table-cell>
          <table:table-cell table:style-name="ce3" office:value-type="string" calcext:value-type="string">
            <text:p>DOS SANTO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ébastien HOARAU</text:p>
          </table:table-cell>
          <table:table-cell table:number-columns-repeated="5"/>
          <table:table-cell table:formula="of:=RAND()*800" office:value-type="float" office:value="708.746862504631" calcext:value-type="float">
            <text:p>708,74686250463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atole</text:p>
          </table:table-cell>
          <table:table-cell table:style-name="ce2"/>
          <table:table-cell table:formula="of:=RAND()*10000" office:value-type="float" office:value="4280.08026792668" calcext:value-type="float">
            <text:p>4280,08026792668</text:p>
          </table:table-cell>
          <table:table-cell table:style-name="ce3" office:value-type="string" calcext:value-type="string">
            <text:p>MATHIEU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ien RENAUD</text:p>
          </table:table-cell>
          <table:table-cell table:number-columns-repeated="5"/>
          <table:table-cell table:formula="of:=RAND()*800" office:value-type="float" office:value="275.418163556606" calcext:value-type="float">
            <text:p>275,418163556606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Hector</text:p>
          </table:table-cell>
          <table:table-cell table:style-name="ce2"/>
          <table:table-cell table:formula="of:=RAND()*10000" office:value-type="float" office:value="6893.21458456107" calcext:value-type="float">
            <text:p>6893,21458456107</text:p>
          </table:table-cell>
          <table:table-cell table:style-name="ce3" office:value-type="string" calcext:value-type="string">
            <text:p>LESAG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lou KLEIN</text:p>
          </table:table-cell>
          <table:table-cell table:number-columns-repeated="5"/>
          <table:table-cell table:formula="of:=RAND()*800" office:value-type="float" office:value="82.3525897227228" calcext:value-type="float">
            <text:p>82,352589722722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ilian</text:p>
          </table:table-cell>
          <table:table-cell table:style-name="ce2"/>
          <table:table-cell table:formula="of:=RAND()*10000" office:value-type="float" office:value="208.08438421227" calcext:value-type="float">
            <text:p>208,08438421227</text:p>
          </table:table-cell>
          <table:table-cell table:style-name="ce3" office:value-type="string" calcext:value-type="string">
            <text:p>VALENT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ien DELAHAYE</text:p>
          </table:table-cell>
          <table:table-cell table:number-columns-repeated="5"/>
          <table:table-cell table:formula="of:=RAND()*800" office:value-type="float" office:value="716.785745602101" calcext:value-type="float">
            <text:p>716,7857456021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èle</text:p>
          </table:table-cell>
          <table:table-cell table:style-name="ce2"/>
          <table:table-cell table:formula="of:=RAND()*10000" office:value-type="float" office:value="190.11419150047" calcext:value-type="float">
            <text:p>190,11419150047</text:p>
          </table:table-cell>
          <table:table-cell table:style-name="ce3" office:value-type="string" calcext:value-type="string">
            <text:p>JACQU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stant GROS</text:p>
          </table:table-cell>
          <table:table-cell table:number-columns-repeated="5"/>
          <table:table-cell table:formula="of:=RAND()*800" office:value-type="float" office:value="494.158360082656" calcext:value-type="float">
            <text:p>494,1583600826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hloé</text:p>
          </table:table-cell>
          <table:table-cell table:style-name="ce2"/>
          <table:table-cell table:formula="of:=RAND()*10000" office:value-type="float" office:value="3682.96780972742" calcext:value-type="float">
            <text:p>3682,96780972742</text:p>
          </table:table-cell>
          <table:table-cell table:style-name="ce3" office:value-type="string" calcext:value-type="string">
            <text:p>GIL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orine BOUCHET</text:p>
          </table:table-cell>
          <table:table-cell table:number-columns-repeated="5"/>
          <table:table-cell table:formula="of:=RAND()*800" office:value-type="float" office:value="698.398434091359" calcext:value-type="float">
            <text:p>698,3984340913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thénaïs</text:p>
          </table:table-cell>
          <table:table-cell table:style-name="ce2"/>
          <table:table-cell table:formula="of:=RAND()*10000" office:value-type="float" office:value="2952.18312763609" calcext:value-type="float">
            <text:p>2952,18312763609</text:p>
          </table:table-cell>
          <table:table-cell table:style-name="ce3" office:value-type="string" calcext:value-type="string">
            <text:p>DEVAUX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in MATHIEU</text:p>
          </table:table-cell>
          <table:table-cell table:number-columns-repeated="5"/>
          <table:table-cell table:formula="of:=RAND()*800" office:value-type="float" office:value="34.4051708467305" calcext:value-type="float">
            <text:p>34,40517084673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lène</text:p>
          </table:table-cell>
          <table:table-cell table:style-name="ce2"/>
          <table:table-cell table:formula="of:=RAND()*10000" office:value-type="float" office:value="1789.40782439895" calcext:value-type="float">
            <text:p>1789,40782439895</text:p>
          </table:table-cell>
          <table:table-cell table:style-name="ce3" office:value-type="string" calcext:value-type="string">
            <text:p>MERC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ri COLIN</text:p>
          </table:table-cell>
          <table:table-cell table:number-columns-repeated="5"/>
          <table:table-cell table:formula="of:=RAND()*800" office:value-type="float" office:value="361.46689215675" calcext:value-type="float">
            <text:p>361,466892156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got</text:p>
          </table:table-cell>
          <table:table-cell table:style-name="ce2"/>
          <table:table-cell table:formula="of:=RAND()*10000" office:value-type="float" office:value="1822.98726751469" calcext:value-type="float">
            <text:p>1822,98726751469</text:p>
          </table:table-cell>
          <table:table-cell table:style-name="ce3" office:value-type="string" calcext:value-type="string">
            <text:p>DUFOU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e GRONDIN</text:p>
          </table:table-cell>
          <table:table-cell table:number-columns-repeated="5"/>
          <table:table-cell table:formula="of:=RAND()*800" office:value-type="float" office:value="406.236303504556" calcext:value-type="float">
            <text:p>406,23630350455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mélie</text:p>
          </table:table-cell>
          <table:table-cell table:style-name="ce2"/>
          <table:table-cell table:formula="of:=RAND()*10000" office:value-type="float" office:value="7282.13244234212" calcext:value-type="float">
            <text:p>7282,13244234212</text:p>
          </table:table-cell>
          <table:table-cell table:style-name="ce3" office:value-type="string" calcext:value-type="string">
            <text:p>DUCLO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 RAYNAUD</text:p>
          </table:table-cell>
          <table:table-cell table:number-columns-repeated="5"/>
          <table:table-cell table:formula="of:=RAND()*800" office:value-type="float" office:value="649.774158652872" calcext:value-type="float">
            <text:p>649,77415865287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mille</text:p>
          </table:table-cell>
          <table:table-cell table:style-name="ce2"/>
          <table:table-cell table:formula="of:=RAND()*10000" office:value-type="float" office:value="9169.04449579306" calcext:value-type="float">
            <text:p>9169,04449579306</text:p>
          </table:table-cell>
          <table:table-cell table:style-name="ce3" office:value-type="string" calcext:value-type="string">
            <text:p>TANGU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ine BENOIT</text:p>
          </table:table-cell>
          <table:table-cell table:number-columns-repeated="5"/>
          <table:table-cell table:formula="of:=RAND()*800" office:value-type="float" office:value="518.975349981338" calcext:value-type="float">
            <text:p>518,975349981338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bel</text:p>
          </table:table-cell>
          <table:table-cell table:style-name="ce2"/>
          <table:table-cell table:formula="of:=RAND()*10000" office:value-type="float" office:value="789.241272723302" calcext:value-type="float">
            <text:p>789,241272723302</text:p>
          </table:table-cell>
          <table:table-cell table:style-name="ce3" office:value-type="string" calcext:value-type="string">
            <text:p>BARTHELEMY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zanne PONCET</text:p>
          </table:table-cell>
          <table:table-cell table:number-columns-repeated="5"/>
          <table:table-cell table:formula="of:=RAND()*800" office:value-type="float" office:value="193.813573475927" calcext:value-type="float">
            <text:p>193,81357347592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in</text:p>
          </table:table-cell>
          <table:table-cell table:style-name="ce2"/>
          <table:table-cell table:formula="of:=RAND()*10000" office:value-type="float" office:value="9490.98489363678" calcext:value-type="float">
            <text:p>9490,98489363678</text:p>
          </table:table-cell>
          <table:table-cell table:style-name="ce3" office:value-type="string" calcext:value-type="string">
            <text:p>GERVA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sène DELAUNAY</text:p>
          </table:table-cell>
          <table:table-cell table:number-columns-repeated="5"/>
          <table:table-cell table:formula="of:=RAND()*800" office:value-type="float" office:value="380.664908792824" calcext:value-type="float">
            <text:p>380,6649087928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rnest</text:p>
          </table:table-cell>
          <table:table-cell table:style-name="ce2"/>
          <table:table-cell table:formula="of:=RAND()*10000" office:value-type="float" office:value="7725.11626710184" calcext:value-type="float">
            <text:p>7725,11626710184</text:p>
          </table:table-cell>
          <table:table-cell table:style-name="ce3" office:value-type="string" calcext:value-type="string">
            <text:p>BAZ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xel MARTIN</text:p>
          </table:table-cell>
          <table:table-cell table:number-columns-repeated="5"/>
          <table:table-cell table:formula="of:=RAND()*800" office:value-type="float" office:value="228.374266158789" calcext:value-type="float">
            <text:p>228,374266158789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illiam</text:p>
          </table:table-cell>
          <table:table-cell table:style-name="ce2"/>
          <table:table-cell table:formula="of:=RAND()*10000" office:value-type="float" office:value="2972.74867887609" calcext:value-type="float">
            <text:p>2972,74867887609</text:p>
          </table:table-cell>
          <table:table-cell table:style-name="ce3" office:value-type="string" calcext:value-type="string">
            <text:p>BRUNEL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o BOURGEOIS</text:p>
          </table:table-cell>
          <table:table-cell table:number-columns-repeated="5"/>
          <table:table-cell table:formula="of:=RAND()*800" office:value-type="float" office:value="655.941210221499" calcext:value-type="float">
            <text:p>655,94121022149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ie</text:p>
          </table:table-cell>
          <table:table-cell table:style-name="ce2"/>
          <table:table-cell table:formula="of:=RAND()*10000" office:value-type="float" office:value="1669.21493713744" calcext:value-type="float">
            <text:p>1669,21493713744</text:p>
          </table:table-cell>
          <table:table-cell table:style-name="ce3" office:value-type="string" calcext:value-type="string">
            <text:p>BLANC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âce POTTIER</text:p>
          </table:table-cell>
          <table:table-cell table:number-columns-repeated="5"/>
          <table:table-cell table:formula="of:=RAND()*800" office:value-type="float" office:value="339.342676009983" calcext:value-type="float">
            <text:p>339,3426760099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athan</text:p>
          </table:table-cell>
          <table:table-cell table:style-name="ce2"/>
          <table:table-cell table:formula="of:=RAND()*10000" office:value-type="float" office:value="8274.87690723501" calcext:value-type="float">
            <text:p>8274,87690723501</text:p>
          </table:table-cell>
          <table:table-cell table:style-name="ce3" office:value-type="string" calcext:value-type="string">
            <text:p>GARCIA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gaïl ROCHER</text:p>
          </table:table-cell>
          <table:table-cell table:number-columns-repeated="5"/>
          <table:table-cell table:formula="of:=RAND()*800" office:value-type="float" office:value="712.034857366234" calcext:value-type="float">
            <text:p>712,0348573662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guerite</text:p>
          </table:table-cell>
          <table:table-cell table:style-name="ce2"/>
          <table:table-cell table:formula="of:=RAND()*10000" office:value-type="float" office:value="3458.33727740683" calcext:value-type="float">
            <text:p>3458,33727740683</text:p>
          </table:table-cell>
          <table:table-cell table:style-name="ce3" office:value-type="string" calcext:value-type="string">
            <text:p>LUCA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ien GUY</text:p>
          </table:table-cell>
          <table:table-cell table:number-columns-repeated="5"/>
          <table:table-cell table:formula="of:=RAND()*800" office:value-type="float" office:value="173.232093732804" calcext:value-type="float">
            <text:p>173,2320937328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aurine</text:p>
          </table:table-cell>
          <table:table-cell table:style-name="ce2"/>
          <table:table-cell table:formula="of:=RAND()*10000" office:value-type="float" office:value="5854.76601147093" calcext:value-type="float">
            <text:p>5854,76601147093</text:p>
          </table:table-cell>
          <table:table-cell table:style-name="ce3" office:value-type="string" calcext:value-type="string">
            <text:p>CARL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onie CARRE</text:p>
          </table:table-cell>
          <table:table-cell table:number-columns-repeated="5"/>
          <table:table-cell table:formula="of:=RAND()*800" office:value-type="float" office:value="281.307947915047" calcext:value-type="float">
            <text:p>281,30794791504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mile</text:p>
          </table:table-cell>
          <table:table-cell table:style-name="ce2"/>
          <table:table-cell table:formula="of:=RAND()*10000" office:value-type="float" office:value="7378.88932810165" calcext:value-type="float">
            <text:p>7378,88932810165</text:p>
          </table:table-cell>
          <table:table-cell table:style-name="ce3" office:value-type="string" calcext:value-type="string">
            <text:p>GUILBER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élie PETIT</text:p>
          </table:table-cell>
          <table:table-cell table:number-columns-repeated="5"/>
          <table:table-cell table:formula="of:=RAND()*800" office:value-type="float" office:value="228.195453900844" calcext:value-type="float">
            <text:p>228,1954539008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eva</text:p>
          </table:table-cell>
          <table:table-cell table:style-name="ce2"/>
          <table:table-cell table:formula="of:=RAND()*10000" office:value-type="float" office:value="6203.04707554169" calcext:value-type="float">
            <text:p>6203,04707554169</text:p>
          </table:table-cell>
          <table:table-cell table:style-name="ce3" office:value-type="string" calcext:value-type="string">
            <text:p>PICHO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roise WAGNER</text:p>
          </table:table-cell>
          <table:table-cell table:number-columns-repeated="5"/>
          <table:table-cell table:formula="of:=RAND()*800" office:value-type="float" office:value="82.3648302815855" calcext:value-type="float">
            <text:p>82,364830281585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ris</text:p>
          </table:table-cell>
          <table:table-cell table:style-name="ce2"/>
          <table:table-cell table:formula="of:=RAND()*10000" office:value-type="float" office:value="9079.86041507684" calcext:value-type="float">
            <text:p>9079,86041507684</text:p>
          </table:table-cell>
          <table:table-cell table:style-name="ce3" office:value-type="string" calcext:value-type="string">
            <text:p>DUPU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a SERRE</text:p>
          </table:table-cell>
          <table:table-cell table:number-columns-repeated="5"/>
          <table:table-cell table:formula="of:=RAND()*800" office:value-type="float" office:value="14.7944155149162" calcext:value-type="float">
            <text:p>14,794415514916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mbre</text:p>
          </table:table-cell>
          <table:table-cell table:style-name="ce2"/>
          <table:table-cell table:formula="of:=RAND()*10000" office:value-type="float" office:value="439.673479413614" calcext:value-type="float">
            <text:p>439,673479413614</text:p>
          </table:table-cell>
          <table:table-cell table:style-name="ce3" office:value-type="string" calcext:value-type="string">
            <text:p>BONN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élia BONHOMME</text:p>
          </table:table-cell>
          <table:table-cell table:number-columns-repeated="5"/>
          <table:table-cell table:formula="of:=RAND()*800" office:value-type="float" office:value="90.7813924364746" calcext:value-type="float">
            <text:p>90,781392436474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éopoldine</text:p>
          </table:table-cell>
          <table:table-cell table:style-name="ce2"/>
          <table:table-cell table:formula="of:=RAND()*10000" office:value-type="float" office:value="3265.6869047787" calcext:value-type="float">
            <text:p>3265,6869047787</text:p>
          </table:table-cell>
          <table:table-cell table:style-name="ce3" office:value-type="string" calcext:value-type="string">
            <text:p>CHAUVET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est MARTINEZ</text:p>
          </table:table-cell>
          <table:table-cell table:number-columns-repeated="5"/>
          <table:table-cell table:formula="of:=RAND()*800" office:value-type="float" office:value="343.274131696671" calcext:value-type="float">
            <text:p>343,27413169667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riane</text:p>
          </table:table-cell>
          <table:table-cell table:style-name="ce2"/>
          <table:table-cell table:formula="of:=RAND()*10000" office:value-type="float" office:value="3511.88924512826" calcext:value-type="float">
            <text:p>3511,88924512826</text:p>
          </table:table-cell>
          <table:table-cell table:style-name="ce3" office:value-type="string" calcext:value-type="string">
            <text:p>BECK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he GAUDIN</text:p>
          </table:table-cell>
          <table:table-cell table:number-columns-repeated="5"/>
          <table:table-cell table:formula="of:=RAND()*800" office:value-type="float" office:value="627.076090592891" calcext:value-type="float">
            <text:p>627,07609059289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Lisa</text:p>
          </table:table-cell>
          <table:table-cell table:style-name="ce2"/>
          <table:table-cell table:formula="of:=RAND()*10000" office:value-type="float" office:value="9515.90091804974" calcext:value-type="float">
            <text:p>9515,90091804974</text:p>
          </table:table-cell>
          <table:table-cell table:style-name="ce3" office:value-type="string" calcext:value-type="string">
            <text:p>PON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érénice TEXIER</text:p>
          </table:table-cell>
          <table:table-cell table:number-columns-repeated="5"/>
          <table:table-cell table:formula="of:=RAND()*800" office:value-type="float" office:value="436.357551906258" calcext:value-type="float">
            <text:p>436,3575519062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nès</text:p>
          </table:table-cell>
          <table:table-cell table:style-name="ce2"/>
          <table:table-cell table:formula="of:=RAND()*10000" office:value-type="float" office:value="465.711335418746" calcext:value-type="float">
            <text:p>465,711335418746</text:p>
          </table:table-cell>
          <table:table-cell table:style-name="ce3" office:value-type="string" calcext:value-type="string">
            <text:p>BENARD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une LEGROS</text:p>
          </table:table-cell>
          <table:table-cell table:number-columns-repeated="5"/>
          <table:table-cell table:formula="of:=RAND()*800" office:value-type="float" office:value="725.560220051557" calcext:value-type="float">
            <text:p>725,56022005155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belle</text:p>
          </table:table-cell>
          <table:table-cell table:style-name="ce2"/>
          <table:table-cell table:formula="of:=RAND()*10000" office:value-type="float" office:value="3222.02505427413" calcext:value-type="float">
            <text:p>3222,02505427413</text:p>
          </table:table-cell>
          <table:table-cell table:style-name="ce3" office:value-type="string" calcext:value-type="string">
            <text:p>JOURDA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mbe FOUCHER</text:p>
          </table:table-cell>
          <table:table-cell table:number-columns-repeated="5"/>
          <table:table-cell table:formula="of:=RAND()*800" office:value-type="float" office:value="615.991431754082" calcext:value-type="float">
            <text:p>615,99143175408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rène</text:p>
          </table:table-cell>
          <table:table-cell table:style-name="ce2"/>
          <table:table-cell table:formula="of:=RAND()*10000" office:value-type="float" office:value="3104.85512134619" calcext:value-type="float">
            <text:p>3104,85512134619</text:p>
          </table:table-cell>
          <table:table-cell table:style-name="ce3" office:value-type="string" calcext:value-type="string">
            <text:p>DEN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eva LEMOINE</text:p>
          </table:table-cell>
          <table:table-cell table:number-columns-repeated="5"/>
          <table:table-cell table:formula="of:=RAND()*800" office:value-type="float" office:value="556.388914119452" calcext:value-type="float">
            <text:p>556,3889141194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uzanne</text:p>
          </table:table-cell>
          <table:table-cell table:style-name="ce2"/>
          <table:table-cell table:formula="of:=RAND()*10000" office:value-type="float" office:value="3376.0780969169" calcext:value-type="float">
            <text:p>3376,0780969169</text:p>
          </table:table-cell>
          <table:table-cell table:style-name="ce3" office:value-type="string" calcext:value-type="string">
            <text:p>ROG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ra PAYET</text:p>
          </table:table-cell>
          <table:table-cell table:number-columns-repeated="5"/>
          <table:table-cell table:formula="of:=RAND()*800" office:value-type="float" office:value="147.421664651483" calcext:value-type="float">
            <text:p>147,42166465148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imothée</text:p>
          </table:table-cell>
          <table:table-cell table:style-name="ce2"/>
          <table:table-cell table:formula="of:=RAND()*10000" office:value-type="float" office:value="80.1805278751999" calcext:value-type="float">
            <text:p>80,1805278751999</text:p>
          </table:table-cell>
          <table:table-cell table:style-name="ce3" office:value-type="string" calcext:value-type="string">
            <text:p>BRU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aure LAFON</text:p>
          </table:table-cell>
          <table:table-cell table:number-columns-repeated="5"/>
          <table:table-cell table:formula="of:=RAND()*800" office:value-type="float" office:value="206.456939969212" calcext:value-type="float">
            <text:p>206,45693996921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ix</text:p>
          </table:table-cell>
          <table:table-cell table:style-name="ce2"/>
          <table:table-cell table:formula="of:=RAND()*10000" office:value-type="float" office:value="7075.97241620533" calcext:value-type="float">
            <text:p>7075,97241620533</text:p>
          </table:table-cell>
          <table:table-cell table:style-name="ce3" office:value-type="string" calcext:value-type="string">
            <text:p>COURTOIS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e VALETTE</text:p>
          </table:table-cell>
          <table:table-cell table:number-columns-repeated="5"/>
          <table:table-cell table:formula="of:=RAND()*800" office:value-type="float" office:value="215.582890342921" calcext:value-type="float">
            <text:p>215,5828903429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lavie</text:p>
          </table:table-cell>
          <table:table-cell table:style-name="ce2"/>
          <table:table-cell table:formula="of:=RAND()*10000" office:value-type="float" office:value="2334.42772761919" calcext:value-type="float">
            <text:p>2334,42772761919</text:p>
          </table:table-cell>
          <table:table-cell table:style-name="ce3" office:value-type="string" calcext:value-type="string">
            <text:p>ROCH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ustine GONZALEZ</text:p>
          </table:table-cell>
          <table:table-cell table:number-columns-repeated="5"/>
          <table:table-cell table:formula="of:=RAND()*800" office:value-type="float" office:value="622.650710586458" calcext:value-type="float">
            <text:p>622,6507105864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thilde</text:p>
          </table:table-cell>
          <table:table-cell table:style-name="ce2"/>
          <table:table-cell table:formula="of:=RAND()*10000" office:value-type="float" office:value="1792.79225296341" calcext:value-type="float">
            <text:p>1792,79225296341</text:p>
          </table:table-cell>
          <table:table-cell table:style-name="ce3" office:value-type="string" calcext:value-type="string">
            <text:p>BOUCH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ar JEAN</text:p>
          </table:table-cell>
          <table:table-cell table:number-columns-repeated="5"/>
          <table:table-cell table:formula="of:=RAND()*800" office:value-type="float" office:value="499.000061582774" calcext:value-type="float">
            <text:p>499,00006158277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élanie</text:p>
          </table:table-cell>
          <table:table-cell table:style-name="ce2"/>
          <table:table-cell table:formula="of:=RAND()*10000" office:value-type="float" office:value="7796.33212019689" calcext:value-type="float">
            <text:p>7796,33212019689</text:p>
          </table:table-cell>
          <table:table-cell table:style-name="ce3" office:value-type="string" calcext:value-type="string">
            <text:p>MAHE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e BLANC</text:p>
          </table:table-cell>
          <table:table-cell table:number-columns-repeated="5"/>
          <table:table-cell table:formula="of:=RAND()*800" office:value-type="float" office:value="347.807320114225" calcext:value-type="float">
            <text:p>347,8073201142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bylle</text:p>
          </table:table-cell>
          <table:table-cell table:style-name="ce2"/>
          <table:table-cell table:formula="of:=RAND()*10000" office:value-type="float" office:value="9260.28282963671" calcext:value-type="float">
            <text:p>9260,28282963671</text:p>
          </table:table-cell>
          <table:table-cell table:style-name="ce3" office:value-type="string" calcext:value-type="string">
            <text:p>DIJOUX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e CHARLES</text:p>
          </table:table-cell>
          <table:table-cell table:number-columns-repeated="5"/>
          <table:table-cell table:formula="of:=RAND()*800" office:value-type="float" office:value="495.70701001212" calcext:value-type="float">
            <text:p>495,707010012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ertille</text:p>
          </table:table-cell>
          <table:table-cell table:style-name="ce2"/>
          <table:table-cell table:formula="of:=RAND()*10000" office:value-type="float" office:value="4372.90807138197" calcext:value-type="float">
            <text:p>4372,90807138197</text:p>
          </table:table-cell>
          <table:table-cell table:style-name="ce3" office:value-type="string" calcext:value-type="string">
            <text:p>MOR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eu CHARRIER</text:p>
          </table:table-cell>
          <table:table-cell table:number-columns-repeated="5"/>
          <table:table-cell table:formula="of:=RAND()*800" office:value-type="float" office:value="445.357580948621" calcext:value-type="float">
            <text:p>445,35758094862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dam</text:p>
          </table:table-cell>
          <table:table-cell table:style-name="ce2"/>
          <table:table-cell table:formula="of:=RAND()*10000" office:value-type="float" office:value="3458.87068076991" calcext:value-type="float">
            <text:p>3458,87068076991</text:p>
          </table:table-cell>
          <table:table-cell table:style-name="ce3" office:value-type="string" calcext:value-type="string">
            <text:p>PERRIN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a MARTY</text:p>
          </table:table-cell>
          <table:table-cell table:number-columns-repeated="5"/>
          <table:table-cell table:formula="of:=RAND()*800" office:value-type="float" office:value="345.131556596607" calcext:value-type="float">
            <text:p>345,1315565966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délaïde</text:p>
          </table:table-cell>
          <table:table-cell table:style-name="ce2"/>
          <table:table-cell table:formula="of:=RAND()*10000" office:value-type="float" office:value="5547.35835758038" calcext:value-type="float">
            <text:p>5547,35835758038</text:p>
          </table:table-cell>
          <table:table-cell table:style-name="ce3" office:value-type="string" calcext:value-type="string">
            <text:p>CHAR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lin MERCIER</text:p>
          </table:table-cell>
          <table:table-cell table:number-columns-repeated="5"/>
          <table:table-cell table:formula="of:=RAND()*800" office:value-type="float" office:value="286.829529609531" calcext:value-type="float">
            <text:p>286,8295296095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larisse</text:p>
          </table:table-cell>
          <table:table-cell table:style-name="ce2"/>
          <table:table-cell table:formula="of:=RAND()*10000" office:value-type="float" office:value="4181.3751810696" calcext:value-type="float">
            <text:p>4181,3751810696</text:p>
          </table:table-cell>
          <table:table-cell table:style-name="ce3" office:value-type="string" calcext:value-type="string">
            <text:p>SABAT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 AUGER</text:p>
          </table:table-cell>
          <table:table-cell table:number-columns-repeated="5"/>
          <table:table-cell table:formula="of:=RAND()*10000" office:value-type="float" office:value="1508.65277709742" calcext:value-type="float">
            <text:p>1508,6527770974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abriel</text:p>
          </table:table-cell>
          <table:table-cell table:style-name="ce2"/>
          <table:table-cell table:formula="of:=RAND()*10000" office:value-type="float" office:value="2834.0559231583" calcext:value-type="float">
            <text:p>2834,0559231583</text:p>
          </table:table-cell>
          <table:table-cell table:style-name="ce3" office:value-type="string" calcext:value-type="string">
            <text:p>FOURNIER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oi NEVEU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uise LEBRUN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jamin VALETTE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élodie DUMONT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mane PELTIER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une CAMUS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égoire ROYER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na GARNIER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sa HUET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s COLLET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re ROSSIGNOL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ibault ANDRE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ra ANTOINE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xelle IMBERT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rent GUYOT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otilde COLLIN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élie FLEURY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gustine ROUSSET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ison CHAMBON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bin GALLET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stave LAFON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 BONHOMME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ybille LE GOFF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ippe BOURGEOIS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ël GAUTHIER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e GIRARD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ien PICARD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stan GUILLOT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vid LECOMTE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lou GUERIN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 STEPHAN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 GONZALEZ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phaëlle RODRIGUEZ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 GUICHARD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is COLIN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eau RENAUD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émence BOUTIN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 DANIEL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ssandre MARIE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 CLERC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andre CHEVALIER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éophile NICOLAS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 POULAIN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ilien PONCET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ès SCHMITT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ette PARENT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érémie BOUSQUET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aham NOEL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honse ETIENNE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rdinand SERRE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anney BENOIT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chel GAUDIN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main HUMBERT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éleste GUYON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lin MAUREL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a DUVAL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âce VIDAL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eu COUTURIER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se MALLET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e COSTE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ustine MARECHAL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ëlle RENAULT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go FERNANDES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énie LE CORRE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her PERROT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re PEREZ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 MARIN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èle BERNARD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ux DUPONT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s BERGER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 TURPIN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es REMY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ilomène DUMAS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onie DURAND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die CARRE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phaël LEGROS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entin REY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ivine LECLERC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ïse LEMOINE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stin FAIVRE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abelle VALLEE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élestine CLEMENT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ann PRUVOST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émentine PERRET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car MAURY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éodore FISCHER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érénice BRUNET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lle REGNIER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in BLANCHARD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ence PERRIER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 CASTEL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ys SANCHEZ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ël LECOQ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e MEUNIER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rah TESSIER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aure GILLET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illaume CROS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harie RICHARD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o DUHAMEL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ésar LEGRAND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sène THIBAULT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eleine FAVRE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ptiste BOYER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ane MERLE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ud LE GALL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réline LABBE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uthier SAMSON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uison FRANCOIS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énor MARCHAND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bin CHRETIEN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ysse JULIEN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on HARDY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e BOUVIER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lie LEMAIRE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yriam ROY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ury LAROCHE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GUILLOU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élie JACOB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e EVRARD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ydia PARMENTIER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lane GRAS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hélie LEVEQUE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nis PRIGENT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nélope MAURICE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ian GODARD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on DUPRE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oline LEGER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phné DAVID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méo DELAGE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elle GAUTIER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d HOARAU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 MARTINEZ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e AUBRY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iel JOUBERT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drien PAGES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élène PASCAL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s COLAS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rtense CHARLES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nny RIVIERE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étan PIERRE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arence LEDUC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ore JACQUES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ine BONNEAU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ar ROUX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rgane DUBOIS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 GUIBERT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avier LEBLANC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mille LANGLOIS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zar ROLLAND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ïs BONNIN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ëtitia DOUCET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ibaut RIOU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el ROCHER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éon MOREL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en GERMAIN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che OLLIVIER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eu SALMON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écile ROUSSEL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stant BESSE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thanaël LEROUX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ontine PAUL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 GREGOIRE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il MARTIN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e BAUDRY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é LEMAITRE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çois LEROY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brielle KLEIN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émie GIRAUD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zon SEGUIN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ce ALLAIN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ine DELORME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lle ANDRIEU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rlin BRIAND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in LAMBERT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non CHARRIER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de BLONDEL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ce PAYET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éphane LACOSTE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chim DUPUY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éline BUISSON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en PASQUIER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stien POIRIER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andre BARBE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élie SAUVAGE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é VERDIER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ÿlis VASSEUR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an JOLY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é DESCHAMPS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émy ALBERT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ien MARCHAL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ovis RAYMOND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c TOUSSAINT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élissa LECLERCQ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mbe GUILLET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côme MICHEL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othé FERNANDEZ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uentin RODRIGUES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gaëlle RUIZ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ébastien PELLETIER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e BOURDON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xel MARION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donie BESSON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hibald VOISIN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orges CHARPENTIER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zare BERNIER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hony POTIER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éloïse MARTINEAU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yrielle REYNAUD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 WAGNER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le MASSE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hault ROUSSEAU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e GAY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ël VAILLANT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 MAURIN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yne LOMBARD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alie HERNANDEZ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ilippine MICHAUD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n LEBON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lalie JEAN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ton FOUQUET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olette FAURE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non PETITJEAN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mand LAINE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brine DELATTRE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ra PARIS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ïc HERVE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émi HENRY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o LEFEBVRE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anuel SCHNEIDER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ppolyte BAILLY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nas THIERRY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ne HUBERT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 BLIN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haut MENARD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ri TEXIER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ément PHILIPPE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éane NORMAND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réa LACROIX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ucine BERTHELOT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gaïl HOAREAU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onard ALLARD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line MOULIN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élix LAURENT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ïse BARRE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beline CORDIER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ine CHARBONNIER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lou MAILLET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 AUGER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e PEREIRA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onel DELAHAYE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ques FERRAND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ius ALEXANDRE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stantin LENOIR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ympe BEGUE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 BIGOT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rline LEFORT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 FONTAINE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WEBER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ya LOPEZ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 MARTEL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ien DELANNOY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 BLANCHET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han THOMAS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ôme ADAM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ne GUY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tien BERTRAND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élien OLIVIER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èle MOREAU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dith FOUCHER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 JOSEPH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rlotte POTTIER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a LE ROUX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lle RENARD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an GUILLON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uline MAILLOT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naud MILLET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éonore ROBERT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istide DA SILVA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yeul GROS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a PERON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eur BESNARD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tave PREVOST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roise BOULAY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s PINEAU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édric GOMEZ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x BRETON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alentine FERREIRA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ire MARTY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ël HAMON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na BOUCHET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ime MASSON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imilien SIMON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muel BLOT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ugène JACQUOT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in LAMY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erre LEGENDRE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é GRONDIN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e GAILLARD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oit CARON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e CHEVALLIER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élestin BARBIER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éphyr LELIEVRE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ïs GUILLAUME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son MACE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ra CHAUVIN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nis GERARD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rian LEJEUNE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vier JOURDAIN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é ROSSI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dine GRENIER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 BOUVET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ur GILLES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el LAPORTE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ra BODIN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el DESCAMPS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e LEMONNIER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utier GIRAULT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élémy MULLER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BARON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 ROBIN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 ARNAUD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lixte GEORGES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éphine MAILLARD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ne CARPENTIER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éopold BRUNEAU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ine CORNU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éborah WEISS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gan LAGARDE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ette PETIT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ienne AUBERT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élina LOUIS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orine LABORDE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bane LEFEVRE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ctor HEBERT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an LECONTE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u BOULANGER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anne VIAL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éline DELAUNAY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ire MARY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ouard MONNIER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ée LOISEAU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niel VINCENT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via LAUNAY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aïs CHAUVEAU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xtine LEVY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éatrice COUSIN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phaine LEBRETON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ëlie MORVAN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élia LACOMBE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e CHAPUIS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ien FABRE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mel GONCALVES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rance BERTIN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une VALLET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meric DELMAS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uno COULON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MEYER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xence DIDIER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sile RAYNAUD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élicie DOS SANTOS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tole MATHIEU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ctor LESAGE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lian VALENTIN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èle JACQUET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loé GILBERT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hénaïs DEVAUX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ène MERCIER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ot DUFOUR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élie DUCLOS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mille TANGUY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l BARTHELEMY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in GERVAIS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est BAZIN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lliam BRUNEL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e BLANC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than GARCIA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uerite LUCAS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rine CARLIER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ile GUILBERT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eva PICHON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s DUPUIS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bre BONNET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éopoldine CHAUVET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ane BECKER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sa PONS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ès BENARD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belle JOURDAN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ène DENIS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zanne ROGER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othée BRUN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x COURTOIS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avie ROCHE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hilde BOUCHER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élanie MAHE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bylle DIJOUX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ertille MORIN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 PERRIN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élaïde CHARTIER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risse SABATIER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 FOURN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1023"/>
        </table:table-row>
        <table:table-row table:style-name="ro1">
          <table:table-cell table:formula="of:=75 + INT(RAND()*25 + 1)" office:value-type="float" office:value="97" calcext:value-type="float">
            <text:p>97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Drivers.A1:Drivers.B100"/>
        <table:database-range table:name="__Anonymous_Sheet_DB__5" table:target-range-address="formula.M1:formula.N4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8T19:58:10.630000000</meta:creation-date>
    <dc:date>2021-01-08T23:15:17.596000000</dc:date>
    <meta:editing-duration>PT27M43S</meta:editing-duration>
    <meta:editing-cycles>4</meta:editing-cycles>
    <meta:generator>LibreOffice/7.0.4.2$Windows_X86_64 LibreOffice_project/dcf040e67528d9187c66b2379df5ea4407429775</meta:generator>
    <meta:document-statistic meta:table-count="6" meta:cell-count="5685" meta:object-count="0"/>
  </office:meta>
</office:document-meta>
</file>